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81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2.502in"/>
    </style:style>
    <style:style style:name="co4" style:family="table-column">
      <style:table-column-properties fo:break-before="auto" style:column-width="2.0075in"/>
    </style:style>
    <style:style style:name="co5" style:family="table-column">
      <style:table-column-properties fo:break-before="auto" style:column-width="0.1535in"/>
    </style:style>
    <style:style style:name="co6" style:family="table-column">
      <style:table-column-properties fo:break-before="auto" style:column-width="2.2272in"/>
    </style:style>
    <style:style style:name="co7" style:family="table-column">
      <style:table-column-properties fo:break-before="auto" style:column-width="1.4925in"/>
    </style:style>
    <style:style style:name="co8" style:family="table-column">
      <style:table-column-properties fo:break-before="auto" style:column-width="1.1945in"/>
    </style:style>
    <style:style style:name="co9" style:family="table-column">
      <style:table-column-properties fo:break-before="auto" style:column-width="0.5043in"/>
    </style:style>
    <style:style style:name="co10" style:family="table-column">
      <style:table-column-properties fo:break-before="auto" style:column-width="8.614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382in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-bottom="0.0193in" fo:padding-left="0.0138in" fo:padding-right="0.0138in" fo:padding-top="0.0193in" style:vertical-align="middle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>
      <style:text-properties style:font-name="Nimbus Sans L"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8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9" style:family="table-cell" style:parent-style-name="Default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ce16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font-name="Thoth In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3" table:default-cell-style-name="ce3"/>
        <table:table-column table:style-name="co6" table:default-cell-style-name="ce8"/>
        <table:table-column table:style-name="co5" table:default-cell-style-name="ce8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7" table:number-columns-repeated="2" table:default-cell-style-name="ce8"/>
        <table:table-column table:style-name="co5" table:number-columns-repeated="2" table:default-cell-style-name="ce8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06" table:default-cell-style-name="ce3"/>
        <table:table-row table:style-name="ro1">
          <table:table-cell table:style-name="ce1" office:value-type="string">
            <text:p>Version 0.8.8</text:p>
          </table:table-cell>
          <table:table-cell table:style-name="ce5"/>
          <table:table-cell table:style-name="ce6" office:value-type="string" table:number-columns-spanned="16" table:number-rows-spanned="1">
            <text:p><text:span text:style-name="T2">NOTE</text:span>: You must have the <text:span text:style-name="T2">Thoth-Int</text:span> font installed to view the QS columns</text:p>
          </table:table-cell>
          <table:covered-table-cell table:style-name="ce7"/>
          <table:covered-table-cell table:style-name="ce10"/>
          <table:covered-table-cell table:style-name="ce12"/>
          <table:covered-table-cell table:style-name="ce7"/>
          <table:covered-table-cell table:style-name="ce7"/>
          <table:covered-table-cell table:style-name="ce12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10"/>
          <table:covered-table-cell table:style-name="ce7"/>
          <table:covered-table-cell table:style-name="ce12"/>
          <table:covered-table-cell table:style-name="ce13"/>
          <table:covered-table-cell table:style-name="ce15"/>
          <table:table-cell table:style-name="ce15" table:number-columns-repeated="1006"/>
        </table:table-row>
        <table:table-row table:style-name="ro2">
          <table:table-cell table:style-name="ce2" office:value-type="string">
            <text:p>WORD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Ph-RP</text:p>
          </table:table-cell>
          <table:table-cell table:style-name="ce2" office:value-type="string">
            <text:p>QS-RP (j)</text:p>
          </table:table-cell>
          <table:table-cell table:style-name="ce11" office:value-type="string">
            <text:p>QS-RP (s)</text:p>
          </table:table-cell>
          <table:table-cell table:style-name="ce2" office:value-type="string">
            <text:p>Ph-GA</text:p>
          </table:table-cell>
          <table:table-cell table:style-name="ce2" office:value-type="string">
            <text:p>QS-GA (j)</text:p>
          </table:table-cell>
          <table:table-cell table:style-name="ce2" office:value-type="string">
            <text:p>QS-GA (s)</text:p>
          </table:table-cell>
          <table:table-cell table:style-name="ce2" office:value-type="string">
            <text:p>Ph-Au</text:p>
          </table:table-cell>
          <table:table-cell table:style-name="ce2" office:value-type="string">
            <text:p>QS-Au (j)</text:p>
          </table:table-cell>
          <table:table-cell table:style-name="ce2" office:value-type="string">
            <text:p>QS-Au (s)</text:p>
          </table:table-cell>
          <table:table-cell table:style-name="ce2" office:value-type="string">
            <text:p>Main.Int.QS (j)</text:p>
          </table:table-cell>
          <table:table-cell table:style-name="ce2" office:value-type="string">
            <text:p>Alt.Int.QS (j)</text:p>
          </table:table-cell>
          <table:table-cell table:style-name="ce11" office:value-type="string">
            <text:p>Main.Int.QS (s)</text:p>
          </table:table-cell>
          <table:table-cell table:style-name="ce2" office:value-type="string">
            <text:p>Alt.Int.QS(s)</text:p>
          </table:table-cell>
          <table:table-cell table:style-name="ce2" office:value-type="string">
            <text:p>Code</text:p>
          </table:table-cell>
          <table:table-cell table:style-name="ce14" office:value-type="string">
            <text:p>Tags (=eak, n=NORTH set, f=FORCE set)</text:p>
          </table:table-cell>
          <table:table-cell table:style-name="ce14" office:value-type="string">
            <text:p>NOTES</text:p>
          </table:table-cell>
          <table:table-cell table:style-name="ce16" table:number-columns-repeated="1006"/>
        </table:table-row>
        <table:table-row table:style-name="ro3">
          <table:table-cell/>
          <table:table-cell table:style-name="ce5" table:number-columns-repeated="1023"/>
        </table:table-row>
        <table:table-row table:style-name="ro3">
          <table:table-cell table:style-name="ce4" office:value-type="string">
            <text:p>This group: all words have a unique problem (see Notes column)</text:p>
          </table:table-cell>
          <table:table-cell table:style-name="ce5" table:number-columns-repeated="1023"/>
        </table:table-row>
        <table:table-row table:style-name="ro4">
          <table:table-cell office:value-type="string">
            <text:p>authority</text:p>
          </table:table-cell>
          <table:table-cell office:value-type="string">
            <text:p>noun 3z</text:p>
          </table:table-cell>
          <table:table-cell office:value-type="string">
            <text:p>1-O:TQr@ti <text:s/>2-@TQr@ti <text:s/>3-O:TQrIti</text:p>
          </table:table-cell>
          <table:table-cell office:value-type="string">
            <text:p>1-QTorutE-&gt;1 <text:s/>2-uTorutE-&gt;2 <text:s/>3-QToritE-&gt;3</text:p>
          </table:table-cell>
          <table:table-cell/>
          <table:table-cell office:value-type="string">
            <text:p>1-@TO:r@ti <text:s/>2-Q:TO:r@ti</text:p>
          </table:table-cell>
          <table:table-cell office:value-type="string">
            <text:p>1-uTQrutE-&gt;2 <text:s/>2-oTQrutE-&gt;1</text:p>
          </table:table-cell>
          <table:table-cell/>
          <table:table-cell office:value-type="string">
            <text:p>1-O:TQr@ti <text:s/>2-@TQr@ti</text:p>
          </table:table-cell>
          <table:table-cell office:value-type="string">
            <text:p>1-QTorutE-&gt;1 <text:s/>2-uTorutE-&gt;2</text:p>
          </table:table-cell>
          <table:table-cell/>
          <table:table-cell office:value-type="string">
            <text:p>QTorutE</text:p>
          </table:table-cell>
          <table:table-cell office:value-type="string">
            <text:p>uTorutE <text:s/>QToritE</text:p>
          </table:table-cell>
          <table:table-cell table:number-columns-repeated="2"/>
          <table:table-cell office:value-type="string">
            <text:p>RP-2:1.8 <text:s/>GA-1:1.8 <text:s/>GA-x:2.17 <text:s/>Au-2:1.8</text:p>
          </table:table-cell>
          <table:table-cell/>
          <table:table-cell office:value-type="string">
            <text:p>what sets are the first and second vowels in?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because</text:p>
          </table:table-cell>
          <table:table-cell office:value-type="string">
            <text:p>conj</text:p>
          </table:table-cell>
          <table:table-cell office:value-type="string">
            <text:p>1-bIkQz <text:s/>2-b@kQz <text:s/>3-bIk@z <text:s/>[weak forms /bIk@z, b@k@z/]</text:p>
          </table:table-cell>
          <table:table-cell office:value-type="string">
            <text:p>1-bikoz-&gt;? <text:s/>2-bukoz-&gt;? <text:s/>3-bikuz-&gt;</text:p>
          </table:table-cell>
          <table:table-cell/>
          <table:table-cell office:value-type="string">
            <text:p>1-bIkA:z <text:s/>2-bIkQ:z <text:s/>3-bIkvz <text:s/>4-bIk@z <text:s/>[weak forms /bIk@z, b@k@z/]</text:p>
          </table:table-cell>
          <table:table-cell office:value-type="string">
            <text:p>1-bikRz-&gt;? <text:s/>2-bikoz-&gt;? <text:s/>3-bikuz-&gt;? <text:s/>4=3</text:p>
          </table:table-cell>
          <table:table-cell/>
          <table:table-cell office:value-type="string">
            <text:p>1-bikOz <text:s/>2-bikQz <text:s/>3-b@kOz</text:p>
          </table:table-cell>
          <table:table-cell office:value-type="string">
            <text:p>1-bEkQz-&gt;? <text:s/>2-bEkoz-&gt;? <text:s/>3-bukQz-&gt;?</text:p>
          </table:table-cell>
          <table:table-cell/>
          <table:table-cell office:value-type="string">
            <text:p>?</text:p>
          </table:table-cell>
          <table:table-cell table:number-columns-repeated="4"/>
          <table:table-cell office:value-type="string">
            <text:p>w</text:p>
          </table:table-cell>
          <table:table-cell office:value-type="string">
            <text:p>Problem- What set is the second syllable vowel in? <text:s/>Other British but non RP pronunciations for _because_ include /bi:kQz, bIkO:z, bIkQs, bIkO:s/. <text:s/>Ph.GA-1,6,7,8 : I'm not sure if these combinations of the alternatives of _because_ and _of_ occur in real life.</text:p>
          </table:table-cell>
          <table:table-cell table:number-columns-repeated="1001"/>
          <table:table-cell table:style-name="ce5" table:number-columns-repeated="5"/>
        </table:table-row>
        <table:table-row table:style-name="ro4">
          <table:table-cell office:value-type="string">
            <text:p>because_of</text:p>
          </table:table-cell>
          <table:table-cell office:value-type="string">
            <text:p>prep</text:p>
          </table:table-cell>
          <table:table-cell office:value-type="string">
            <text:p>1-bIkQz Qv <text:s/>2-b@kQz Qv <text:s/>3-bIk@z Qv <text:s/></text:p>
          </table:table-cell>
          <table:table-cell office:value-type="string">
            <text:p>1-bikoz ov-&gt;? <text:s/>2-bukoz ov-&gt;? <text:s/>3-bikuz ov-&gt;</text:p>
          </table:table-cell>
          <table:table-cell/>
          <table:table-cell office:value-type="string">
            <text:p>1-bIkA:z Vv <text:s/>2-bIkQ:z Vv <text:s/>3-bIkvz vV <text:s/>4-bIk@z vV <text:s text:c="3"/>5-bIkA:z A:v <text:s/>6-bIkQ:z A:v <text:s/>7-bIkvz A:v <text:s/>8-bIk@z A:v <text:s/></text:p>
          </table:table-cell>
          <table:table-cell office:value-type="string">
            <text:p>1-bikRz uv-&gt;? <text:s/>2-bikoz uv-&gt;? <text:s/>3-bikuz uv-&gt;? <text:s/>4=3 <text:s/>5-bikRz Rv-&gt; <text:s/>6-bikoz Rv-&gt; <text:s/>7-bikuz Rv-&gt; <text:s/>8=7</text:p>
          </table:table-cell>
          <table:table-cell/>
          <table:table-cell office:value-type="string">
            <text:p>1-bikOz Qv <text:s/>2-bikQz Qv <text:s/>3-b@kOz Qv</text:p>
          </table:table-cell>
          <table:table-cell office:value-type="string">
            <text:p>1-bEkQz ov-&gt;? <text:s/>2-bEkoz ov-&gt;? <text:s/>3-bukQz ov-&gt;?</text:p>
          </table:table-cell>
          <table:table-cell/>
          <table:table-cell office:value-type="string">
            <text:p>?</text:p>
          </table:table-cell>
          <table:table-cell table:number-columns-repeated="5"/>
          <table:table-cell office:value-type="string">
            <text:p>as above</text:p>
          </table:table-cell>
          <table:table-cell table:number-columns-repeated="1002"/>
          <table:table-cell table:style-name="ce5" table:number-columns-repeated="4"/>
        </table:table-row>
        <table:table-row table:style-name="ro4">
          <table:table-cell office:value-type="string">
            <text:p>bedroom</text:p>
          </table:table-cell>
          <table:table-cell office:value-type="string">
            <text:p>noun 1z</text:p>
          </table:table-cell>
          <table:table-cell office:value-type="string">
            <text:p>1-bedru:m <text:s/>2-bedrUm</text:p>
          </table:table-cell>
          <table:table-cell office:value-type="string">
            <text:p>1-bedrUm <text:s/>2-bedrVm</text:p>
          </table:table-cell>
          <table:table-cell/>
          <table:table-cell office:value-type="string">
            <text:p>bedru:m</text:p>
          </table:table-cell>
          <table:table-cell office:value-type="string">
            <text:p>bedrUm-&gt;1</text:p>
          </table:table-cell>
          <table:table-cell/>
          <table:table-cell office:value-type="string">
            <text:p>bEdrum</text:p>
          </table:table-cell>
          <table:table-cell office:value-type="string">
            <text:p>bedrUm-&gt;1</text:p>
          </table:table-cell>
          <table:table-cell table:number-columns-repeated="7"/>
          <table:table-cell office:value-type="string">
            <text:p>Problem- just use one spelling_ NOTE: same as _room_ below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beyond</text:p>
          </table:table-cell>
          <table:table-cell office:value-type="string">
            <text:p>prep</text:p>
          </table:table-cell>
          <table:table-cell office:value-type="string">
            <text:p>1-bIjQnd <text:s/>2-b@jQnd <text:s/>3-biQnd</text:p>
          </table:table-cell>
          <table:table-cell office:value-type="string">
            <text:p>1-biyond-? <text:s/>2-buyond-&gt;? <text:s/>3-bEond-&gt;?</text:p>
          </table:table-cell>
          <table:table-cell/>
          <table:table-cell office:value-type="string">
            <text:p>1-biA:nd</text:p>
          </table:table-cell>
          <table:table-cell office:value-type="string">
            <text:p>1-bERnd-&gt;?</text:p>
          </table:table-cell>
          <table:table-cell/>
          <table:table-cell office:value-type="string">
            <text:p>1-b@jQnd <text:s/>2-bijQnd</text:p>
          </table:table-cell>
          <table:table-cell office:value-type="string">
            <text:p>1-buyond-&gt;? <text:s/>2-bEyond-&gt;?</text:p>
          </table:table-cell>
          <table:table-cell/>
          <table:table-cell office:value-type="string">
            <text:p>?</text:p>
          </table:table-cell>
          <table:table-cell table:number-columns-repeated="5"/>
          <table:table-cell office:value-type="string">
            <text:p>Problem- Do we spell the /j/ sound of RP and Au or do we have two alternatives one with and one without it. --rule 32 suggest to spell it - <text:s/>if include without /j/ alternative then the rabbIt set /I/ becomes a tensed happY /i/ in this alternative</text:p>
          </table:table-cell>
          <table:table-cell table:number-columns-repeated="1002"/>
          <table:table-cell table:style-name="ce5" table:number-columns-repeated="4"/>
        </table:table-row>
        <table:table-row table:style-name="ro4">
          <table:table-cell office:value-type="string">
            <text:p>beyond</text:p>
          </table:table-cell>
          <table:table-cell office:value-type="string">
            <text:p>adverb</text:p>
          </table:table-cell>
          <table:table-cell office:value-type="string">
            <text:p>1-bIjQnd <text:s/>2-b@jQnd <text:s/>3-biQnd</text:p>
          </table:table-cell>
          <table:table-cell office:value-type="string">
            <text:p>1-biyond-&gt;? <text:s/>2-buyond-&gt;? <text:s/>3-bEond-&gt;?</text:p>
          </table:table-cell>
          <table:table-cell/>
          <table:table-cell office:value-type="string">
            <text:p>biAnd</text:p>
          </table:table-cell>
          <table:table-cell office:value-type="string">
            <text:p>bERnd-&gt;?</text:p>
          </table:table-cell>
          <table:table-cell/>
          <table:table-cell office:value-type="string">
            <text:p>1-b@jQnd <text:s/>2-bijQnd</text:p>
          </table:table-cell>
          <table:table-cell office:value-type="string">
            <text:p>1-buyond-&gt;? <text:s/>2-bEyond-&gt;?</text:p>
          </table:table-cell>
          <table:table-cell/>
          <table:table-cell table:number-columns-repeated="2" office:value-type="string">
            <text:p>?</text:p>
          </table:table-cell>
          <table:table-cell table:number-columns-repeated="4"/>
          <table:table-cell office:value-type="string">
            <text:p>as above</text:p>
          </table:table-cell>
          <table:table-cell table:number-columns-repeated="1001"/>
          <table:table-cell table:style-name="ce5" table:number-columns-repeated="5"/>
        </table:table-row>
        <table:table-row table:style-name="ro4">
          <table:table-cell table:style-name="Default" office:value-type="string">
            <text:p>breakfast</text:p>
          </table:table-cell>
          <table:table-cell table:style-name="Default" office:value-type="string">
            <text:p>noun 1 s</text:p>
          </table:table-cell>
          <table:table-cell table:style-name="Default" office:value-type="string">
            <text:p>brekf@st</text:p>
          </table:table-cell>
          <table:table-cell table:style-name="ce9" office:value-type="string">
            <text:p>brekfust</text:p>
          </table:table-cell>
          <table:table-cell table:style-name="ce9"/>
          <table:table-cell table:style-name="Default" office:value-type="string">
            <text:p>brekfAst</text:p>
          </table:table-cell>
          <table:table-cell table:style-name="ce9" office:value-type="string">
            <text:p>brekfRst</text:p>
          </table:table-cell>
          <table:table-cell table:style-name="ce9"/>
          <table:table-cell table:style-name="Default" office:value-type="string">
            <text:p>brEkf@st</text:p>
          </table:table-cell>
          <table:table-cell table:style-name="ce9" office:value-type="string">
            <text:p>brekfust</text:p>
          </table:table-cell>
          <table:table-cell table:style-name="Default"/>
          <table:table-cell table:style-name="ce9" office:value-type="string">
            <text:p>brekfust</text:p>
          </table:table-cell>
          <table:table-cell table:style-name="ce9"/>
          <table:table-cell table:style-name="Default" table:number-columns-repeated="1011"/>
        </table:table-row>
        <table:table-row table:style-name="ro5">
          <table:table-cell office:value-type="string">
            <text:p>business</text:p>
          </table:table-cell>
          <table:table-cell office:value-type="string">
            <text:p>noun 2_z</text:p>
          </table:table-cell>
          <table:table-cell office:value-type="string">
            <text:p>bIzn@s</text:p>
          </table:table-cell>
          <table:table-cell office:value-type="string">
            <text:p>biznus</text:p>
          </table:table-cell>
          <table:table-cell/>
          <table:table-cell office:value-type="string">
            <text:p>bIzn@s</text:p>
          </table:table-cell>
          <table:table-cell office:value-type="string">
            <text:p>biznus</text:p>
          </table:table-cell>
          <table:table-cell/>
          <table:table-cell office:value-type="string">
            <text:p>bIzn@s</text:p>
          </table:table-cell>
          <table:table-cell office:value-type="string">
            <text:p>biznus</text:p>
          </table:table-cell>
          <table:table-cell/>
          <table:table-cell office:value-type="string">
            <text:p>biznus</text:p>
          </table:table-cell>
          <table:table-cell table:number-columns-repeated="5"/>
          <table:table-cell office:value-type="string">
            <text:p>Problem- should it an exception and spelt with /nes/-&gt;[<text:span text:style-name="T1">nes</text:span>]?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candidate</text:p>
          </table:table-cell>
          <table:table-cell office:value-type="string">
            <text:p>noun 1s</text:p>
          </table:table-cell>
          <table:table-cell office:value-type="string">
            <text:p>1-k{ndIdeIt <text:s/>2-k{nd@deIt <text:s/>3-k{ndId@t <text:s/>4-k{nd@d@t <text:s/>5-k{ndIdIt</text:p>
          </table:table-cell>
          <table:table-cell office:value-type="string">
            <text:p>1-kandidAt-&gt;1 <text:s/>2-kandudAt-&gt;1 <text:s/>3-kandidut-&gt;2 <text:s/>4-kandudut-&gt;2 <text:s/>5-kandidit-&gt;2</text:p>
          </table:table-cell>
          <table:table-cell/>
          <table:table-cell table:number-columns-repeated="2" office:value-type="string">
            <text:p>?</text:p>
          </table:table-cell>
          <table:table-cell/>
          <table:table-cell office:value-type="string">
            <text:p>1-k{nd@deIt <text:s/>2-k{nd@d@t</text:p>
          </table:table-cell>
          <table:table-cell office:value-type="string">
            <text:p>1-kandudAt-&gt;1 <text:s/>2-kandudut-&gt;2</text:p>
          </table:table-cell>
          <table:table-cell table:number-columns-repeated="7"/>
          <table:table-cell office:value-type="string">
            <text:p>Problem- What is the GA pronunciation</text:p>
          </table:table-cell>
          <table:table-cell table:number-columns-repeated="1003"/>
          <table:table-cell table:style-name="ce5" table:number-columns-repeated="3"/>
        </table:table-row>
        <table:table-row table:style-name="ro3">
          <table:table-cell table:style-name="Default" office:value-type="string">
            <text:p>category</text:p>
          </table:table-cell>
          <table:table-cell table:style-name="Default" office:value-type="string">
            <text:p>noun 3z</text:p>
          </table:table-cell>
          <table:table-cell table:style-name="Default" office:value-type="string">
            <text:p>1-k{t@g@ri <text:s/>2-k{tIg@ri</text:p>
          </table:table-cell>
          <table:table-cell table:style-name="Default" office:value-type="string">
            <text:p>1-katugurE-&gt;? <text:s/>2-katigurE-&gt;</text:p>
          </table:table-cell>
          <table:table-cell table:style-name="Default"/>
          <table:table-cell table:style-name="Default" office:value-type="string">
            <text:p>k{t@gO:ri</text:p>
          </table:table-cell>
          <table:table-cell table:style-name="Default" office:value-type="string">
            <text:p>katugQrE-&gt;?</text:p>
          </table:table-cell>
          <table:table-cell table:style-name="Default"/>
          <table:table-cell table:style-name="Default" office:value-type="string">
            <text:p>1-k{t@g@ri <text:s/>2-k{t@gri</text:p>
          </table:table-cell>
          <table:table-cell table:style-name="Default" office:value-type="string">
            <text:p>1-katugurE-&gt;? <text:s/>2-katugrE-&gt;?</text:p>
          </table:table-cell>
          <table:table-cell table:style-name="Default" table:number-columns-repeated="5"/>
          <table:table-cell table:style-name="Default" office:value-type="string">
            <text:p>Au-2:3.C</text:p>
          </table:table-cell>
          <table:table-cell table:style-name="Default" table:number-columns-repeated="1008"/>
        </table:table-row>
        <table:table-row table:style-name="ro4">
          <table:table-cell table:style-name="Default" office:value-type="string">
            <text:p>characteristic</text:p>
          </table:table-cell>
          <table:table-cell table:style-name="Default" office:value-type="string">
            <text:p>noun 1 s</text:p>
          </table:table-cell>
          <table:table-cell table:style-name="Default" office:value-type="string">
            <text:p>1-k{r@kt@rIstIk <text:s/>2-k{rIkt@rIstIk</text:p>
          </table:table-cell>
          <table:table-cell table:style-name="ce9" office:value-type="string">
            <text:p>1-karukturistik-&gt;1 <text:s/>2-karikturistik-&gt;2</text:p>
          </table:table-cell>
          <table:table-cell table:style-name="ce9"/>
          <table:table-cell table:style-name="Default" office:value-type="string">
            <text:p>1-k{r@kt@rIstIk <text:s/>2-ker@kt@rIstIk</text:p>
          </table:table-cell>
          <table:table-cell table:style-name="ce9" office:value-type="string">
            <text:p>1-karukturistik <text:s/>2-kerukturistik</text:p>
          </table:table-cell>
          <table:table-cell table:style-name="ce9"/>
          <table:table-cell table:style-name="Default" office:value-type="string">
            <text:p>k{r@kt@rIstIk</text:p>
          </table:table-cell>
          <table:table-cell table:style-name="ce9" office:value-type="string">
            <text:p>karuktuÑistik</text:p>
          </table:table-cell>
          <table:table-cell table:style-name="Default"/>
          <table:table-cell table:style-name="ce9" office:value-type="string">
            <text:p>?</text:p>
          </table:table-cell>
          <table:table-cell table:style-name="ce9"/>
          <table:table-cell table:style-name="Default" table:number-columns-repeated="1011"/>
        </table:table-row>
        <table:table-row table:style-name="ro4">
          <table:table-cell office:value-type="string">
            <text:p>children</text:p>
          </table:table-cell>
          <table:table-cell office:value-type="string">
            <text:p>noun 5</text:p>
          </table:table-cell>
          <table:table-cell office:value-type="string">
            <text:p>1-tSIldr@n <text:s/>2-tSUldr@n</text:p>
          </table:table-cell>
          <table:table-cell office:value-type="string">
            <text:p>1-Cildrun <text:s/>2-CVldrun</text:p>
          </table:table-cell>
          <table:table-cell/>
          <table:table-cell office:value-type="string">
            <text:p>tSIld=rn</text:p>
          </table:table-cell>
          <table:table-cell office:value-type="string">
            <text:p>Cildrn</text:p>
          </table:table-cell>
          <table:table-cell/>
          <table:table-cell office:value-type="string">
            <text:p>?</text:p>
          </table:table-cell>
          <table:table-cell table:number-columns-repeated="8"/>
          <table:table-cell office:value-type="string">
            <text:p>Problem- what is the ending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civil</text:p>
          </table:table-cell>
          <table:table-cell office:value-type="string">
            <text:p>adj</text:p>
          </table:table-cell>
          <table:table-cell office:value-type="string">
            <text:p>1-sIv=l <text:s/>2-sIvIl</text:p>
          </table:table-cell>
          <table:table-cell office:value-type="string">
            <text:p>1-sivl-&gt;1 <text:s/>2-sivil-&gt;2</text:p>
          </table:table-cell>
          <table:table-cell/>
          <table:table-cell office:value-type="string">
            <text:p>sIv=l</text:p>
          </table:table-cell>
          <table:table-cell office:value-type="string">
            <text:p>sivl-&gt;1</text:p>
          </table:table-cell>
          <table:table-cell/>
          <table:table-cell office:value-type="string">
            <text:p>sIv@l</text:p>
          </table:table-cell>
          <table:table-cell office:value-type="string">
            <text:p>sivul-&gt;1</text:p>
          </table:table-cell>
          <table:table-cell/>
          <table:table-cell office:value-type="string">
            <text:p>sivl</text:p>
          </table:table-cell>
          <table:table-cell office:value-type="string">
            <text:p>sivil</text:p>
          </table:table-cell>
          <table:table-cell table:number-columns-repeated="2"/>
          <table:table-cell office:value-type="string">
            <text:p>Au-1:2.O</text:p>
          </table:table-cell>
          <table:table-cell table:number-columns-repeated="979"/>
          <table:table-cell table:style-name="ce5" table:number-columns-repeated="14"/>
          <table:table-cell table:style-name="Default" table:number-columns-repeated="15"/>
        </table:table-row>
        <table:table-row table:style-name="ro4">
          <table:table-cell office:value-type="string">
            <text:p>colleague</text:p>
          </table:table-cell>
          <table:table-cell office:value-type="string">
            <text:p>noun 1z</text:p>
          </table:table-cell>
          <table:table-cell office:value-type="string">
            <text:p>kQli:g</text:p>
          </table:table-cell>
          <table:table-cell office:value-type="string">
            <text:p>kolEg</text:p>
          </table:table-cell>
          <table:table-cell/>
          <table:table-cell office:value-type="string">
            <text:p>1-kA:li:g <text:s/>2-kA:lIg</text:p>
          </table:table-cell>
          <table:table-cell office:value-type="string">
            <text:p>1-kRlEg-&gt;1 <text:s/>2-kRlig-&gt;?</text:p>
          </table:table-cell>
          <table:table-cell/>
          <table:table-cell office:value-type="string">
            <text:p>kQlig</text:p>
          </table:table-cell>
          <table:table-cell office:value-type="string">
            <text:p>kolEg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concentrate</text:p>
          </table:table-cell>
          <table:table-cell office:value-type="string">
            <text:p>verb 3 _dsn</text:p>
          </table:table-cell>
          <table:table-cell office:value-type="string">
            <text:p>1-kQn(t)s=ntreIt <text:s/>2-kQn(t)sentreIt</text:p>
          </table:table-cell>
          <table:table-cell office:value-type="string">
            <text:p>1-konsntrAt-&gt;1 <text:s/>2-konsentrAt-&gt;?</text:p>
          </table:table-cell>
          <table:table-cell/>
          <table:table-cell office:value-type="string">
            <text:p>1-kA:n(t)s=ntreIt</text:p>
          </table:table-cell>
          <table:table-cell office:value-type="string">
            <text:p>kRnsntrAt</text:p>
          </table:table-cell>
          <table:table-cell table:number-columns-repeated="13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concentration</text:p>
          </table:table-cell>
          <table:table-cell office:value-type="string">
            <text:p>noun 1z</text:p>
          </table:table-cell>
          <table:table-cell office:value-type="string">
            <text:p>1-kQn(t)s=ntreIS=n <text:s/>2-kQn(t)sentreIS=n</text:p>
          </table:table-cell>
          <table:table-cell office:value-type="string">
            <text:p>1-konsntrASn-&gt;1 <text:s/>2-konsentrASn-&gt;?</text:p>
          </table:table-cell>
          <table:table-cell/>
          <table:table-cell office:value-type="string">
            <text:p>kA:n(t)s=ntreIS=n</text:p>
          </table:table-cell>
          <table:table-cell office:value-type="string">
            <text:p>kRnsntrASn</text:p>
          </table:table-cell>
          <table:table-cell/>
          <table:table-cell office:value-type="string">
            <text:p>kQns@ntreIS@n</text:p>
          </table:table-cell>
          <table:table-cell office:value-type="string">
            <text:p>konsuntrASun</text:p>
          </table:table-cell>
          <table:table-cell/>
          <table:table-cell office:value-type="string">
            <text:p>?</text:p>
          </table:table-cell>
          <table:table-cell table:number-columns-repeated="1009"/>
          <table:table-cell table:style-name="ce5" table:number-columns-repeated="3"/>
        </table:table-row>
        <table:table-row table:style-name="ro4">
          <table:table-cell office:value-type="string">
            <text:p>congress</text:p>
          </table:table-cell>
          <table:table-cell office:value-type="string">
            <text:p>noun 1_z</text:p>
          </table:table-cell>
          <table:table-cell office:value-type="string">
            <text:p>kQNgres</text:p>
          </table:table-cell>
          <table:table-cell office:value-type="string">
            <text:p>koNgres</text:p>
          </table:table-cell>
          <table:table-cell/>
          <table:table-cell office:value-type="string">
            <text:p>1-kA:Ngres <text:s/>2-kA:Nr@s</text:p>
          </table:table-cell>
          <table:table-cell office:value-type="string">
            <text:p>1-kRNgres-&gt;1 <text:s/>kRNrus-&gt;1</text:p>
          </table:table-cell>
          <table:table-cell/>
          <table:table-cell office:value-type="string">
            <text:p>kQNgrEs</text:p>
          </table:table-cell>
          <table:table-cell office:value-type="string">
            <text:p>koNgres</text:p>
          </table:table-cell>
          <table:table-cell/>
          <table:table-cell office:value-type="string">
            <text:p>koNgres</text:p>
          </table:table-cell>
          <table:table-cell table:number-columns-repeated="3"/>
          <table:table-cell office:value-type="string">
            <text:p>GA-1:1.9 <text:s/></text:p>
          </table:table-cell>
          <table:table-cell table:number-columns-repeated="1005"/>
          <table:table-cell table:style-name="ce5" table:number-columns-repeated="3"/>
        </table:table-row>
        <table:table-row table:style-name="ro4">
          <table:table-cell office:value-type="string">
            <text:p>consequence</text:p>
          </table:table-cell>
          <table:table-cell office:value-type="string">
            <text:p>noun 1_z</text:p>
          </table:table-cell>
          <table:table-cell office:value-type="string">
            <text:p>kQn(t)sIkw@n(t)s <text:s/>2-kQns@kw@n(t)s</text:p>
          </table:table-cell>
          <table:table-cell office:value-type="string">
            <text:p>1-konsikwuns-&gt;1 <text:s/>2-konsukwuns-&gt;1</text:p>
          </table:table-cell>
          <table:table-cell/>
          <table:table-cell office:value-type="string">
            <text:p>1-kA:n(t)s@kwen(t)s <text:s/>2-kA:n(t)sIkw@n(t)s</text:p>
          </table:table-cell>
          <table:table-cell office:value-type="string">
            <text:p>1-kRnsukwens-&gt;1 <text:s/>2-kRnsikwuns-&gt;1</text:p>
          </table:table-cell>
          <table:table-cell/>
          <table:table-cell office:value-type="string">
            <text:p>kQns@kw@ns</text:p>
          </table:table-cell>
          <table:table-cell office:value-type="string">
            <text:p>konsukwuns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cos</text:p>
          </table:table-cell>
          <table:table-cell office:value-type="string">
            <text:p>conj</text:p>
          </table:table-cell>
          <table:table-cell table:number-columns-repeated="1017"/>
          <table:table-cell table:style-name="ce5" table:number-columns-repeated="5"/>
        </table:table-row>
        <table:table-row table:style-name="ro4">
          <table:table-cell office:value-type="string">
            <text:p>curriculum</text:p>
          </table:table-cell>
          <table:table-cell office:value-type="string">
            <text:p>noun 4</text:p>
          </table:table-cell>
          <table:table-cell office:value-type="string">
            <text:p>1-k@rIkjUl@m <text:s/>2-k@rIkj@l@m</text:p>
          </table:table-cell>
          <table:table-cell office:value-type="string">
            <text:p>1-kurikyVlum-&gt;1 <text:s/>2-kurikyulum-&gt;1</text:p>
          </table:table-cell>
          <table:table-cell/>
          <table:table-cell office:value-type="string">
            <text:p>k@rIkj@l@m</text:p>
          </table:table-cell>
          <table:table-cell office:value-type="string">
            <text:p>kurikyulum</text:p>
          </table:table-cell>
          <table:table-cell/>
          <table:table-cell office:value-type="string">
            <text:p>k@rIky@l@m</text:p>
          </table:table-cell>
          <table:table-cell office:value-type="string">
            <text:p>kurikyulum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curricula</text:p>
          </table:table-cell>
          <table:table-cell office:value-type="string">
            <text:p>noun 5</text:p>
          </table:table-cell>
          <table:table-cell office:value-type="string">
            <text:p>1-k@rIkjUl@ <text:s/>2-k@rIkj@l@</text:p>
          </table:table-cell>
          <table:table-cell office:value-type="string">
            <text:p>1-kurikyVlu-&gt;1 <text:s/>2-kurikyulu-&gt;1</text:p>
          </table:table-cell>
          <table:table-cell/>
          <table:table-cell office:value-type="string">
            <text:p>k@rIkj@l@</text:p>
          </table:table-cell>
          <table:table-cell office:value-type="string">
            <text:p>kurikyulu</text:p>
          </table:table-cell>
          <table:table-cell/>
          <table:table-cell office:value-type="string">
            <text:p>k@rIkj@l@</text:p>
          </table:table-cell>
          <table:table-cell office:value-type="string">
            <text:p>kurikyulu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decision</text:p>
          </table:table-cell>
          <table:table-cell office:value-type="string">
            <text:p>noun 1z</text:p>
          </table:table-cell>
          <table:table-cell office:value-type="string">
            <text:p>1-dIsIZ=n <text:s/>2-d@sIZ=n <text:s/>3-dIzIS=n <text:s/>4-dIzIZ=n <text:s/>5-dIsIS=n</text:p>
          </table:table-cell>
          <table:table-cell office:value-type="string">
            <text:p>1-disiZn-&gt;? <text:s/>2-dusiZn-&gt; <text:s/>3-diziSn-&gt;? <text:s/>4-diziZn-&gt;? <text:s/>5-disiSn-&gt;?</text:p>
          </table:table-cell>
          <table:table-cell/>
          <table:table-cell office:value-type="string">
            <text:p>dIsIZn</text:p>
          </table:table-cell>
          <table:table-cell office:value-type="string">
            <text:p>disiZn-&gt;?</text:p>
          </table:table-cell>
          <table:table-cell/>
          <table:table-cell table:style-name="Default" office:value-type="string">
            <text:p>d@sIZ@n</text:p>
          </table:table-cell>
          <table:table-cell office:value-type="string">
            <text:p>dusiZun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direct</text:p>
          </table:table-cell>
          <table:table-cell office:value-type="string">
            <text:p>adj</text:p>
          </table:table-cell>
          <table:table-cell office:value-type="string">
            <text:p>1-d@rekt <text:s/>2-dIrekt <text:s/>3-daIrekt</text:p>
          </table:table-cell>
          <table:table-cell office:value-type="string">
            <text:p>1-durekt-&gt;1 <text:s/>2-direkt-&gt;1 <text:s/>3-dIrekt-&gt;2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1-d@rEkt <text:s/>2-daIrEkt</text:p>
          </table:table-cell>
          <table:table-cell office:value-type="string">
            <text:p>1-durekt-&gt;1 <text:s/>2-dIrekt-&gt;2</text:p>
          </table:table-cell>
          <table:table-cell/>
          <table:table-cell office:value-type="string">
            <text:p>direkt</text:p>
          </table:table-cell>
          <table:table-cell office:value-type="string">
            <text:p>dIrekt</text:p>
          </table:table-cell>
          <table:table-cell table:number-columns-repeated="2"/>
          <table:table-cell office:value-type="string">
            <text:p>RP-1:1.25 <text:s/>Au-1:1.25</text:p>
          </table:table-cell>
          <table:table-cell office:value-type="string">
            <text:p>*</text:p>
          </table:table-cell>
          <table:table-cell table:style-name="ce5"/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distinguish</text:p>
          </table:table-cell>
          <table:table-cell office:value-type="string">
            <text:p>verb 2 t_zn</text:p>
          </table:table-cell>
          <table:table-cell office:value-type="string">
            <text:p>1-dIstINgwIS <text:s/>2-d@stINgwIS <text:s/>3-dIstINwIS</text:p>
          </table:table-cell>
          <table:table-cell office:value-type="string">
            <text:p>1-distiNgwiS-&gt;1 <text:s/>2-dustiNgwiS-&gt;1 <text:s/>3-distiNwiS-&gt;?</text:p>
          </table:table-cell>
          <table:table-cell/>
          <table:table-cell office:value-type="string">
            <text:p>dIstINgwIS</text:p>
          </table:table-cell>
          <table:table-cell office:value-type="string">
            <text:p>distiNgwiS</text:p>
          </table:table-cell>
          <table:table-cell/>
          <table:table-cell office:value-type="string">
            <text:p>d@stINgwIS</text:p>
          </table:table-cell>
          <table:table-cell office:value-type="string">
            <text:p>dustiNgwiS</text:p>
          </table:table-cell>
          <table:table-cell/>
          <table:table-cell office:value-type="string">
            <text:p>distiNgwiS</text:p>
          </table:table-cell>
          <table:table-cell table:number-columns-repeated="3"/>
          <table:table-cell office:value-type="string">
            <text:p>RP-2:1.25 <text:s/>Au-1:1.25</text:p>
          </table:table-cell>
          <table:table-cell/>
          <table:table-cell office:value-type="string">
            <text:p>problem- ignore RP-3?</text:p>
          </table:table-cell>
          <table:table-cell table:number-columns-repeated="2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electronic</text:p>
          </table:table-cell>
          <table:table-cell office:value-type="string">
            <text:p>adj</text:p>
          </table:table-cell>
          <table:table-cell office:value-type="string">
            <text:p>1-IlektrQnIk <text:s/>2-@lektrQnIk <text:s/>3-elektrQnIk <text:s/>4-elIktrQnIk <text:s/>5-i:lektrQnIk</text:p>
          </table:table-cell>
          <table:table-cell office:value-type="string">
            <text:p>1-iektronik-&gt;? <text:s/>2-ulektronik-&gt;? <text:s/>3-elektronik-&gt;? <text:s/>4-eliktronik <text:s/>5-Elektronik</text:p>
          </table:table-cell>
          <table:table-cell/>
          <table:table-cell office:value-type="string">
            <text:p>IlektrA:nIk</text:p>
          </table:table-cell>
          <table:table-cell office:value-type="string">
            <text:p>ilektrRnik</text:p>
          </table:table-cell>
          <table:table-cell/>
          <table:table-cell office:value-type="string">
            <text:p>1-El@ktrQnIk <text:s/>2-@lEktrQnIk</text:p>
          </table:table-cell>
          <table:table-cell office:value-type="string">
            <text:p>1-eluktronik <text:s/>2-ulektronik</text:p>
          </table:table-cell>
          <table:table-cell table:number-columns-repeated="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5">
          <table:table-cell office:value-type="string">
            <text:p>error</text:p>
          </table:table-cell>
          <table:table-cell office:value-type="string">
            <text:p>noun 1z</text:p>
          </table:table-cell>
          <table:table-cell office:value-type="string">
            <text:p>er@</text:p>
          </table:table-cell>
          <table:table-cell office:value-type="string">
            <text:p>eruÑ</text:p>
          </table:table-cell>
          <table:table-cell/>
          <table:table-cell office:value-type="string">
            <text:p>er=r</text:p>
          </table:table-cell>
          <table:table-cell office:value-type="string">
            <text:p>erur</text:p>
          </table:table-cell>
          <table:table-cell/>
          <table:table-cell office:value-type="string">
            <text:p>Er@</text:p>
          </table:table-cell>
          <table:table-cell office:value-type="string">
            <text:p>eruÑ</text:p>
          </table:table-cell>
          <table:table-cell/>
          <table:table-cell office:value-type="string">
            <text:p>eruÑ</text:p>
          </table:table-cell>
          <table:table-cell table:number-columns-repeated="5"/>
          <table:table-cell office:value-type="string">
            <text:p>problem: is this actually a SQUARE set [<text:span text:style-name="T1">ÄuÑ</text:span>]?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expenditure</text:p>
          </table:table-cell>
          <table:table-cell office:value-type="string">
            <text:p>noun 1z</text:p>
          </table:table-cell>
          <table:table-cell office:value-type="string">
            <text:p>1-IkspendItS@ <text:s/>2-ekspendItS@ <text:s/>3-@kspendItS@</text:p>
          </table:table-cell>
          <table:table-cell office:value-type="string">
            <text:p>1-ikspendiCuÑ-&gt;1 <text:s/>2-ekspendiCuÑ-&gt;2 <text:s/>3-ukspendiCuÑ-&gt;1</text:p>
          </table:table-cell>
          <table:table-cell/>
          <table:table-cell office:value-type="string">
            <text:p>1-IkspendItS=r <text:s/>2-Ikspend@tSUr</text:p>
          </table:table-cell>
          <table:table-cell office:value-type="string">
            <text:p>1-ikspendiCur-&gt;1 <text:s/>2-ikspenduCVr-&gt;?</text:p>
          </table:table-cell>
          <table:table-cell/>
          <table:table-cell table:style-name="Default" office:value-type="string">
            <text:p>1-@kspEnd@tS@ <text:s/>2-EkspEnd@tS@</text:p>
          </table:table-cell>
          <table:table-cell office:value-type="string">
            <text:p>1-ukspenduCuÑ-&gt;? <text:s/>2-ekspenduCuÑ</text:p>
          </table:table-cell>
          <table:table-cell table:number-columns-repeated="5"/>
          <table:table-cell table:style-name="Default"/>
          <table:table-cell/>
          <table:table-cell office:value-type="string">
            <text:p>Problem: GA-2 <text:s/>/U/-&gt;? is it CURE set?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experiment</text:p>
          </table:table-cell>
          <table:table-cell office:value-type="string">
            <text:p>noun 1s</text:p>
          </table:table-cell>
          <table:table-cell office:value-type="string">
            <text:p>1-IksperIm@nt <text:s/>2-eksperIm@nt <text:s/>3-@ksperIm@nt <text:s/>4-Iksper@m@nt <text:s/></text:p>
          </table:table-cell>
          <table:table-cell office:value-type="string">
            <text:p>1-iksperimunt-&gt;1 <text:s/>2-eksperimunt-&gt;2 <text:s/>3-uksperimunt-&gt;1 <text:s/>4-iksperumunt-&gt;1</text:p>
          </table:table-cell>
          <table:table-cell/>
          <table:table-cell office:value-type="string">
            <text:p>IkspIrIm@nt</text:p>
          </table:table-cell>
          <table:table-cell office:value-type="string">
            <text:p>ikspirimunt</text:p>
          </table:table-cell>
          <table:table-cell/>
          <table:table-cell table:style-name="Default" office:value-type="string">
            <text:p>@kspEr@m@nt <text:s/>2-EkspEr@m@nt</text:p>
          </table:table-cell>
          <table:table-cell office:value-type="string">
            <text:p>1-uksperumunt-&gt;? <text:s/>2-eksperumunt-&gt;?</text:p>
          </table:table-cell>
          <table:table-cell table:number-columns-repeated="7"/>
          <table:table-cell office:value-type="string">
            <text:p>Problem: second vowel GA-/I/ vs RP /e/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following</text:p>
          </table:table-cell>
          <table:table-cell office:value-type="string">
            <text:p>prep</text:p>
          </table:table-cell>
          <table:table-cell office:value-type="string">
            <text:p>1-fQl@UIN <text:s/>2-fQluIN</text:p>
          </table:table-cell>
          <table:table-cell office:value-type="string">
            <text:p>1-folOiN-&gt;1 <text:s/>2-folUiN-&gt;1</text:p>
          </table:table-cell>
          <table:table-cell/>
          <table:table-cell office:value-type="string">
            <text:p>fA:loUIN</text:p>
          </table:table-cell>
          <table:table-cell office:value-type="string">
            <text:p>fRlOiN</text:p>
          </table:table-cell>
          <table:table-cell/>
          <table:table-cell office:value-type="string">
            <text:p>fQloUIN</text:p>
          </table:table-cell>
          <table:table-cell office:value-type="string">
            <text:p>folOiN</text:p>
          </table:table-cell>
          <table:table-cell/>
          <table:table-cell office:value-type="string">
            <text:p>folOiN</text:p>
          </table:table-cell>
          <table:table-cell table:number-columns-repeated="3"/>
          <table:table-cell office:value-type="string">
            <text:p>RP-2:2.13 <text:s/>GA-1:1.9</text:p>
          </table:table-cell>
          <table:table-cell/>
          <table:table-cell office:value-type="string">
            <text:p>Problem- Ph.RP-2 : is /u/ is an unusual alternative of GOAT?</text:p>
          </table:table-cell>
          <table:table-cell table:number-columns-repeated="1002"/>
          <table:table-cell table:style-name="ce5" table:number-columns-repeated="4"/>
        </table:table-row>
        <table:table-row table:style-name="ro4">
          <table:table-cell office:value-type="string">
            <text:p>foreign</text:p>
          </table:table-cell>
          <table:table-cell office:value-type="string">
            <text:p>adj N</text:p>
          </table:table-cell>
          <table:table-cell office:value-type="string">
            <text:p>1-fQr@n <text:s/>2-fQrIn</text:p>
          </table:table-cell>
          <table:table-cell office:value-type="string">
            <text:p>1-forun-&gt;? <text:s/>2-forin-&gt;?</text:p>
          </table:table-cell>
          <table:table-cell/>
          <table:table-cell office:value-type="string">
            <text:p>1-fO:r@n <text:s/>2-fA:r@n</text:p>
          </table:table-cell>
          <table:table-cell office:value-type="string">
            <text:p>1-fQrun-&gt;? <text:s/>2-fRrun-&gt;?</text:p>
          </table:table-cell>
          <table:table-cell/>
          <table:table-cell office:value-type="string">
            <text:p>fQr@n</text:p>
          </table:table-cell>
          <table:table-cell office:value-type="string">
            <text:p>forun</text:p>
          </table:table-cell>
          <table:table-cell table:number-columns-repeated="7"/>
          <table:table-cell office:value-type="string">
            <text:p>Problem- what set is the first vowel?</text:p>
          </table:table-cell>
          <table:table-cell table:number-columns-repeated="997"/>
          <table:table-cell table:style-name="ce5" table:number-columns-repeated="9"/>
        </table:table-row>
        <table:table-row table:style-name="ro6">
          <table:table-cell office:value-type="string">
            <text:p>hello</text:p>
          </table:table-cell>
          <table:table-cell office:value-type="string">
            <text:p>intject</text:p>
          </table:table-cell>
          <table:table-cell office:value-type="string">
            <text:p>1-h@l@U <text:s/>2-hel@U</text:p>
          </table:table-cell>
          <table:table-cell office:value-type="string">
            <text:p>1-hulO <text:s/>2-helO</text:p>
          </table:table-cell>
          <table:table-cell/>
          <table:table-cell office:value-type="string">
            <text:p>h@loU</text:p>
          </table:table-cell>
          <table:table-cell office:value-type="string">
            <text:p>hulO</text:p>
          </table:table-cell>
          <table:table-cell/>
          <table:table-cell office:value-type="string">
            <text:p>1-hVloU <text:s/>2-h@loU</text:p>
          </table:table-cell>
          <table:table-cell office:value-type="string">
            <text:p>1-hulO-&gt;1 <text:s/>2=1</text:p>
          </table:table-cell>
          <table:table-cell/>
          <table:table-cell office:value-type="string">
            <text:p>hulO</text:p>
          </table:table-cell>
          <table:table-cell office:value-type="string">
            <text:p>helO</text:p>
          </table:table-cell>
          <table:table-cell table:number-columns-repeated="4"/>
          <table:table-cell office:value-type="string">
            <text:p>Problem- Should rule 3: /hEloU/ -&gt; [He+Et+Low+Owe] be considered the main (and only) spelling?</text:p>
          </table:table-cell>
          <table:table-cell/>
          <table:table-cell table:style-name="ce5"/>
          <table:table-cell table:number-columns-repeated="1004"/>
        </table:table-row>
        <table:table-row table:style-name="ro4">
          <table:table-cell table:style-name="Default" office:value-type="string">
            <text:p>hotel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h@Utel <text:s/>2-@Utel</text:p>
          </table:table-cell>
          <table:table-cell table:style-name="ce9" office:value-type="string">
            <text:p>1-hOtel-&gt;1 <text:s/>2-Otel-&gt;2</text:p>
          </table:table-cell>
          <table:table-cell table:style-name="ce9"/>
          <table:table-cell table:style-name="Default" office:value-type="string">
            <text:p>hoUtel</text:p>
          </table:table-cell>
          <table:table-cell table:style-name="ce9" office:value-type="string">
            <text:p>hOtel-&gt;1</text:p>
          </table:table-cell>
          <table:table-cell table:style-name="ce9"/>
          <table:table-cell table:style-name="Default" office:value-type="string">
            <text:p>hoUtEl</text:p>
          </table:table-cell>
          <table:table-cell table:style-name="ce9" office:value-type="string">
            <text:p>hOtel</text:p>
          </table:table-cell>
          <table:table-cell table:style-name="Default"/>
          <table:table-cell table:style-name="ce9" office:value-type="string">
            <text:p>hOtel</text:p>
          </table:table-cell>
          <table:table-cell table:style-name="ce9" office:value-type="string">
            <text:p>Otel</text:p>
          </table:table-cell>
          <table:table-cell table:style-name="Default" table:number-columns-repeated="1011"/>
        </table:table-row>
        <table:table-row table:style-name="ro4">
          <table:table-cell table:style-name="Default" office:value-type="string">
            <text:p>hundred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hVndr@d <text:s/>2-hVndrId</text:p>
          </table:table-cell>
          <table:table-cell table:style-name="ce9" office:value-type="string">
            <text:p>1-hundrud-&gt;1 <text:s/>2-hundrid-&gt;2</text:p>
          </table:table-cell>
          <table:table-cell table:style-name="ce9"/>
          <table:table-cell table:style-name="Default" office:value-type="string">
            <text:p>hVnd=rd</text:p>
          </table:table-cell>
          <table:table-cell table:style-name="ce9" office:value-type="string">
            <text:p>hundrd-&gt;3</text:p>
          </table:table-cell>
          <table:table-cell table:style-name="ce9"/>
          <table:table-cell table:style-name="Default" office:value-type="string">
            <text:p>hVndr@d</text:p>
          </table:table-cell>
          <table:table-cell table:style-name="ce9" office:value-type="string">
            <text:p>hundrud-&gt;1</text:p>
          </table:table-cell>
          <table:table-cell table:style-name="Default"/>
          <table:table-cell table:style-name="ce9" office:value-type="string">
            <text:p>hundrud</text:p>
          </table:table-cell>
          <table:table-cell table:style-name="ce9" office:value-type="string">
            <text:p>hundrid <text:s/>hunrd</text:p>
          </table:table-cell>
          <table:table-cell table:style-name="Default" table:number-columns-repeated="1011"/>
        </table:table-row>
        <table:table-row table:style-name="ro4">
          <table:table-cell office:value-type="string">
            <text:p>ideal</text:p>
          </table:table-cell>
          <table:table-cell office:value-type="string">
            <text:p>adj</text:p>
          </table:table-cell>
          <table:table-cell office:value-type="string">
            <text:p>1-aIdI@l <text:s/>2-aIdi:@l</text:p>
          </table:table-cell>
          <table:table-cell office:value-type="string">
            <text:p>1-Idiul-&gt;? <text:s/>2-IdEul-&gt;?</text:p>
          </table:table-cell>
          <table:table-cell/>
          <table:table-cell office:value-type="string">
            <text:p>aIdi:@l</text:p>
          </table:table-cell>
          <table:table-cell office:value-type="string">
            <text:p>Idiul</text:p>
          </table:table-cell>
          <table:table-cell/>
          <table:table-cell office:value-type="string">
            <text:p>aIdI@l</text:p>
          </table:table-cell>
          <table:table-cell office:value-type="string">
            <text:p>Idiul</text:p>
          </table:table-cell>
          <table:table-cell table:number-columns-repeated="6"/>
          <table:table-cell office:value-type="string">
            <text:p>*</text:p>
          </table:table-cell>
          <table:table-cell office:value-type="string">
            <text:p>Problem- is the second vowel KIT or both KIT and FLEECE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immediate</text:p>
          </table:table-cell>
          <table:table-cell office:value-type="string">
            <text:p>adj N</text:p>
          </table:table-cell>
          <table:table-cell office:value-type="string">
            <text:p>Imi:di@t <text:s/>2-@mi:di@t <text:s/>3-Imi:dZ@t <text:s/>4-Imi:diIt</text:p>
          </table:table-cell>
          <table:table-cell office:value-type="string">
            <text:p>1-imEdEut-&gt;? <text:s/>2-umEdEut-&gt;? <text:s/>3-imEjut-&gt;? <text:s/>4-imEdEit-&gt;?</text:p>
          </table:table-cell>
          <table:table-cell/>
          <table:table-cell office:value-type="string">
            <text:p>Imi:di@t</text:p>
          </table:table-cell>
          <table:table-cell office:value-type="string">
            <text:p>imEdEut</text:p>
          </table:table-cell>
          <table:table-cell/>
          <table:table-cell office:value-type="string">
            <text:p>Imidi@t</text:p>
          </table:table-cell>
          <table:table-cell office:value-type="string">
            <text:p>imEdEut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table:style-name="Default" office:value-type="string">
            <text:p>importance</text:p>
          </table:table-cell>
          <table:table-cell table:style-name="Default" office:value-type="string">
            <text:p>noun 0</text:p>
          </table:table-cell>
          <table:table-cell table:style-name="Default" office:value-type="string">
            <text:p>ImpO:t=n(t)s</text:p>
          </table:table-cell>
          <table:table-cell table:style-name="ce9" office:value-type="string">
            <text:p>impötns</text:p>
          </table:table-cell>
          <table:table-cell table:style-name="ce9"/>
          <table:table-cell table:style-name="Default" office:value-type="string">
            <text:p>ImpO:rt=n(t)s</text:p>
          </table:table-cell>
          <table:table-cell table:style-name="ce9" office:value-type="string">
            <text:p>impQrtns</text:p>
          </table:table-cell>
          <table:table-cell table:style-name="ce9"/>
          <table:table-cell table:style-name="Default" office:value-type="string">
            <text:p>ImpOtns</text:p>
          </table:table-cell>
          <table:table-cell table:style-name="ce9" office:value-type="string">
            <text:p>impötns</text:p>
          </table:table-cell>
          <table:table-cell table:style-name="Default"/>
          <table:table-cell table:style-name="ce9" office:value-type="string">
            <text:p>?</text:p>
          </table:table-cell>
          <table:table-cell table:style-name="ce9"/>
          <table:table-cell table:style-name="Default" table:number-columns-repeated="4"/>
          <table:table-cell table:style-name="Default" office:value-type="string">
            <text:p>Problem: include /@/ in suffix as exception?</text:p>
          </table:table-cell>
          <table:table-cell table:style-name="Default" table:number-columns-repeated="1006"/>
        </table:table-row>
        <table:table-row table:style-name="ro4">
          <table:table-cell table:style-name="Default" office:value-type="string">
            <text:p>increase</text:p>
          </table:table-cell>
          <table:table-cell table:style-name="Default" office:value-type="string">
            <text:p>noun 1 _z</text:p>
          </table:table-cell>
          <table:table-cell table:style-name="Default" office:value-type="string">
            <text:p>1-INkri:s <text:s/>2-Inkri:s</text:p>
          </table:table-cell>
          <table:table-cell table:style-name="ce9" office:value-type="string">
            <text:p>1-iNkrEs-&gt;1 <text:s/>2-inkrEs-&gt;1</text:p>
          </table:table-cell>
          <table:table-cell table:style-name="ce9"/>
          <table:table-cell table:style-name="Default" office:value-type="string">
            <text:p>INkri:s</text:p>
          </table:table-cell>
          <table:table-cell table:style-name="ce9" office:value-type="string">
            <text:p>iNkrEs</text:p>
          </table:table-cell>
          <table:table-cell table:style-name="ce9"/>
          <table:table-cell table:style-name="Default" office:value-type="string">
            <text:p>Inkris</text:p>
          </table:table-cell>
          <table:table-cell table:style-name="ce9" office:value-type="string">
            <text:p>inkrEs</text:p>
          </table:table-cell>
          <table:table-cell table:style-name="Default"/>
          <table:table-cell table:style-name="ce9" table:number-columns-repeated="2"/>
          <table:table-cell table:style-name="Default" table:number-columns-repeated="4"/>
          <table:table-cell table:style-name="Default" office:value-type="string">
            <text:p>xxx:check Ph-RP, Ph-GA - <text:s text:c="4"/>should we ignore RP-2 so that maintain difference between the noun and verb?</text:p>
          </table:table-cell>
          <table:table-cell table:style-name="Default" table:number-columns-repeated="1006"/>
        </table:table-row>
        <table:table-row table:style-name="ro5">
          <table:table-cell office:value-type="string">
            <text:p>indirect</text:p>
          </table:table-cell>
          <table:table-cell office:value-type="string">
            <text:p>adj N</text:p>
          </table:table-cell>
          <table:table-cell office:value-type="string">
            <text:p>1-Ind@rekt <text:s/>2-IndIrekt <text:s/>3-IndaI=rekt</text:p>
          </table:table-cell>
          <table:table-cell office:value-type="string">
            <text:p>1-indurekt-&gt;? <text:s/>2-indirekt-&gt;? <text:s/>3-indÏekt-&gt;?</text:p>
          </table:table-cell>
          <table:table-cell/>
          <table:table-cell office:value-type="string">
            <text:p>?</text:p>
          </table:table-cell>
          <table:table-cell table:number-columns-repeated="10"/>
          <table:table-cell office:value-type="string">
            <text:p>*</text:p>
          </table:table-cell>
          <table:table-cell office:value-type="string">
            <text:p>need to check the syllabifaction of the [<text:span text:style-name="T1">Ï</text:span>] version to see it is this rather than [<text:span text:style-name="T1">Ir</text:span>]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interesting</text:p>
          </table:table-cell>
          <table:table-cell office:value-type="string">
            <text:p>adj</text:p>
          </table:table-cell>
          <table:table-cell office:value-type="string">
            <text:p>1-Intr@stIN <text:s/>2-IntrIstIN <text:s/>3-IntrestIN <text:s/>4-Int@restIN</text:p>
          </table:table-cell>
          <table:table-cell office:value-type="string">
            <text:p>1-intrustiN-&gt;1 <text:s/>2-intristiN-&gt;1 <text:s/>3-intrestiN-&gt;1 <text:s/>4-inturestiN-&gt;2</text:p>
          </table:table-cell>
          <table:table-cell/>
          <table:table-cell office:value-type="string">
            <text:p>1-Intr@stIN <text:s/>2-Int@restIN</text:p>
          </table:table-cell>
          <table:table-cell office:value-type="string">
            <text:p>1-intrustiN-&gt;1 <text:s/>2-inturestiN-&gt;2</text:p>
          </table:table-cell>
          <table:table-cell/>
          <table:table-cell office:value-type="string">
            <text:p>Instr@stIN</text:p>
          </table:table-cell>
          <table:table-cell office:value-type="string">
            <text:p>instrustiN</text:p>
          </table:table-cell>
          <table:table-cell table:number-columns-repeated="7"/>
          <table:table-cell office:value-type="string">
            <text:p>Problem- in the RP1-to-3 pronunciations of the second vowel is /@/, /I/ and /e/- because the /I/ means rule 25 should be applied -&gt; main=[i] and alt=[e] but isnt [e] a better choice for the main?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table:style-name="Default" office:value-type="string">
            <text:p>literature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lItr@tS@ <text:s/>2-lItrItS@ <text:s/>3-lItr@tjU@ <text:s/>4-lItrItjU@ <text:s/>5-lIt@r@tS@</text:p>
          </table:table-cell>
          <table:table-cell table:style-name="ce9" office:value-type="string">
            <text:p>1-litruCuÑ-&gt;? <text:s/>2-litriCuÑ-&gt;? <text:s/>3-litrutyVuÑ-&gt;? <text:s/>4-litrityVuÑ-&gt;? <text:s/>5-lituruCuÑ-&gt;?</text:p>
          </table:table-cell>
          <table:table-cell table:style-name="ce9"/>
          <table:table-cell table:style-name="Default" office:value-type="string">
            <text:p>1-lIt@r@tS=r <text:s/>2-lIt@tSUr <text:s/>3-lItr@tS=r</text:p>
          </table:table-cell>
          <table:table-cell table:style-name="ce9" office:value-type="string">
            <text:p>1-lituruCur-&gt;? <text:s/>2-lituCVr-&gt;? <text:s/>3-litruCur-&gt;?</text:p>
          </table:table-cell>
          <table:table-cell table:style-name="ce9"/>
          <table:table-cell table:style-name="Default" office:value-type="string">
            <text:p>1-lItr@tS@ <text:s/>2-lIt@r@tS@</text:p>
          </table:table-cell>
          <table:table-cell table:style-name="ce9" office:value-type="string">
            <text:p>1-litruCuÑ-&gt;? <text:s/>2-lituruCuÑ-&gt;?</text:p>
          </table:table-cell>
          <table:table-cell table:style-name="Default"/>
          <table:table-cell table:style-name="ce9" table:number-columns-repeated="2"/>
          <table:table-cell table:style-name="Default" table:number-columns-repeated="4"/>
          <table:table-cell table:style-name="Default" office:value-type="string">
            <text:p>xxx hb? <text:s/>ga-3 is derived variant</text:p>
          </table:table-cell>
          <table:table-cell table:style-name="Default" table:number-columns-repeated="1006"/>
        </table:table-row>
        <table:table-row table:style-name="ro4">
          <table:table-cell table:style-name="Default" office:value-type="string">
            <text:p>manufacturer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m{njuf{ktS@r@ <text:s/>2-m{nj@f{ktS@r@ <text:s/>3-m{n@f{ktS@r@ <text:s/>4-m{njuf{kS@r@</text:p>
          </table:table-cell>
          <table:table-cell table:style-name="ce9" office:value-type="string">
            <text:p>1-manyUfakCuÑ-&gt;1 <text:s/>2-manyufakCuÑ-&gt;2 <text:s/>3-manufakCuÑ-&gt;? <text:s/>4-manyUfakSuÑ-&gt;?</text:p>
          </table:table-cell>
          <table:table-cell table:style-name="ce9"/>
          <table:table-cell table:style-name="Default" office:value-type="string">
            <text:p>1-m{nj@f{ktS=r <text:s/>2-m{nj@f{kS=r</text:p>
          </table:table-cell>
          <table:table-cell table:style-name="Default" office:value-type="string">
            <text:p>1-manjufakSuÑ-&gt;2 <text:s/>2-m{nj@f{kS=r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4"/>
          <table:table-cell office:value-type="string">
            <text:p>NOTE: this is a rule 29 exception as well</text:p>
          </table:table-cell>
          <table:table-cell table:style-name="Default" table:number-columns-repeated="1006"/>
        </table:table-row>
        <table:table-row table:style-name="ro4">
          <table:table-cell office:value-type="string">
            <text:p>often</text:p>
          </table:table-cell>
          <table:table-cell office:value-type="string">
            <text:p>adverb</text:p>
          </table:table-cell>
          <table:table-cell office:value-type="string">
            <text:p>1-Qf=n <text:s/>2-Qft@n <text:s/>3-O:f=n <text:s/>4-O:ft@n</text:p>
          </table:table-cell>
          <table:table-cell office:value-type="string">
            <text:p>1-ofn-&gt;? <text:s/>2-oftun-&gt;? <text:s/>3-Qfn-&gt;? <text:s/>4-Qftun-&gt;?</text:p>
          </table:table-cell>
          <table:table-cell/>
          <table:table-cell office:value-type="string">
            <text:p>1-Q:f=n <text:s/>2-A:f=n <text:s/>3-Q:ft@n <text:s/>4-A:ft@n</text:p>
          </table:table-cell>
          <table:table-cell office:value-type="string">
            <text:p>1-ofn-&gt;? <text:s/>2-Rfn-&gt;? <text:s/>3-oftun-&gt;? <text:s/>4-Rftun-&gt;?</text:p>
          </table:table-cell>
          <table:table-cell/>
          <table:table-cell office:value-type="string">
            <text:p>1-Qf@n <text:s/>2-Qft@n</text:p>
          </table:table-cell>
          <table:table-cell office:value-type="string">
            <text:p>1-ofun-&gt;? <text:s/>2-oftun-&gt;?</text:p>
          </table:table-cell>
          <table:table-cell/>
          <table:table-cell table:number-columns-repeated="2" office:value-type="string">
            <text:p>?</text:p>
          </table:table-cell>
          <table:table-cell table:number-columns-repeated="4"/>
          <table:table-cell office:value-type="string">
            <text:p>is a cloth set word: spell as [ofun] <text:s/>Problem- too may variations</text:p>
          </table:table-cell>
          <table:table-cell table:number-columns-repeated="1001"/>
          <table:table-cell table:style-name="ce5" table:number-columns-repeated="5"/>
        </table:table-row>
        <table:table-row table:style-name="ro4">
          <table:table-cell office:value-type="string">
            <text:p>opposite</text:p>
          </table:table-cell>
          <table:table-cell office:value-type="string">
            <text:p>prep</text:p>
          </table:table-cell>
          <table:table-cell office:value-type="string">
            <text:p>1-Qp@zIt <text:s/>2-Qp@sIt</text:p>
          </table:table-cell>
          <table:table-cell office:value-type="string">
            <text:p>1-opuzit-&gt;? <text:s/>2-opusit-&gt;?</text:p>
          </table:table-cell>
          <table:table-cell/>
          <table:table-cell office:value-type="string">
            <text:p>A:p@zIt</text:p>
          </table:table-cell>
          <table:table-cell office:value-type="string">
            <text:p>Rpuzit</text:p>
          </table:table-cell>
          <table:table-cell/>
          <table:table-cell office:value-type="string">
            <text:p>Qp@s@t</text:p>
          </table:table-cell>
          <table:table-cell office:value-type="string">
            <text:p>opusut</text:p>
          </table:table-cell>
          <table:table-cell/>
          <table:table-cell office:value-type="string">
            <text:p>?</text:p>
          </table:table-cell>
          <table:table-cell table:number-columns-repeated="5"/>
          <table:table-cell office:value-type="string">
            <text:p>Problem- if one spelling, which /s/-&gt;[S] or /z/-&gt;[z] ? <text:s/>Or spell with two spellings?</text:p>
          </table:table-cell>
          <table:table-cell table:number-columns-repeated="1002"/>
          <table:table-cell table:style-name="ce5" table:number-columns-repeated="4"/>
        </table:table-row>
        <table:table-row table:style-name="ro4">
          <table:table-cell office:value-type="string">
            <text:p>opposite</text:p>
          </table:table-cell>
          <table:table-cell office:value-type="string">
            <text:p>adj N</text:p>
          </table:table-cell>
          <table:table-cell office:value-type="string">
            <text:p>1-Qp@zIt <text:s/>2-Qp@sIt</text:p>
          </table:table-cell>
          <table:table-cell office:value-type="string">
            <text:p>1-opuzit-&gt;1 <text:s/>2-opusit-&gt;1</text:p>
          </table:table-cell>
          <table:table-cell/>
          <table:table-cell office:value-type="string">
            <text:p>A:p@zit</text:p>
          </table:table-cell>
          <table:table-cell office:value-type="string">
            <text:p>Rpuzit</text:p>
          </table:table-cell>
          <table:table-cell/>
          <table:table-cell office:value-type="string">
            <text:p>Qp@s@t</text:p>
          </table:table-cell>
          <table:table-cell office:value-type="string">
            <text:p>opusut</text:p>
          </table:table-cell>
          <table:table-cell table:number-columns-repeated="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table:style-name="Default" office:value-type="string">
            <text:p>origi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QrIdZin <text:s/>2-Qr@dZIn <text:s/>3-QrIdZ@n</text:p>
          </table:table-cell>
          <table:table-cell table:style-name="ce9" office:value-type="string">
            <text:p>1-orijin-&gt;1 <text:s/>2-orujin-&gt;1 <text:s/>3-orijun-&gt;1</text:p>
          </table:table-cell>
          <table:table-cell table:style-name="ce9"/>
          <table:table-cell table:style-name="Default" office:value-type="string">
            <text:p>1-O:rIdZIn <text:s/>2-A:rIdZIn</text:p>
          </table:table-cell>
          <table:table-cell table:style-name="ce9" office:value-type="string">
            <text:p>1-Qrijin-&gt;1 <text:s/>2-Rrijin-&gt;1</text:p>
          </table:table-cell>
          <table:table-cell table:style-name="ce9"/>
          <table:table-cell table:style-name="Default" office:value-type="string">
            <text:p>heaps</text:p>
          </table:table-cell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original</text:p>
          </table:table-cell>
          <table:table-cell office:value-type="string">
            <text:p>adj</text:p>
          </table:table-cell>
          <table:table-cell office:value-type="string">
            <text:p>@rIdZ=n@l <text:s/>2-QrIdZ=n@l <text:s/>3-@rIdZIn@l</text:p>
          </table:table-cell>
          <table:table-cell office:value-type="string">
            <text:p>1-urijnul-&gt;? <text:s/>2-orijnul-&gt;? <text:s/>3-uridinul-&gt;?</text:p>
          </table:table-cell>
          <table:table-cell/>
          <table:table-cell office:value-type="string">
            <text:p>@rIdZ=n@l</text:p>
          </table:table-cell>
          <table:table-cell office:value-type="string">
            <text:p>urijnul</text:p>
          </table:table-cell>
          <table:table-cell/>
          <table:table-cell office:value-type="string">
            <text:p>@rIdZ@n@l</text:p>
          </table:table-cell>
          <table:table-cell office:value-type="string">
            <text:p>urijunul</text:p>
          </table:table-cell>
          <table:table-cell table:number-columns-repeated="6"/>
          <table:table-cell office:value-type="string">
            <text:p>*</text:p>
          </table:table-cell>
          <table:table-cell office:value-type="string">
            <text:p>Problem- 1-should the optional schwa be spelt for main QS (and for the alt spell with [i])? <text:s/>2-ignore RP-2, the spelling that starts with /Q/?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table:style-name="Default" office:value-type="string">
            <text:p>resource</text:p>
          </table:table-cell>
          <table:table-cell table:style-name="Default" office:value-type="string">
            <text:p>noun 1 _z</text:p>
          </table:table-cell>
          <table:table-cell table:style-name="Default" office:value-type="string">
            <text:p>1-rIzO:s <text:s/>2-r@zO:s <text:s/>3-rIsO:s <text:s/>4-ri:sO:s <text:s/>5-ri:zO:s</text:p>
          </table:table-cell>
          <table:table-cell table:style-name="ce9" office:value-type="string">
            <text:p>1-rizös-&gt;1 <text:s/>2-ruzös-&gt;1 <text:s/>3-risös-&gt;2 <text:s/>4-rEsös-&gt;3 <text:s/>5-rEzös-&gt;4</text:p>
          </table:table-cell>
          <table:table-cell table:style-name="ce9"/>
          <table:table-cell table:style-name="Default" office:value-type="string">
            <text:p>1-ri:sO:rs <text:s/>2-ri:so:rs</text:p>
          </table:table-cell>
          <table:table-cell table:style-name="ce9" office:value-type="string">
            <text:p>rEsQrs-&gt;3 <text:s/>2=1</text:p>
          </table:table-cell>
          <table:table-cell table:style-name="ce9"/>
          <table:table-cell table:style-name="Default" office:value-type="string">
            <text:p>1-r@zOs <text:s/>2-r@sOs</text:p>
          </table:table-cell>
          <table:table-cell table:style-name="ce9" office:value-type="string">
            <text:p>1-ruzQs <text:s/>2-rusQs-&gt;?</text:p>
          </table:table-cell>
          <table:table-cell table:style-name="Default"/>
          <table:table-cell table:style-name="Default" office:value-type="string">
            <text:p>Four spellings <text:s/>: <text:s/>RP-2:1.25 </text:p>
          </table:table-cell>
          <table:table-cell table:style-name="ce9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4">
          <table:table-cell table:style-name="Default" office:value-type="string">
            <text:p>responsibility</text:p>
          </table:table-cell>
          <table:table-cell table:style-name="Default" office:value-type="string">
            <text:p>noun 3 z</text:p>
          </table:table-cell>
          <table:table-cell table:style-name="Default" office:value-type="string">
            <text:p>1-rIspQn(t)s@bIl@ti <text:s/>2-r@spQn(t)s@bIl@ti <text:s/>3-rIspQn(t)sIbIlIti</text:p>
          </table:table-cell>
          <table:table-cell table:style-name="ce9" office:value-type="string">
            <text:p>1-risponsubilutE-&gt;1 <text:s/>2-rusponsubilutE-&gt;1 <text:s/>3-risponsibilitE-&gt;2</text:p>
          </table:table-cell>
          <table:table-cell table:style-name="ce9"/>
          <table:table-cell table:style-name="Default" office:value-type="string">
            <text:p>rIspA:n(t)s@bIl@ti</text:p>
          </table:table-cell>
          <table:table-cell table:style-name="ce9" office:value-type="string">
            <text:p>rispRnsubilutE-&gt;1</text:p>
          </table:table-cell>
          <table:table-cell table:style-name="ce9"/>
          <table:table-cell table:style-name="Default" office:value-type="string">
            <text:p>r@spOns@bIl@ti</text:p>
          </table:table-cell>
          <table:table-cell table:style-name="ce9" office:value-type="string">
            <text:p>rusponsubilutE-&gt;1</text:p>
          </table:table-cell>
          <table:table-cell table:style-name="Default"/>
          <table:table-cell table:style-name="ce9" office:value-type="string">
            <text:p>risponsubilitE</text:p>
          </table:table-cell>
          <table:table-cell table:style-name="ce9"/>
          <table:table-cell table:style-name="Default" table:number-columns-repeated="1011"/>
        </table:table-row>
        <table:table-row table:style-name="ro4">
          <table:table-cell table:style-name="Default" office:value-type="string">
            <text:p>revolut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rev@lu:S=n <text:s/>2-rev@lju:S=n</text:p>
          </table:table-cell>
          <table:table-cell table:style-name="ce9" office:value-type="string">
            <text:p>1-revulUSn-&gt;1 <text:s/>2-revulyUSn-&gt;1</text:p>
          </table:table-cell>
          <table:table-cell table:style-name="ce9"/>
          <table:table-cell table:style-name="Default" office:value-type="string">
            <text:p>rev@lu:S=n</text:p>
          </table:table-cell>
          <table:table-cell table:style-name="ce9" office:value-type="string">
            <text:p>revulUSn</text:p>
          </table:table-cell>
          <table:table-cell table:style-name="ce9"/>
          <table:table-cell table:style-name="Default" office:value-type="string">
            <text:p>rEv@luS@n</text:p>
          </table:table-cell>
          <table:table-cell table:style-name="ce9" office:value-type="string">
            <text:p>revulUSun</text:p>
          </table:table-cell>
          <table:table-cell table:style-name="Default"/>
          <table:table-cell table:style-name="ce9" office:value-type="string">
            <text:p>revulUSn??</text:p>
          </table:table-cell>
          <table:table-cell table:style-name="ce9"/>
          <table:table-cell table:style-name="Default" table:number-columns-repeated="2"/>
          <table:table-cell table:style-name="Default" office:value-type="string">
            <text:p>Au-1:4.O <text:s/>hb? except rule 32?</text:p>
          </table:table-cell>
          <table:table-cell table:style-name="Default" table:number-columns-repeated="1008"/>
        </table:table-row>
        <table:table-row table:style-name="ro4">
          <table:table-cell table:style-name="Default" office:value-type="string">
            <text:p>roof</text:p>
          </table:table-cell>
          <table:table-cell table:style-name="Default" office:value-type="string">
            <text:p>noun 4</text:p>
          </table:table-cell>
          <table:table-cell table:style-name="Default" office:value-type="string">
            <text:p>1-ru:f <text:s/>2-rUf</text:p>
          </table:table-cell>
          <table:table-cell table:style-name="ce9" office:value-type="string">
            <text:p>1-rUf-&gt;1 <text:s/>2-rVf-&gt;?</text:p>
          </table:table-cell>
          <table:table-cell table:style-name="ce9"/>
          <table:table-cell table:style-name="Default" office:value-type="string">
            <text:p>ru:f</text:p>
          </table:table-cell>
          <table:table-cell table:style-name="ce9" office:value-type="string">
            <text:p>rUf</text:p>
          </table:table-cell>
          <table:table-cell table:style-name="ce9"/>
          <table:table-cell table:style-name="Default" office:value-type="string">
            <text:p>ruf</text:p>
          </table:table-cell>
          <table:table-cell table:style-name="ce9" office:value-type="string">
            <text:p>rUf</text:p>
          </table:table-cell>
          <table:table-cell table:style-name="Default"/>
          <table:table-cell table:style-name="ce9" office:value-type="string">
            <text:p>?</text:p>
          </table:table-cell>
          <table:table-cell table:style-name="ce9"/>
          <table:table-cell table:style-name="Default" table:number-columns-repeated="2"/>
          <table:table-cell table:style-name="Default" office:value-type="string">
            <text:p>hb: c/f room</text:p>
          </table:table-cell>
          <table:table-cell table:style-name="Default" table:number-columns-repeated="1008"/>
        </table:table-row>
        <table:table-row table:style-name="ro4">
          <table:table-cell table:style-name="Default" office:value-type="string">
            <text:p>roofs</text:p>
          </table:table-cell>
          <table:table-cell table:style-name="Default" office:value-type="string">
            <text:p>noun 5</text:p>
          </table:table-cell>
          <table:table-cell table:style-name="Default" office:value-type="string">
            <text:p>1-ru:fs <text:s/>2-ru:vz <text:s/>3-rUfs</text:p>
          </table:table-cell>
          <table:table-cell table:style-name="ce9" office:value-type="string">
            <text:p>1-rUfs-&gt;1 <text:s/>2-rUvz-&gt;2 <text:s/>3-rVfs-&gt;?</text:p>
          </table:table-cell>
          <table:table-cell table:style-name="ce9"/>
          <table:table-cell table:style-name="Default" office:value-type="string">
            <text:p>ru:fs</text:p>
          </table:table-cell>
          <table:table-cell table:style-name="ce9" office:value-type="string">
            <text:p>rUfs-&gt;1</text:p>
          </table:table-cell>
          <table:table-cell table:style-name="ce9"/>
          <table:table-cell table:style-name="Default" office:value-type="string">
            <text:p>1-rufs <text:s/>2-ruvz</text:p>
          </table:table-cell>
          <table:table-cell table:style-name="ce9" office:value-type="string">
            <text:p>1-rUfs-&gt;1 <text:s/>2-rUvz-&gt;?</text:p>
          </table:table-cell>
          <table:table-cell table:style-name="Default"/>
          <table:table-cell table:style-name="ce9" table:number-columns-repeated="2"/>
          <table:table-cell table:style-name="Default" table:number-columns-repeated="2"/>
          <table:table-cell table:style-name="Default" office:value-type="string">
            <text:p>hb: c/f room</text:p>
          </table:table-cell>
          <table:table-cell table:style-name="Default" table:number-columns-repeated="1008"/>
        </table:table-row>
        <table:table-row table:style-name="ro4">
          <table:table-cell office:value-type="string">
            <text:p>room</text:p>
          </table:table-cell>
          <table:table-cell office:value-type="string">
            <text:p>noun 1z</text:p>
          </table:table-cell>
          <table:table-cell office:value-type="string">
            <text:p>1-ru:m <text:s/>2-rUm</text:p>
          </table:table-cell>
          <table:table-cell office:value-type="string">
            <text:p>1-rUm-&gt;1 <text:s/>2-rVm-&gt;2</text:p>
          </table:table-cell>
          <table:table-cell/>
          <table:table-cell office:value-type="string">
            <text:p>ru:m</text:p>
          </table:table-cell>
          <table:table-cell office:value-type="string">
            <text:p>rUm-&gt;1</text:p>
          </table:table-cell>
          <table:table-cell/>
          <table:table-cell office:value-type="string">
            <text:p>rum</text:p>
          </table:table-cell>
          <table:table-cell office:value-type="string">
            <text:p>rUm</text:p>
          </table:table-cell>
          <table:table-cell table:number-columns-repeated="7"/>
          <table:table-cell office:value-type="string">
            <text:p>Problem- see _bedroom_ above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table:style-name="Default" office:value-type="string">
            <text:p>picture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pIktS@ <text:s/>2-pIKS@</text:p>
          </table:table-cell>
          <table:table-cell table:style-name="ce9" office:value-type="string">
            <text:p>1-pikCuÑ-&gt;1 <text:s/>2-pikSuÑ-&gt;?</text:p>
          </table:table-cell>
          <table:table-cell table:style-name="ce9"/>
          <table:table-cell table:style-name="Default" office:value-type="string">
            <text:p>pIktS=r</text:p>
          </table:table-cell>
          <table:table-cell table:style-name="ce9" office:value-type="string">
            <text:p>pikCur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police</text:p>
          </table:table-cell>
          <table:table-cell office:value-type="string">
            <text:p>noun 0</text:p>
          </table:table-cell>
          <table:table-cell office:value-type="string">
            <text:p>1-p@li:s <text:s/>2-pUli:s <text:s/>3-pli:s</text:p>
          </table:table-cell>
          <table:table-cell office:value-type="string">
            <text:p>1-pulEs-&gt;? <text:s/>2-pVlEs-&gt; <text:s/>3-plEs-&gt;</text:p>
          </table:table-cell>
          <table:table-cell/>
          <table:table-cell office:value-type="string">
            <text:p>p@li:s</text:p>
          </table:table-cell>
          <table:table-cell office:value-type="string">
            <text:p>pulEs-&gt;1</text:p>
          </table:table-cell>
          <table:table-cell/>
          <table:table-cell office:value-type="string">
            <text:p>p@lis</text:p>
          </table:table-cell>
          <table:table-cell office:value-type="string">
            <text:p>pulEs</text:p>
          </table:table-cell>
          <table:table-cell/>
          <table:table-cell office:value-type="string">
            <text:p>pulEs</text:p>
          </table:table-cell>
          <table:table-cell office:value-type="string">
            <text:p>??</text:p>
          </table:table-cell>
          <table:table-cell table:number-columns-repeated="1008"/>
          <table:table-cell table:style-name="ce5" table:number-columns-repeated="3"/>
        </table:table-row>
        <table:table-row table:style-name="ro4">
          <table:table-cell office:value-type="string">
            <text:p>potential</text:p>
          </table:table-cell>
          <table:table-cell office:value-type="string">
            <text:p>adj</text:p>
          </table:table-cell>
          <table:table-cell office:value-type="string">
            <text:p>1-p@ten(t)S=l <text:s/>2-p@Uten(t)S=l</text:p>
          </table:table-cell>
          <table:table-cell office:value-type="string">
            <text:p>1-putenSl-&gt;? <text:s/>2-pOtenSl-&gt;?</text:p>
          </table:table-cell>
          <table:table-cell/>
          <table:table-cell office:value-type="string">
            <text:p>p@ten(t))S=l</text:p>
          </table:table-cell>
          <table:table-cell office:value-type="string">
            <text:p>putenSl</text:p>
          </table:table-cell>
          <table:table-cell/>
          <table:table-cell office:value-type="string">
            <text:p>p@tEnS@l</text:p>
          </table:table-cell>
          <table:table-cell office:value-type="string">
            <text:p>putensul</text:p>
          </table:table-cell>
          <table:table-cell table:number-columns-repeated="6"/>
          <table:table-cell office:value-type="string">
            <text:p>*</text:p>
          </table:table-cell>
          <table:table-cell office:value-type="string">
            <text:p>Problem- should the main vowel by commA or GOAT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question</text:p>
          </table:table-cell>
          <table:table-cell office:value-type="string">
            <text:p>verb 1 dzn</text:p>
          </table:table-cell>
          <table:table-cell office:value-type="string">
            <text:p>1-kwestS@n <text:s/>2-kweS@n <text:s/>3-kwestj@n</text:p>
          </table:table-cell>
          <table:table-cell office:value-type="string">
            <text:p>1-kwesCun-&gt;1 <text:s/>2-kweSun-&gt;1 <text:s/>3-kwestyun-&gt;1</text:p>
          </table:table-cell>
          <table:table-cell/>
          <table:table-cell office:value-type="string">
            <text:p>kwestS@n</text:p>
          </table:table-cell>
          <table:table-cell office:value-type="string">
            <text:p>kwesCun</text:p>
          </table:table-cell>
          <table:table-cell/>
          <table:table-cell office:value-type="string">
            <text:p>kwEstS@n</text:p>
          </table:table-cell>
          <table:table-cell office:value-type="string">
            <text:p>kwusCun</text:p>
          </table:table-cell>
          <table:table-cell/>
          <table:table-cell office:value-type="string">
            <text:p>kwesCun</text:p>
          </table:table-cell>
          <table:table-cell office:value-type="string">
            <text:p>kweSn</text:p>
          </table:table-cell>
          <table:table-cell table:number-columns-repeated="7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table:style-name="Default" office:value-type="string">
            <text:p>secretary</text:p>
          </table:table-cell>
          <table:table-cell table:style-name="Default" office:value-type="string">
            <text:p>noun 3 z</text:p>
          </table:table-cell>
          <table:table-cell table:style-name="Default" office:value-type="string">
            <text:p>1-sekr@t@ri <text:s/>2-sekrIt@ri <text:s/>3-sekr@teri <text:s/>4-sekrIteri</text:p>
          </table:table-cell>
          <table:table-cell table:style-name="ce9" office:value-type="string">
            <text:p>1-sekruturE-&gt;? <text:s/>2-sekriture-&gt;? <text:s/>3-sekruterE-&gt;? <text:s/>4-sekriterE-&gt;?</text:p>
          </table:table-cell>
          <table:table-cell table:style-name="ce9"/>
          <table:table-cell table:style-name="Default" office:value-type="string">
            <text:p>sekr@teri</text:p>
          </table:table-cell>
          <table:table-cell table:style-name="ce9" office:value-type="string">
            <text:p>sekruterE-&gt;?</text:p>
          </table:table-cell>
          <table:table-cell table:style-name="ce9"/>
          <table:table-cell table:style-name="Default" office:value-type="string">
            <text:p>1-sEkr@tri <text:s/>2-sEkr@t@ri</text:p>
          </table:table-cell>
          <table:table-cell table:style-name="ce9" office:value-type="string">
            <text:p>1-sekrutrE-&gt; <text:s/>2-sekruturE-&gt;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office:value-type="string">
            <text:p>security</text:p>
          </table:table-cell>
          <table:table-cell table:style-name="Default" office:value-type="string">
            <text:p>3 z</text:p>
          </table:table-cell>
          <table:table-cell table:style-name="Default" office:value-type="string">
            <text:p>1-sIkjU@r@ti <text:s/>2-s@kjU@r@ti <text:s/>3-sIkjO:r@ti <text:s/>4-sIkjU@rIti</text:p>
          </table:table-cell>
          <table:table-cell table:style-name="ce9" office:value-type="string">
            <text:p>1-sikyÜutE-&gt;1 <text:s/>2-sukyÜutE-&gt;1 <text:s/>3-sikyQrutE-&gt;1 <text:s/>4-sikyÜiti-&gt;2</text:p>
          </table:table-cell>
          <table:table-cell table:style-name="ce9"/>
          <table:table-cell table:style-name="Default" office:value-type="string">
            <text:p>sIkjUr@ti</text:p>
          </table:table-cell>
          <table:table-cell table:style-name="ce9" office:value-type="string">
            <text:p>sikyÜutE-&gt;1</text:p>
          </table:table-cell>
          <table:table-cell table:style-name="ce9"/>
          <table:table-cell table:style-name="Default" office:value-type="string">
            <text:p>s@kjur@ti</text:p>
          </table:table-cell>
          <table:table-cell table:style-name="ce9" office:value-type="string">
            <text:p>sukyUrutE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office:value-type="string">
            <text:p>solution</text:p>
          </table:table-cell>
          <table:table-cell table:style-name="Default" office:value-type="string">
            <text:p>1 z</text:p>
          </table:table-cell>
          <table:table-cell table:style-name="Default" office:value-type="string">
            <text:p>1-s@lu:S=n <text:s/>2-s@lju:S=n</text:p>
          </table:table-cell>
          <table:table-cell table:style-name="ce9" office:value-type="string">
            <text:p>1-sulUSn-&gt;1 <text:s/>2-sulyUSn-&gt;?</text:p>
          </table:table-cell>
          <table:table-cell table:style-name="ce9"/>
          <table:table-cell table:style-name="Default" office:value-type="string">
            <text:p>s@lu:S=n</text:p>
          </table:table-cell>
          <table:table-cell table:style-name="ce9" office:value-type="string">
            <text:p>sulUSn-&gt;?</text:p>
          </table:table-cell>
          <table:table-cell table:style-name="ce9"/>
          <table:table-cell table:style-name="Default" office:value-type="string">
            <text:p>s@luS@n</text:p>
          </table:table-cell>
          <table:table-cell table:style-name="ce9" office:value-type="string">
            <text:p>sulUSun</text:p>
          </table:table-cell>
          <table:table-cell table:style-name="Default"/>
          <table:table-cell table:style-name="ce9" office:value-type="string">
            <text:p>sulUSn</text:p>
          </table:table-cell>
          <table:table-cell table:style-name="ce9"/>
          <table:table-cell table:style-name="Default" table:number-columns-repeated="2"/>
          <table:table-cell table:style-name="Default" office:value-type="string">
            <text:p>hb : except rule32?</text:p>
          </table:table-cell>
          <table:table-cell table:style-name="Default" table:number-columns-repeated="1008"/>
        </table:table-row>
        <table:table-row table:style-name="ro5">
          <table:table-cell office:value-type="string">
            <text:p>structural</text:p>
          </table:table-cell>
          <table:table-cell office:value-type="string">
            <text:p>adj</text:p>
          </table:table-cell>
          <table:table-cell office:value-type="string">
            <text:p>strVktS=r@l</text:p>
          </table:table-cell>
          <table:table-cell office:value-type="string">
            <text:p>strukCurul</text:p>
          </table:table-cell>
          <table:table-cell/>
          <table:table-cell office:value-type="string">
            <text:p>strVkS=r@l</text:p>
          </table:table-cell>
          <table:table-cell office:value-type="string">
            <text:p>strukSurul</text:p>
          </table:table-cell>
          <table:table-cell/>
          <table:table-cell office:value-type="string">
            <text:p>strVktS@r@l</text:p>
          </table:table-cell>
          <table:table-cell office:value-type="string">
            <text:p>strukCurul</text:p>
          </table:table-cell>
          <table:table-cell table:number-columns-repeated="7"/>
          <table:table-cell office:value-type="string">
            <text:p>Problem- is the _-ct-_ part /tS/-&gt;[<text:span text:style-name="T1">C</text:span>] or /S/-&gt;[<text:span text:style-name="T1">S]</text:span> ?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suggest</text:p>
          </table:table-cell>
          <table:table-cell office:value-type="string">
            <text:p>verb 1 _dsn</text:p>
          </table:table-cell>
          <table:table-cell office:value-type="string">
            <text:p>s@dZest</text:p>
          </table:table-cell>
          <table:table-cell office:value-type="string">
            <text:p>sujest-&gt;1</text:p>
          </table:table-cell>
          <table:table-cell/>
          <table:table-cell office:value-type="string">
            <text:p>s@gdZest</text:p>
          </table:table-cell>
          <table:table-cell office:value-type="string">
            <text:p>sugjest-&gt;2</text:p>
          </table:table-cell>
          <table:table-cell/>
          <table:table-cell office:value-type="string">
            <text:p>s@dZEst</text:p>
          </table:table-cell>
          <table:table-cell office:value-type="string">
            <text:p>sujest-&gt;1</text:p>
          </table:table-cell>
          <table:table-cell/>
          <table:table-cell office:value-type="string">
            <text:p>sujest</text:p>
          </table:table-cell>
          <table:table-cell office:value-type="string">
            <text:p>sugjest</text:p>
          </table:table-cell>
          <table:table-cell table:number-columns-repeated="7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suit</text:p>
          </table:table-cell>
          <table:table-cell office:value-type="string">
            <text:p>verb 1 _dsn</text:p>
          </table:table-cell>
          <table:table-cell office:value-type="string">
            <text:p>1-su:t <text:s/>2-sju:t</text:p>
          </table:table-cell>
          <table:table-cell office:value-type="string">
            <text:p>1-sUt-&gt;1 <text:s/>2-syUt-&gt;1</text:p>
          </table:table-cell>
          <table:table-cell/>
          <table:table-cell office:value-type="string">
            <text:p>su:t</text:p>
          </table:table-cell>
          <table:table-cell office:value-type="string">
            <text:p>sUt</text:p>
          </table:table-cell>
          <table:table-cell/>
          <table:table-cell office:value-type="string">
            <text:p>sut</text:p>
          </table:table-cell>
          <table:table-cell office:value-type="string">
            <text:p>sUt</text:p>
          </table:table-cell>
          <table:table-cell/>
          <table:table-cell office:value-type="string">
            <text:p>syUt</text:p>
          </table:table-cell>
          <table:table-cell table:number-columns-repeated="3"/>
          <table:table-cell office:value-type="string">
            <text:p>RP-1:1.32 <text:s/>GA-1:1.32 <text:s/>Au-1:1.32</text:p>
          </table:table-cell>
          <table:table-cell table:number-columns-repeated="4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supposed</text:p>
          </table:table-cell>
          <table:table-cell office:value-type="string">
            <text:p>adj</text:p>
          </table:table-cell>
          <table:table-cell office:value-type="string">
            <text:p>1-s@p@Uzd <text:s/>1-s@p@UzId <text:s/>3-s@p@Uz@d</text:p>
          </table:table-cell>
          <table:table-cell office:value-type="string">
            <text:p>1-supOzd-&gt;1 <text:s/>2-supOzid-&gt;2 <text:s/>3-supOzud-&gt;3</text:p>
          </table:table-cell>
          <table:table-cell/>
          <table:table-cell office:value-type="string">
            <text:p>1-s@poUzd <text:s/>2-s@poUz@d</text:p>
          </table:table-cell>
          <table:table-cell office:value-type="string">
            <text:p>1-supOzd-&gt;1 <text:s/>2-supOzud-&gt;3</text:p>
          </table:table-cell>
          <table:table-cell/>
          <table:table-cell office:value-type="string">
            <text:p>1-s@poUzd <text:s/>2-s@poUz@d</text:p>
          </table:table-cell>
          <table:table-cell office:value-type="string">
            <text:p>1-supOzd-&gt;1 <text:s/>2-supOzud-&gt;3</text:p>
          </table:table-cell>
          <table:table-cell/>
          <table:table-cell office:value-type="string">
            <text:p>supOzd</text:p>
          </table:table-cell>
          <table:table-cell office:value-type="string">
            <text:p>supOzid <text:s/>supOzud</text:p>
          </table:table-cell>
          <table:table-cell table:number-columns-repeated="4"/>
          <table:table-cell office:value-type="string">
            <text:p>Problem- 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table:style-name="Default" office:value-type="string">
            <text:p>structure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strVktS@ <text:s/>2-strVkS@</text:p>
          </table:table-cell>
          <table:table-cell table:style-name="ce9" office:value-type="string">
            <text:p>1-strukCuÑ-&gt;1 <text:s/>2-strukSuÑ-&gt;?</text:p>
          </table:table-cell>
          <table:table-cell table:style-name="ce9"/>
          <table:table-cell table:style-name="Default" office:value-type="string">
            <text:p>strVktS=r</text:p>
          </table:table-cell>
          <table:table-cell table:style-name="ce9" office:value-type="string">
            <text:p>strukCur</text:p>
          </table:table-cell>
          <table:table-cell table:style-name="ce9"/>
          <table:table-cell table:style-name="Default" office:value-type="string">
            <text:p>strVktS@</text:p>
          </table:table-cell>
          <table:table-cell table:style-name="ce9" office:value-type="string">
            <text:p>strukCuÑ</text:p>
          </table:table-cell>
          <table:table-cell table:style-name="Default"/>
          <table:table-cell table:style-name="ce9" office:value-type="string">
            <text:p>strukCuÑ</text:p>
          </table:table-cell>
          <table:table-cell table:style-name="ce9"/>
          <table:table-cell table:style-name="Default" table:number-columns-repeated="1011"/>
        </table:table-row>
        <table:table-row table:style-name="ro4">
          <table:table-cell table:style-name="Default" office:value-type="string">
            <text:p>territory</text:p>
          </table:table-cell>
          <table:table-cell table:style-name="Default" office:value-type="string">
            <text:p>noun 3 z</text:p>
          </table:table-cell>
          <table:table-cell table:style-name="Default" office:value-type="string">
            <text:p>1-ter@t@ri <text:s/>2-terIt@ri</text:p>
          </table:table-cell>
          <table:table-cell table:style-name="ce9" office:value-type="string">
            <text:p>1-teruturE-&gt;? <text:s/>2-teriturE-&gt;?</text:p>
          </table:table-cell>
          <table:table-cell table:style-name="ce9"/>
          <table:table-cell table:style-name="Default" office:value-type="string">
            <text:p>1-tertO:rti <text:s/>2-terto:ri</text:p>
          </table:table-cell>
          <table:table-cell table:style-name="ce9" office:value-type="string">
            <text:p>1-tertQrE-&gt;? 2=1</text:p>
          </table:table-cell>
          <table:table-cell table:style-name="ce9"/>
          <table:table-cell table:style-name="Default" office:value-type="string">
            <text:p>1-tEr@tri <text:s/>2-tEr@t@ri</text:p>
          </table:table-cell>
          <table:table-cell table:style-name="ce9" office:value-type="string">
            <text:p>1-terutrE-&gt;? <text:s/>2-teruturE-&gt;?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theoretical</text:p>
          </table:table-cell>
          <table:table-cell office:value-type="string">
            <text:p>adj</text:p>
          </table:table-cell>
          <table:table-cell office:value-type="string">
            <text:p>TI@retIk=l</text:p>
          </table:table-cell>
          <table:table-cell office:value-type="string">
            <text:p>Tiuretikl ??</text:p>
          </table:table-cell>
          <table:table-cell/>
          <table:table-cell office:value-type="string">
            <text:p>1-Ti:@retIk=l <text:s/>2-TI@retIk=l</text:p>
          </table:table-cell>
          <table:table-cell office:value-type="string">
            <text:p>1-TEuretikl-&gt;? <text:s/>2-Tiuretikl-&gt;</text:p>
          </table:table-cell>
          <table:table-cell/>
          <table:table-cell office:value-type="string">
            <text:p>Ti@rEtIk@l</text:p>
          </table:table-cell>
          <table:table-cell office:value-type="string">
            <text:p>TEuretikul</text:p>
          </table:table-cell>
          <table:table-cell table:number-columns-repeated="7"/>
          <table:table-cell office:value-type="string">
            <text:p>Problem- is this a NEAR set compound vowel word? <text:s/>Or are the vowels separate (the dictionary actually list the r in the following syllable and for GA-1 the schwa is a syllable by itself)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toward</text:p>
          </table:table-cell>
          <table:table-cell office:value-type="string">
            <text:p>prep</text:p>
          </table:table-cell>
          <table:table-cell office:value-type="string">
            <text:p>1-t@wO:d <text:s/>2-tuwO:d <text:s/>3-tO:d</text:p>
          </table:table-cell>
          <table:table-cell office:value-type="string">
            <text:p>1-tuwöd-&gt;? <text:s/>2-tUwöd-&gt;? <text:s/>3-töd-&gt;?</text:p>
          </table:table-cell>
          <table:table-cell/>
          <table:table-cell office:value-type="string">
            <text:p>1-tO:rd <text:s/>2-to:rd <text:s/>3-t@wO:rd <text:s/>4-twO:rd <text:s/>5-two:rd</text:p>
          </table:table-cell>
          <table:table-cell office:value-type="string">
            <text:p>1-tQrd-&gt;? <text:s/>2-tQrd-&gt;? <text:s/>3-tuwQrd-&gt;? <text:s/>4-twQrd-&gt;? <text:s/>5-twQrd-&gt;?</text:p>
          </table:table-cell>
          <table:table-cell/>
          <table:table-cell office:value-type="string">
            <text:p>t@wOd</text:p>
          </table:table-cell>
          <table:table-cell office:value-type="string">
            <text:p>tuwöd-&gt;?</text:p>
          </table:table-cell>
          <table:table-cell/>
          <table:table-cell office:value-type="string">
            <text:p>?</text:p>
          </table:table-cell>
          <table:table-cell table:number-columns-repeated="4"/>
          <table:table-cell office:value-type="string">
            <text:p>f?</text:p>
          </table:table-cell>
          <table:table-cell office:value-type="string">
            <text:p>Problem- if one spelling do we spell the /w/ or not? Or spell with two spellings?</text:p>
          </table:table-cell>
          <table:table-cell table:number-columns-repeated="1002"/>
          <table:table-cell table:style-name="ce5" table:number-columns-repeated="4"/>
        </table:table-row>
        <table:table-row table:style-name="ro4">
          <table:table-cell office:value-type="string">
            <text:p>towards</text:p>
          </table:table-cell>
          <table:table-cell office:value-type="string">
            <text:p>prep</text:p>
          </table:table-cell>
          <table:table-cell office:value-type="string">
            <text:p>1-t@wO:dz <text:s/>2-tuwO:dz <text:s/>3-tO:dz</text:p>
          </table:table-cell>
          <table:table-cell office:value-type="string">
            <text:p>1-tuwödz-&gt;? <text:s/>2-tUwödz-&gt;? <text:s/>3-tödz-&gt;?</text:p>
          </table:table-cell>
          <table:table-cell/>
          <table:table-cell office:value-type="string">
            <text:p>1-tO:rdz <text:s/>2-to:rdz <text:s/>3-t@wO:rdz <text:s/>4-twO:rdz <text:s/>5-two:rdz</text:p>
          </table:table-cell>
          <table:table-cell office:value-type="string">
            <text:p>1-tQrdz-&gt;? <text:s/>2-tQrdz-&gt;? <text:s/>3-tuwQrdz-&gt;? <text:s/>4-twQrdz-&gt;? <text:s/>5-twQrdz-&gt;?</text:p>
          </table:table-cell>
          <table:table-cell/>
          <table:table-cell office:value-type="string">
            <text:p>1-t@wOdz <text:s/>2-tOdz</text:p>
          </table:table-cell>
          <table:table-cell office:value-type="string">
            <text:p>1-tuwödz <text:s/>2-tödz</text:p>
          </table:table-cell>
          <table:table-cell/>
          <table:table-cell office:value-type="string">
            <text:p>?</text:p>
          </table:table-cell>
          <table:table-cell table:number-columns-repeated="4"/>
          <table:table-cell office:value-type="string">
            <text:p>f?</text:p>
          </table:table-cell>
          <table:table-cell office:value-type="string">
            <text:p>as above</text:p>
          </table:table-cell>
          <table:table-cell table:number-columns-repeated="1002"/>
          <table:table-cell table:style-name="ce5" table:number-columns-repeated="4"/>
        </table:table-row>
        <table:table-row table:style-name="ro5">
          <table:table-cell office:value-type="string">
            <text:p>unemployed</text:p>
          </table:table-cell>
          <table:table-cell office:value-type="string">
            <text:p>adj</text:p>
          </table:table-cell>
          <table:table-cell office:value-type="string">
            <text:p>1-VnImplOId <text:s/>2-VnemplOId <text:s/>3-Vn@mplOId</text:p>
          </table:table-cell>
          <table:table-cell office:value-type="string">
            <text:p>1-unimplYd-&gt;? <text:s/>2-unemplYd-&gt; <text:s/>3-unumplYd-&gt;</text:p>
          </table:table-cell>
          <table:table-cell/>
          <table:table-cell office:value-type="string">
            <text:p>VnImplOId</text:p>
          </table:table-cell>
          <table:table-cell office:value-type="string">
            <text:p>unimplYd</text:p>
          </table:table-cell>
          <table:table-cell/>
          <table:table-cell office:value-type="string">
            <text:p>1-Vn@mplOId <text:s/>2-VnEmplOId</text:p>
          </table:table-cell>
          <table:table-cell office:value-type="string">
            <text:p>1-unumplYd-&gt; <text:s/>2-unemplYd-&gt;</text:p>
          </table:table-cell>
          <table:table-cell table:number-columns-repeated="7"/>
          <table:table-cell office:value-type="string">
            <text:p>Problem- is the second vowel /I/-&gt;[<text:span text:style-name="T1">i</text:span>], /e|E/-&gt;[<text:span text:style-name="T1">e</text:span>] or /@/-&gt;[<text:span text:style-name="T1">u</text:span>] ?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table:style-name="Default" office:value-type="string">
            <text:p>un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ju:ni@n</text:p>
          </table:table-cell>
          <table:table-cell table:style-name="ce9" office:value-type="string">
            <text:p>yUnEun</text:p>
          </table:table-cell>
          <table:table-cell table:style-name="ce9"/>
          <table:table-cell table:style-name="Default" office:value-type="string">
            <text:p>ju:nj@n</text:p>
          </table:table-cell>
          <table:table-cell table:style-name="ce9" office:value-type="string">
            <text:p>yUnyun</text:p>
          </table:table-cell>
          <table:table-cell table:style-name="ce9"/>
          <table:table-cell table:style-name="Default" office:value-type="string">
            <text:p>junj@n</text:p>
          </table:table-cell>
          <table:table-cell table:style-name="ce9" office:value-type="string">
            <text:p>yUnyun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via</text:p>
          </table:table-cell>
          <table:table-cell office:value-type="string">
            <text:p>prep</text:p>
          </table:table-cell>
          <table:table-cell office:value-type="string">
            <text:p>vaI@</text:p>
          </table:table-cell>
          <table:table-cell office:value-type="string">
            <text:p>vIu</text:p>
          </table:table-cell>
          <table:table-cell/>
          <table:table-cell office:value-type="string">
            <text:p>vi:@</text:p>
          </table:table-cell>
          <table:table-cell office:value-type="string">
            <text:p>vEu</text:p>
          </table:table-cell>
          <table:table-cell/>
          <table:table-cell office:value-type="string">
            <text:p>vaI@</text:p>
          </table:table-cell>
          <table:table-cell office:value-type="string">
            <text:p>vIu</text:p>
          </table:table-cell>
          <table:table-cell/>
          <table:table-cell office:value-type="string">
            <text:p>?</text:p>
          </table:table-cell>
          <table:table-cell table:number-columns-repeated="1008"/>
          <table:table-cell table:style-name="ce5" table:number-columns-repeated="4"/>
        </table:table-row>
        <table:table-row table:style-name="ro4">
          <table:table-cell table:style-name="Default" office:value-type="string">
            <text:p>vers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v3:S=n <text:s/>2-v3:z=n</text:p>
          </table:table-cell>
          <table:table-cell table:style-name="ce9" office:value-type="string">
            <text:p>1-vüSn-&gt;1 <text:s/>2-vüzn-&gt;?</text:p>
          </table:table-cell>
          <table:table-cell table:style-name="ce9"/>
          <table:table-cell table:style-name="Default" office:value-type="string">
            <text:p>1-v3`:z=n <text:s/>2-v3`:S=n</text:p>
          </table:table-cell>
          <table:table-cell table:style-name="ce9" office:value-type="string">
            <text:p>1-vüzn-&gt;? <text:s/>2-vüSn-&gt;?</text:p>
          </table:table-cell>
          <table:table-cell table:style-name="ce9"/>
          <table:table-cell table:style-name="Default" office:value-type="string">
            <text:p>v3Z@n</text:p>
          </table:table-cell>
          <table:table-cell table:style-name="ce9" office:value-type="string">
            <text:p>vüZun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worry</text:p>
          </table:table-cell>
          <table:table-cell office:value-type="string">
            <text:p>verb 4 dzn</text:p>
          </table:table-cell>
          <table:table-cell office:value-type="string">
            <text:p>wVri</text:p>
          </table:table-cell>
          <table:table-cell office:value-type="string">
            <text:p>wurE-&gt;1</text:p>
          </table:table-cell>
          <table:table-cell/>
          <table:table-cell office:value-type="string">
            <text:p>w3`:i</text:p>
          </table:table-cell>
          <table:table-cell office:value-type="string">
            <text:p>wüE-&gt;2</text:p>
          </table:table-cell>
          <table:table-cell/>
          <table:table-cell office:value-type="string">
            <text:p>1-wVri <text:s/>2-wQri</text:p>
          </table:table-cell>
          <table:table-cell office:value-type="string">
            <text:p>1-wurE-&gt;1 <text:s/>2-worE-&gt;1</text:p>
          </table:table-cell>
          <table:table-cell/>
          <table:table-cell office:value-type="string">
            <text:p>wurE</text:p>
          </table:table-cell>
          <table:table-cell office:value-type="string">
            <text:p>wüE</text:p>
          </table:table-cell>
          <table:table-cell table:number-columns-repeated="2"/>
          <table:table-cell office:value-type="string">
            <text:p>Au-2:1.C</text:p>
          </table:table-cell>
          <table:table-cell/>
          <table:table-cell office:value-type="string">
            <text:p>Problem- what is the vowel lexical set</text:p>
          </table:table-cell>
          <table:table-cell table:number-columns-repeated="2"/>
          <table:table-cell table:style-name="Default"/>
          <table:table-cell table:number-columns-repeated="1002"/>
          <table:table-cell table:style-name="Default"/>
        </table:table-row>
        <table:table-row table:style-name="ro4" table:number-rows-repeated="2">
          <table:table-cell table:number-columns-repeated="1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5">
          <table:table-cell table:style-name="ce4" office:value-type="string">
            <text:p>This group: in these words does the _-age_ suffix -&gt; [-<text:span text:style-name="T1">ij</text:span>] or [-<text:span text:style-name="T1">uj</text:span>] : The dictionaries suggest [-<text:span text:style-name="T1">ij</text:span>] but in the manual regarding senior script says [-<text:span text:style-name="T1">uj</text:span>]? </text:p>
          </table:table-cell>
          <table:table-cell table:number-columns-repeated="1019"/>
          <table:table-cell table:style-name="ce5" table:number-columns-repeated="4"/>
        </table:table-row>
        <table:table-row table:style-name="ro4">
          <table:table-cell office:value-type="string">
            <text:p>encourage</text:p>
          </table:table-cell>
          <table:table-cell office:value-type="string">
            <text:p>verb 3 d_zn</text:p>
          </table:table-cell>
          <table:table-cell office:value-type="string">
            <text:p>1-InkVrIdZ <text:s/>2-enkVrIdZ <text:s/>3-@nkVrIdZ <text:s/>4-INkVrIdZ <text:s/>5-eNkVrIdZ <text:s/>6-@NkVrIdZ</text:p>
          </table:table-cell>
          <table:table-cell office:value-type="string">
            <text:p>1-inkurij-&gt;2 <text:s/>2-enkurij-&gt;1 <text:s/>3-unkurij-&gt;2 <text:s/>4-iNkurij-&gt;2 <text:s/>5-eNkurij-&gt;1 <text:s/>6-uNkurij-&gt;2 <text:s/></text:p>
          </table:table-cell>
          <table:table-cell/>
          <table:table-cell office:value-type="string">
            <text:p>InkVrIdZ</text:p>
          </table:table-cell>
          <table:table-cell office:value-type="string">
            <text:p>inkurij-&gt;2</text:p>
          </table:table-cell>
          <table:table-cell/>
          <table:table-cell office:value-type="string">
            <text:p>rp (6 options - variant by rule)</text:p>
          </table:table-cell>
          <table:table-cell table:number-columns-repeated="11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engage</text:p>
          </table:table-cell>
          <table:table-cell office:value-type="string">
            <text:p>verb 3 d_zn</text:p>
          </table:table-cell>
          <table:table-cell office:value-type="string">
            <text:p>1-IngeIdZ <text:s/>2-engeIdZ <text:s/>3-@ngeIdZ <text:s/>4-INgeIdZ <text:s/>5-eNgeIdZ <text:s/>6-@NgeIdZ</text:p>
          </table:table-cell>
          <table:table-cell office:value-type="string">
            <text:p>1-ingAj-&gt;2 <text:s/>2-engAj-&gt;1 <text:s/>3-ungAj-&gt;1 <text:s/>4-iNgAj-&gt;2 <text:s/>5-eNgAj-&gt;1 <text:s/>6-uNgAj-&gt;2</text:p>
          </table:table-cell>
          <table:table-cell/>
          <table:table-cell office:value-type="string">
            <text:p>IngeIdZ</text:p>
          </table:table-cell>
          <table:table-cell office:value-type="string">
            <text:p>ingAj-&gt;2</text:p>
          </table:table-cell>
          <table:table-cell/>
          <table:table-cell office:value-type="string">
            <text:p>rp (6 options - variant by rule)</text:p>
          </table:table-cell>
          <table:table-cell table:number-columns-repeated="11"/>
          <table:table-cell table:style-name="Default"/>
          <table:table-cell table:number-columns-repeated="1002"/>
          <table:table-cell table:style-name="Default"/>
        </table:table-row>
        <table:table-row table:style-name="ro4" table:number-rows-repeated="2">
          <table:table-cell table:number-columns-repeated="1015"/>
          <table:table-cell table:style-name="ce5" table:number-columns-repeated="9"/>
        </table:table-row>
        <table:table-row table:style-name="ro5">
          <table:table-cell table:style-name="ce4" office:value-type="string">
            <text:p>This group: _s_ -&gt; [<text:span text:style-name="T1">S</text:span>] or [<text:span text:style-name="T1">s</text:span>]?</text:p>
          </table:table-cell>
          <table:table-cell table:number-columns-repeated="1014"/>
          <table:table-cell table:style-name="ce5" table:number-columns-repeated="9"/>
        </table:table-row>
        <table:table-row table:style-name="ro3">
          <table:table-cell table:style-name="Default" office:value-type="string">
            <text:p>appreciate</text:p>
          </table:table-cell>
          <table:table-cell table:style-name="Default" office:value-type="string">
            <text:p>verb 3 _dsn </text:p>
          </table:table-cell>
          <table:table-cell table:style-name="Default" office:value-type="string">
            <text:p>1-@pri:SieIt <text:s/>2-@pri:sieIt</text:p>
          </table:table-cell>
          <table:table-cell table:style-name="Default" office:value-type="string">
            <text:p>1-uprESiAt-&gt;1 <text:s/>2-uprEsiAt-&gt;?</text:p>
          </table:table-cell>
          <table:table-cell table:style-name="Default"/>
          <table:table-cell table:style-name="Default" office:value-type="string">
            <text:p>@pri:SieIt</text:p>
          </table:table-cell>
          <table:table-cell table:style-name="Default" office:value-type="string">
            <text:p>uprESiAt</text:p>
          </table:table-cell>
          <table:table-cell table:style-name="Default" table:number-columns-repeated="1017"/>
        </table:table-row>
        <table:table-row table:style-name="ro4">
          <table:table-cell office:value-type="string">
            <text:p>associate</text:p>
          </table:table-cell>
          <table:table-cell office:value-type="string">
            <text:p>verb 3 _dsn</text:p>
          </table:table-cell>
          <table:table-cell office:value-type="string">
            <text:p>1-@s@USieIt <text:s/>2-@s@usieIt</text:p>
          </table:table-cell>
          <table:table-cell office:value-type="string">
            <text:p>1-usOSEAt-&gt;1 <text:s/>2-usOsEAt</text:p>
          </table:table-cell>
          <table:table-cell/>
          <table:table-cell office:value-type="string">
            <text:p>1-@soUSieIt <text:s/>2-@soUsieIt</text:p>
          </table:table-cell>
          <table:table-cell office:value-type="string">
            <text:p>1-usOSEAt-&gt;1 <text:s/>2-usosEAt-&gt;?</text:p>
          </table:table-cell>
          <table:table-cell table:number-columns-repeated="13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table:style-name="Default" office:value-type="string">
            <text:p>associat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@s@UsieIS=n <text:s/>2-@s@USeIS=n</text:p>
          </table:table-cell>
          <table:table-cell table:style-name="ce9" office:value-type="string">
            <text:p>1-usOsEASn-&gt;? <text:s/>2-usOSEASn-&gt;?</text:p>
          </table:table-cell>
          <table:table-cell table:style-name="ce9"/>
          <table:table-cell table:style-name="Default" office:value-type="string">
            <text:p>1-@soUsieIS=n <text:s/>2-@soUSieIS=n</text:p>
          </table:table-cell>
          <table:table-cell table:style-name="ce9" office:value-type="string">
            <text:p>1-usOsEASn-&gt;? <text:s/>2-usOSEASn-&gt;?</text:p>
          </table:table-cell>
          <table:table-cell table:style-name="ce9"/>
          <table:table-cell table:style-name="Default" office:value-type="string">
            <text:p>@soUsieIS@n</text:p>
          </table:table-cell>
          <table:table-cell table:style-name="ce9" office:value-type="string">
            <text:p>usOsEASun-&gt;?</text:p>
          </table:table-cell>
          <table:table-cell table:style-name="Default"/>
          <table:table-cell table:style-name="ce9" office:value-type="string">
            <text:p>?</text:p>
          </table:table-cell>
          <table:table-cell table:style-name="ce9"/>
          <table:table-cell table:style-name="Default" table:number-columns-repeated="1011"/>
        </table:table-row>
        <table:table-row table:style-name="ro4">
          <table:table-cell office:value-type="string">
            <text:p>ensure</text:p>
          </table:table-cell>
          <table:table-cell office:value-type="string">
            <text:p>verb 3 dzn</text:p>
          </table:table-cell>
          <table:table-cell office:value-type="string">
            <text:p>1-InSO: <text:s/>2-enSO: <text:s/>3-@nSO: <text:s/>4-InSU@ <text:s/>5-InsjU@</text:p>
          </table:table-cell>
          <table:table-cell office:value-type="string">
            <text:p>1-inSö-&gt;2 <text:s/>2-enSö-&gt;1 <text:s/>3-unSö-&gt;2 <text:s/>4-inSÜ-&gt;2 <text:s/>5-insÜ-&gt;2</text:p>
          </table:table-cell>
          <table:table-cell/>
          <table:table-cell office:value-type="string">
            <text:p>1-InSU=r <text:s/>2-InS3`:r</text:p>
          </table:table-cell>
          <table:table-cell office:value-type="string">
            <text:p>1-insÜ-&gt;2 <text:s/>2-inSÚü-&gt;2</text:p>
          </table:table-cell>
          <table:table-cell table:number-columns-repeated="13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issue</text:p>
          </table:table-cell>
          <table:table-cell office:value-type="string">
            <text:p>verb 3 dzn</text:p>
          </table:table-cell>
          <table:table-cell office:value-type="string">
            <text:p>1-ISu: <text:s/>2-Isju: <text:s/>3-ISju:</text:p>
          </table:table-cell>
          <table:table-cell office:value-type="string">
            <text:p>1-iSU-&gt;? <text:s/>2-isyU-&gt; <text:s/>3-iSyU-&gt;</text:p>
          </table:table-cell>
          <table:table-cell/>
          <table:table-cell office:value-type="string">
            <text:p>ISu:</text:p>
          </table:table-cell>
          <table:table-cell office:value-type="string">
            <text:p>iSU</text:p>
          </table:table-cell>
          <table:table-cell/>
          <table:table-cell office:value-type="string">
            <text:p>1-ISu <text:s/>2-ISju <text:s/>3-Isju</text:p>
          </table:table-cell>
          <table:table-cell office:value-type="string">
            <text:p>1-iSU-&gt;? <text:s/>2-iSyU-&gt; <text:s/>3-isyU-&gt;</text:p>
          </table:table-cell>
          <table:table-cell table:number-columns-repeated="10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table:style-name="Default" office:value-type="string">
            <text:p>negotiat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nIg@USieIS=n <text:s/>2-n@g@USieIS=n <text:s/>3-nIg@UsieIS=n</text:p>
          </table:table-cell>
          <table:table-cell table:style-name="ce9" office:value-type="string">
            <text:p>1-nigOSEASn-&gt;1 <text:s/>2-nugOSEASn-&gt;1 <text:s/>3-nigOsEASn-&gt;?</text:p>
          </table:table-cell>
          <table:table-cell table:style-name="ce9"/>
          <table:table-cell table:style-name="Default" office:value-type="string">
            <text:p>nIgoUSieIS=n <text:s/>2-nIgoUsieIS=n</text:p>
          </table:table-cell>
          <table:table-cell table:style-name="ce9" office:value-type="string">
            <text:p>1-nigOSEASn-&gt;1 <text:s/>2-nigOsiASn-&gt;1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office:value-type="string">
            <text:p>situat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sItSueIS=n <text:s/>2-sItjueIS=n</text:p>
          </table:table-cell>
          <table:table-cell table:style-name="ce9" office:value-type="string">
            <text:p>1-siCUASn-&gt;1 <text:s/>2-sityUASn-&gt;?</text:p>
          </table:table-cell>
          <table:table-cell table:style-name="ce9"/>
          <table:table-cell table:style-name="Default" office:value-type="string">
            <text:p>sItSueIS=n</text:p>
          </table:table-cell>
          <table:table-cell table:style-name="ce9" office:value-type="string">
            <text:p>siCUASn-&gt;?</text:p>
          </table:table-cell>
          <table:table-cell table:style-name="ce9"/>
          <table:table-cell table:style-name="Default" office:value-type="string">
            <text:p>sItSueIS@n</text:p>
          </table:table-cell>
          <table:table-cell table:style-name="ce9" office:value-type="string">
            <text:p>sitSUASun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office:value-type="string">
            <text:p>species</text:p>
          </table:table-cell>
          <table:table-cell table:style-name="Default" office:value-type="string">
            <text:p>noun 0</text:p>
          </table:table-cell>
          <table:table-cell table:style-name="Default" office:value-type="string">
            <text:p>1-spi:Si:z <text:s/>2-spi:si:z <text:s/>3-spi:SIz</text:p>
          </table:table-cell>
          <table:table-cell table:style-name="ce9" office:value-type="string">
            <text:p>1-spESEz-&gt;1 <text:s/>2-spEsEz-&gt;? <text:s/>3-spESiz-&gt;?</text:p>
          </table:table-cell>
          <table:table-cell table:style-name="ce9"/>
          <table:table-cell table:style-name="Default" office:value-type="string">
            <text:p>spi:Si:z</text:p>
          </table:table-cell>
          <table:table-cell table:style-name="ce9" office:value-type="string">
            <text:p>spESEz</text:p>
          </table:table-cell>
          <table:table-cell table:style-name="ce9"/>
          <table:table-cell table:style-name="Default" office:value-type="string">
            <text:p>1-spisiz <text:s/>2-spiSiz</text:p>
          </table:table-cell>
          <table:table-cell table:style-name="ce9" office:value-type="string">
            <text:p>1-spEsEz-&gt;? <text:s/>2-spESEz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number-columns-repeated="1015"/>
          <table:table-cell table:style-name="ce5" table:number-columns-repeated="9"/>
        </table:table-row>
        <table:table-row table:style-name="ro4">
          <table:table-cell table:style-name="ce4" office:value-type="string">
            <text:p>This group: the _-ary_ suffix? <text:s/>NOTE: see the Au version as well. <text:s/></text:p>
          </table:table-cell>
          <table:table-cell table:number-columns-repeated="1014"/>
          <table:table-cell table:style-name="ce5" table:number-columns-repeated="9"/>
        </table:table-row>
        <table:table-row table:style-name="ro4">
          <table:table-cell office:value-type="string">
            <text:p>contrary_to</text:p>
          </table:table-cell>
          <table:table-cell office:value-type="string">
            <text:p>prep</text:p>
          </table:table-cell>
          <table:table-cell office:value-type="string">
            <text:p>kQntr@ri tu: <text:s/></text:p>
          </table:table-cell>
          <table:table-cell office:value-type="string">
            <text:p>kontrurE tU</text:p>
          </table:table-cell>
          <table:table-cell/>
          <table:table-cell office:value-type="string">
            <text:p>kA:ntreri tu: <text:s/></text:p>
          </table:table-cell>
          <table:table-cell office:value-type="string">
            <text:p>kRntrerE tU</text:p>
          </table:table-cell>
          <table:table-cell/>
          <table:table-cell office:value-type="string">
            <text:p>kQntr@ri tu <text:s/></text:p>
          </table:table-cell>
          <table:table-cell office:value-type="string">
            <text:p>kontrurE tU</text:p>
          </table:table-cell>
          <table:table-cell/>
          <table:table-cell office:value-type="string">
            <text:p>?</text:p>
          </table:table-cell>
          <table:table-cell table:number-columns-repeated="1008"/>
          <table:table-cell table:style-name="ce5" table:number-columns-repeated="4"/>
        </table:table-row>
        <table:table-row table:style-name="ro4">
          <table:table-cell office:value-type="string">
            <text:p>contemporary</text:p>
          </table:table-cell>
          <table:table-cell office:value-type="string">
            <text:p>adj</text:p>
          </table:table-cell>
          <table:table-cell office:value-type="string">
            <text:p>k@ntemp=r@ri</text:p>
          </table:table-cell>
          <table:table-cell office:value-type="string">
            <text:p>kuntempururE-&gt;1</text:p>
          </table:table-cell>
          <table:table-cell/>
          <table:table-cell office:value-type="string">
            <text:p>k@ntemp@reri</text:p>
          </table:table-cell>
          <table:table-cell office:value-type="string">
            <text:p>kuntempurerE-&gt;2</text:p>
          </table:table-cell>
          <table:table-cell/>
          <table:table-cell office:value-type="string">
            <text:p>1-k@ntEmp@ri <text:s/>2-k@ntEmpri</text:p>
          </table:table-cell>
          <table:table-cell office:value-type="string">
            <text:p>1-kuntempurE-&gt;1 <text:s/>2-kumtemprE-&gt;1</text:p>
          </table:table-cell>
          <table:table-cell/>
          <table:table-cell office:value-type="string">
            <text:p>kuntemprurE</text:p>
          </table:table-cell>
          <table:table-cell office:value-type="string">
            <text:p>kuntempurerE</text:p>
          </table:table-cell>
          <table:table-cell table:number-columns-repeated="2"/>
          <table:table-cell office:value-type="string">
            <text:p>Au-x:3.C</text:p>
          </table:table-cell>
          <table:table-cell table:number-columns-repeated="994"/>
          <table:table-cell table:style-name="ce5" table:number-columns-repeated="14"/>
        </table:table-row>
        <table:table-row table:style-name="ro4">
          <table:table-cell office:value-type="string">
            <text:p>extraordinary</text:p>
          </table:table-cell>
          <table:table-cell office:value-type="string">
            <text:p>adj</text:p>
          </table:table-cell>
          <table:table-cell office:value-type="string">
            <text:p>1-IkstrO:d=n@ri <text:s/>2-ekstrO:d=n@ri <text:s/>3-@kstrO:d=n@ri <text:s/>4-IkstrO:dIn@ri <text:s/>5-ekstr@O:d=n@ri</text:p>
          </table:table-cell>
          <table:table-cell office:value-type="string">
            <text:p>1-ikströdnurE-&gt;? <text:s/>2-ekströdnurE-&gt;? <text:s/>3-ukströdnurE-&gt;? <text:s/>4-ikströdinurE-&gt;? <text:s/>5-ekstruödnurE-&gt;?</text:p>
          </table:table-cell>
          <table:table-cell/>
          <table:table-cell office:value-type="string">
            <text:p>1-IkstrO:rd=neri <text:s/>2-ekstr@O:rd=neri</text:p>
          </table:table-cell>
          <table:table-cell office:value-type="string">
            <text:p>1-ikstrQrdnerE-&gt;? <text:s/>2-ekstruQrdnerE-&gt;?</text:p>
          </table:table-cell>
          <table:table-cell/>
          <table:table-cell office:value-type="string">
            <text:p>1-@kstrOd@nri <text:s/>2-EkstrOd@nri</text:p>
          </table:table-cell>
          <table:table-cell office:value-type="string">
            <text:p>1-ukströdunrE-&gt;? <text:s/>2-ekströdunrE-&gt;?</text:p>
          </table:table-cell>
          <table:table-cell table:number-columns-repeated="6"/>
          <table:table-cell table:style-name="ce5"/>
          <table:table-cell office:value-type="string">
            <text:p>NOTE: also has the -ary suffix problem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table:style-name="Default" office:value-type="string">
            <text:p>library</text:p>
          </table:table-cell>
          <table:table-cell table:style-name="Default" office:value-type="string">
            <text:p>noun 3 z</text:p>
          </table:table-cell>
          <table:table-cell table:style-name="Default" office:value-type="string">
            <text:p>1-laIbr@ri <text:s/>2-laIb@ri</text:p>
          </table:table-cell>
          <table:table-cell table:style-name="ce9" office:value-type="string">
            <text:p>1-lIbrurE-&gt;1 <text:s/>2-lIburE-&gt;2</text:p>
          </table:table-cell>
          <table:table-cell table:style-name="ce9"/>
          <table:table-cell table:style-name="Default" office:value-type="string">
            <text:p>laIbreri</text:p>
          </table:table-cell>
          <table:table-cell table:style-name="ce9" office:value-type="string">
            <text:p>lIbrerE</text:p>
          </table:table-cell>
          <table:table-cell table:style-name="ce9"/>
          <table:table-cell table:style-name="Default" office:value-type="string">
            <text:p>1-laIbri <text:s/>2-laibI@ri</text:p>
          </table:table-cell>
          <table:table-cell table:style-name="ce9" office:value-type="string">
            <text:p>1-lIbrE-&gt;? <text:s/>2-lIbrurE-&gt;1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literary</text:p>
          </table:table-cell>
          <table:table-cell office:value-type="string">
            <text:p>adj N</text:p>
          </table:table-cell>
          <table:table-cell office:value-type="string">
            <text:p>lIt=r@ri</text:p>
          </table:table-cell>
          <table:table-cell office:value-type="string">
            <text:p>litururE</text:p>
          </table:table-cell>
          <table:table-cell/>
          <table:table-cell office:value-type="string">
            <text:p>lIt@reri</text:p>
          </table:table-cell>
          <table:table-cell office:value-type="string">
            <text:p>liturerE</text:p>
          </table:table-cell>
          <table:table-cell/>
          <table:table-cell office:value-type="string">
            <text:p>1-lIt@r@ri <text:s/>2-lItr@ri</text:p>
          </table:table-cell>
          <table:table-cell office:value-type="string">
            <text:p>1-litururE-&gt;? <text:s/>2-litrurE-&gt;?</text:p>
          </table:table-cell>
          <table:table-cell table:number-columns-repeated="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military</text:p>
          </table:table-cell>
          <table:table-cell office:value-type="string">
            <text:p>adj</text:p>
          </table:table-cell>
          <table:table-cell office:value-type="string">
            <text:p>mIlIt@ri</text:p>
          </table:table-cell>
          <table:table-cell office:value-type="string">
            <text:p>militurE-&gt;?</text:p>
          </table:table-cell>
          <table:table-cell/>
          <table:table-cell office:value-type="string">
            <text:p>mIl@teri</text:p>
          </table:table-cell>
          <table:table-cell office:value-type="string">
            <text:p>miluterE-&gt;?</text:p>
          </table:table-cell>
          <table:table-cell/>
          <table:table-cell office:value-type="string">
            <text:p>1-mIl@tri <text:s/>2-mIl@t@ri</text:p>
          </table:table-cell>
          <table:table-cell office:value-type="string">
            <text:p>1-milutrE-&gt;? <text:s/>2-miluturE-&gt;?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monetary</text:p>
          </table:table-cell>
          <table:table-cell office:value-type="string">
            <text:p>adj</text:p>
          </table:table-cell>
          <table:table-cell office:value-type="string">
            <text:p>1-mVnIt@ri <text:s/>2-mQnIt@ri <text:s/>3-mVn@t@ri</text:p>
          </table:table-cell>
          <table:table-cell office:value-type="string">
            <text:p>1-muniturE-&gt;? <text:s/>2-moniturE-&gt;? <text:s/>3-munuturE-&gt;?</text:p>
          </table:table-cell>
          <table:table-cell/>
          <table:table-cell office:value-type="string">
            <text:p>1-mA:n@teri <text:s/>2-mVn@teri</text:p>
          </table:table-cell>
          <table:table-cell office:value-type="string">
            <text:p>1-mRnuterE-&gt;? <text:s/>2-munuterE-&gt;?</text:p>
          </table:table-cell>
          <table:table-cell/>
          <table:table-cell office:value-type="string">
            <text:p>1-mVn@tri <text:s/>2-mVn@t@ri</text:p>
          </table:table-cell>
          <table:table-cell office:value-type="string">
            <text:p>1-munutrE-&gt;? <text:s/>2-munuturE-&gt;?</text:p>
          </table:table-cell>
          <table:table-cell table:number-columns-repeated="7"/>
          <table:table-cell office:value-type="string">
            <text:p>also has the <text:s/>“/V/ an unusual alternative of LOT” issue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necessary</text:p>
          </table:table-cell>
          <table:table-cell office:value-type="string">
            <text:p>adj</text:p>
          </table:table-cell>
          <table:table-cell office:value-type="string">
            <text:p>1-nes@s=ri <text:s/>2-nesIs=ri <text:s/>3-nes@seri <text:s/>4-nesIseri</text:p>
          </table:table-cell>
          <table:table-cell office:value-type="string">
            <text:p>1-nesusurE-&gt;1 <text:s/>2-nesisurE-&gt;1 <text:s/>3-nesuserE-&gt;2 <text:s/>4-nesiserE-&gt;2</text:p>
          </table:table-cell>
          <table:table-cell/>
          <table:table-cell office:value-type="string">
            <text:p>nes@seri</text:p>
          </table:table-cell>
          <table:table-cell office:value-type="string">
            <text:p>nesuserE-&gt;2</text:p>
          </table:table-cell>
          <table:table-cell/>
          <table:table-cell office:value-type="string">
            <text:p>1-nEs@sEri <text:s/>2-nEs@sri</text:p>
          </table:table-cell>
          <table:table-cell office:value-type="string">
            <text:p>1-nesuserE-&gt;2 <text:s/>2-nesusrE-&gt;1</text:p>
          </table:table-cell>
          <table:table-cell/>
          <table:table-cell office:value-type="string">
            <text:p>nesusurE</text:p>
          </table:table-cell>
          <table:table-cell office:value-type="string">
            <text:p>nesuserE</text:p>
          </table:table-cell>
          <table:table-cell table:number-columns-repeated="1002"/>
          <table:table-cell table:style-name="ce5" table:number-columns-repeated="9"/>
        </table:table-row>
        <table:table-row table:style-name="ro4">
          <table:table-cell office:value-type="string">
            <text:p>parliamentary</text:p>
          </table:table-cell>
          <table:table-cell office:value-type="string">
            <text:p>adj</text:p>
          </table:table-cell>
          <table:table-cell office:value-type="string">
            <text:p>1-pA:l@ment@ri <text:s/>2-pA:lIment@ri <text:s/>3-pA:lj@ment@ri</text:p>
          </table:table-cell>
          <table:table-cell office:value-type="string">
            <text:p>1-pälumenturE-&gt;? <text:s/>2-pälimenturE-&gt;? <text:s/>3-pälyumenturE-&gt;?</text:p>
          </table:table-cell>
          <table:table-cell/>
          <table:table-cell office:value-type="string">
            <text:p>pA:rl@ment@ri</text:p>
          </table:table-cell>
          <table:table-cell office:value-type="string">
            <text:p>pälumenturE</text:p>
          </table:table-cell>
          <table:table-cell/>
          <table:table-cell office:value-type="string">
            <text:p>1-pAl@mEnt@ri <text:s/>2-pAl@mEntri</text:p>
          </table:table-cell>
          <table:table-cell office:value-type="string">
            <text:p>1-pälumenturE-&gt;? <text:s/>2-pälumentrE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ordinary</text:p>
          </table:table-cell>
          <table:table-cell office:value-type="string">
            <text:p>adj</text:p>
          </table:table-cell>
          <table:table-cell office:value-type="string">
            <text:p>1-O:d=n@ri <text:s/>2-O:dIn@ri</text:p>
          </table:table-cell>
          <table:table-cell office:value-type="string">
            <text:p>1-ödnurE-&gt;? <text:s/>2-ödinurE-&gt;?</text:p>
          </table:table-cell>
          <table:table-cell/>
          <table:table-cell office:value-type="string">
            <text:p>O:rd=neri</text:p>
          </table:table-cell>
          <table:table-cell office:value-type="string">
            <text:p>Qrdneri-&gt;?</text:p>
          </table:table-cell>
          <table:table-cell/>
          <table:table-cell office:value-type="string">
            <text:p>1-Od@n@ri <text:s/>2-Od@nri</text:p>
          </table:table-cell>
          <table:table-cell office:value-type="string">
            <text:p>1-ödunurE-&gt;1 <text:s/>2-ödunrE-&gt;1</text:p>
          </table:table-cell>
          <table:table-cell table:number-columns-repeated="5"/>
          <table:table-cell office:value-type="string">
            <text:p>Au-2:3.C</text:p>
          </table:table-cell>
          <table:table-cell table:number-columns-repeated="999"/>
          <table:table-cell table:style-name="ce5" table:number-columns-repeated="9"/>
        </table:table-row>
        <table:table-row table:style-name="ro4">
          <table:table-cell office:value-type="string">
            <text:p>primary</text:p>
          </table:table-cell>
          <table:table-cell office:value-type="string">
            <text:p>adj</text:p>
          </table:table-cell>
          <table:table-cell office:value-type="string">
            <text:p>praIm@ri</text:p>
          </table:table-cell>
          <table:table-cell office:value-type="string">
            <text:p>prImurE</text:p>
          </table:table-cell>
          <table:table-cell/>
          <table:table-cell office:value-type="string">
            <text:p>praIeri</text:p>
          </table:table-cell>
          <table:table-cell office:value-type="string">
            <text:p>mrImerE-&gt;?</text:p>
          </table:table-cell>
          <table:table-cell/>
          <table:table-cell office:value-type="string">
            <text:p>1-praIm@ri <text:s/>2-praImri</text:p>
          </table:table-cell>
          <table:table-cell office:value-type="string">
            <text:p>1-prImurE-&gt;? <text:s/>2-prImrE-&gt;?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secondary</text:p>
          </table:table-cell>
          <table:table-cell office:value-type="string">
            <text:p>adj N</text:p>
          </table:table-cell>
          <table:table-cell office:value-type="string">
            <text:p>sek@nd@ri</text:p>
          </table:table-cell>
          <table:table-cell office:value-type="string">
            <text:p>sekundurE</text:p>
          </table:table-cell>
          <table:table-cell/>
          <table:table-cell office:value-type="string">
            <text:p>sek@nderi</text:p>
          </table:table-cell>
          <table:table-cell office:value-type="string">
            <text:p>sekunderE</text:p>
          </table:table-cell>
          <table:table-cell/>
          <table:table-cell office:value-type="string">
            <text:p>sEk@ndri</text:p>
          </table:table-cell>
          <table:table-cell office:value-type="string">
            <text:p>sekundrE-&gt;?</text:p>
          </table:table-cell>
          <table:table-cell table:number-columns-repeated="7"/>
          <table:table-cell office:value-type="string">
            <text:p>should this be just one spelling?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temporary</text:p>
          </table:table-cell>
          <table:table-cell office:value-type="string">
            <text:p>adj N</text:p>
          </table:table-cell>
          <table:table-cell office:value-type="string">
            <text:p>temp=r@ri</text:p>
          </table:table-cell>
          <table:table-cell office:value-type="string">
            <text:p>tempururE</text:p>
          </table:table-cell>
          <table:table-cell/>
          <table:table-cell office:value-type="string">
            <text:p>temp@reri</text:p>
          </table:table-cell>
          <table:table-cell office:value-type="string">
            <text:p>tempurerE</text:p>
          </table:table-cell>
          <table:table-cell/>
          <table:table-cell office:value-type="string">
            <text:p>1-tEmpri <text:s/>2-tEmpr@ri</text:p>
          </table:table-cell>
          <table:table-cell office:value-type="string">
            <text:p>1-pemprE-&gt;1 <text:s/>2-temprurE-&gt;1</text:p>
          </table:table-cell>
          <table:table-cell table:number-columns-repeated="5"/>
          <table:table-cell office:value-type="string">
            <text:p>Au-1:x-C <text:s/>Au-2:x-C</text:p>
          </table:table-cell>
          <table:table-cell table:number-columns-repeated="999"/>
          <table:table-cell table:style-name="ce5" table:number-columns-repeated="9"/>
        </table:table-row>
        <table:table-row table:style-name="ro4">
          <table:table-cell office:value-type="string">
            <text:p>voluntary</text:p>
          </table:table-cell>
          <table:table-cell office:value-type="string">
            <text:p>adj N</text:p>
          </table:table-cell>
          <table:table-cell office:value-type="string">
            <text:p>vQl@nt@ri</text:p>
          </table:table-cell>
          <table:table-cell office:value-type="string">
            <text:p>volunturE</text:p>
          </table:table-cell>
          <table:table-cell/>
          <table:table-cell office:value-type="string">
            <text:p>vA:l@nteri</text:p>
          </table:table-cell>
          <table:table-cell office:value-type="string">
            <text:p>vRlunterE</text:p>
          </table:table-cell>
          <table:table-cell/>
          <table:table-cell office:value-type="string">
            <text:p>1-vQl@ntri <text:s/>2-vQl@nt@ri</text:p>
          </table:table-cell>
          <table:table-cell office:value-type="string">
            <text:p>1-voluntrE-&gt;? <text:s/>2-volunturE-&gt;?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table:style-name="ce4" office:value-type="string">
            <text:p>This subgroup: have similar problem with [-ar-] in these words</text:p>
          </table:table-cell>
          <table:table-cell table:number-columns-repeated="1014"/>
          <table:table-cell table:style-name="ce5" table:number-columns-repeated="9"/>
        </table:table-row>
        <table:table-row table:style-name="ro4">
          <table:table-cell office:value-type="string">
            <text:p>apparent</text:p>
          </table:table-cell>
          <table:table-cell office:value-type="string">
            <text:p>adj N</text:p>
          </table:table-cell>
          <table:table-cell office:value-type="string">
            <text:p>1-@p{r@nt <text:s/>2-@pe@r@nt</text:p>
          </table:table-cell>
          <table:table-cell office:value-type="string">
            <text:p>1-uparunt</text:p>
          </table:table-cell>
          <table:table-cell/>
          <table:table-cell office:value-type="string">
            <text:p>1-@per@nt</text:p>
          </table:table-cell>
          <table:table-cell office:value-type="string">
            <text:p>uperunt</text:p>
          </table:table-cell>
          <table:table-cell/>
          <table:table-cell office:value-type="string">
            <text:p>@p{r@nt</text:p>
          </table:table-cell>
          <table:table-cell table:number-columns-repeated="7"/>
          <table:table-cell table:style-name="ce5"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carry</text:p>
          </table:table-cell>
          <table:table-cell office:value-type="string">
            <text:p>verb 4 dzn</text:p>
          </table:table-cell>
          <table:table-cell office:value-type="string">
            <text:p>k{ri</text:p>
          </table:table-cell>
          <table:table-cell office:value-type="string">
            <text:p>karE</text:p>
          </table:table-cell>
          <table:table-cell/>
          <table:table-cell office:value-type="string">
            <text:p>keri</text:p>
          </table:table-cell>
          <table:table-cell office:value-type="string">
            <text:p>kerE</text:p>
          </table:table-cell>
          <table:table-cell table:number-columns-repeated="13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comparative</text:p>
          </table:table-cell>
          <table:table-cell office:value-type="string">
            <text:p>adj</text:p>
          </table:table-cell>
          <table:table-cell office:value-type="string">
            <text:p>k@mp{r@tIv</text:p>
          </table:table-cell>
          <table:table-cell office:value-type="string">
            <text:p>kumparutiv</text:p>
          </table:table-cell>
          <table:table-cell/>
          <table:table-cell office:value-type="string">
            <text:p>1-k@mp{r@tIv <text:s/>2-k@mper@tIv</text:p>
          </table:table-cell>
          <table:table-cell office:value-type="string">
            <text:p>1-kumparutiv-&gt;1 <text:s/>2-kumperutiv-&gt;1</text:p>
          </table:table-cell>
          <table:table-cell/>
          <table:table-cell office:value-type="string">
            <text:p>k@mp{r@tIv</text:p>
          </table:table-cell>
          <table:table-cell office:value-type="string">
            <text:p>kumparutiv</text:p>
          </table:table-cell>
          <table:table-cell/>
          <table:table-cell office:value-type="string">
            <text:p>kumparutiv</text:p>
          </table:table-cell>
          <table:table-cell table:number-columns-repeated="3"/>
          <table:table-cell office:value-type="string">
            <text:p>GA-2:2.5</text:p>
          </table:table-cell>
          <table:table-cell office:value-type="string">
            <text:p>*</text:p>
          </table:table-cell>
          <table:table-cell office:value-type="string">
            <text:p>Should GA-2 be an alt.int. to main?</text:p>
          </table:table-cell>
          <table:table-cell table:number-columns-repeated="992"/>
          <table:table-cell table:style-name="ce5" table:number-columns-repeated="14"/>
        </table:table-row>
        <table:table-row table:style-name="ro5">
          <table:table-cell office:value-type="string">
            <text:p>marriage</text:p>
          </table:table-cell>
          <table:table-cell office:value-type="string">
            <text:p>noun 1_z</text:p>
          </table:table-cell>
          <table:table-cell office:value-type="string">
            <text:p>m{rIdZ</text:p>
          </table:table-cell>
          <table:table-cell office:value-type="string">
            <text:p>marij</text:p>
          </table:table-cell>
          <table:table-cell/>
          <table:table-cell office:value-type="string">
            <text:p>1-m{rIdZ <text:s/>2-merIdZ</text:p>
          </table:table-cell>
          <table:table-cell office:value-type="string">
            <text:p>1-marij-&gt;1 <text:s/>2-merij-&gt;1</text:p>
          </table:table-cell>
          <table:table-cell/>
          <table:table-cell office:value-type="string">
            <text:p>m{rIdZ</text:p>
          </table:table-cell>
          <table:table-cell office:value-type="string">
            <text:p>marij</text:p>
          </table:table-cell>
          <table:table-cell/>
          <table:table-cell office:value-type="string">
            <text:p>marij</text:p>
          </table:table-cell>
          <table:table-cell table:number-columns-repeated="3"/>
          <table:table-cell office:value-type="string">
            <text:p>GA-2:1.5??</text:p>
          </table:table-cell>
          <table:table-cell/>
          <table:table-cell office:value-type="string">
            <text:p>note: GA-2 has [<text:span text:style-name="T1">e</text:span>] / [<text:span text:style-name="T1">a</text:span>] problem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marry</text:p>
          </table:table-cell>
          <table:table-cell office:value-type="string">
            <text:p>verb 4 dzn</text:p>
          </table:table-cell>
          <table:table-cell office:value-type="string">
            <text:p>m{ri</text:p>
          </table:table-cell>
          <table:table-cell office:value-type="string">
            <text:p>marE</text:p>
          </table:table-cell>
          <table:table-cell/>
          <table:table-cell office:value-type="string">
            <text:p>1-m{ri <text:s/>2-meri</text:p>
          </table:table-cell>
          <table:table-cell office:value-type="string">
            <text:p>1-marE-&gt;1 <text:s/>2-meri-&gt;?</text:p>
          </table:table-cell>
          <table:table-cell/>
          <table:table-cell office:value-type="string">
            <text:p>ga</text:p>
          </table:table-cell>
          <table:table-cell table:number-columns-repeated="11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table:style-name="Default" office:value-type="string">
            <text:p>parish</text:p>
          </table:table-cell>
          <table:table-cell table:style-name="Default" office:value-type="string">
            <text:p>noun 1 _z</text:p>
          </table:table-cell>
          <table:table-cell table:style-name="Default" office:value-type="string">
            <text:p>p{rIS</text:p>
          </table:table-cell>
          <table:table-cell table:style-name="ce9" office:value-type="string">
            <text:p>pariS</text:p>
          </table:table-cell>
          <table:table-cell table:style-name="ce9"/>
          <table:table-cell table:style-name="Default" office:value-type="string">
            <text:p>perIS</text:p>
          </table:table-cell>
          <table:table-cell table:style-name="ce9" office:value-type="string">
            <text:p>periS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office:value-type="string">
            <text:p>variat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v{rieIS=n</text:p>
          </table:table-cell>
          <table:table-cell table:style-name="ce9" office:value-type="string">
            <text:p>varEASn</text:p>
          </table:table-cell>
          <table:table-cell table:style-name="ce9"/>
          <table:table-cell table:style-name="Default" office:value-type="string">
            <text:p>1-verieIS=n <text:s/>2-v{rieIS=n</text:p>
          </table:table-cell>
          <table:table-cell table:style-name="ce9" office:value-type="string">
            <text:p>1-verEASn-&gt;? <text:s/>2-varEASn-&gt;?</text:p>
          </table:table-cell>
          <table:table-cell table:style-name="ce9"/>
          <table:table-cell table:style-name="Default" office:value-type="string">
            <text:p>vE@rieIS@n</text:p>
          </table:table-cell>
          <table:table-cell table:style-name="ce9" office:value-type="string">
            <text:p>vÄEASun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9" table:number-columns-repeated="2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number-columns-repeated="1010"/>
          <table:table-cell table:style-name="ce5" table:number-columns-repeated="14"/>
        </table:table-row>
        <table:table-row table:style-name="ro5">
          <table:table-cell table:style-name="ce4" office:value-type="string">
            <text:p>This group: the _-iar_, _ior_,.. etc. suffixes with a /j/-&gt;[<text:span text:style-name="T1">y</text:span>] sound? </text:p>
          </table:table-cell>
          <table:table-cell table:number-columns-repeated="15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table:style-name="Default" office:value-type="string">
            <text:p>billion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bIlj@n <text:s/>2-bIli@n</text:p>
          </table:table-cell>
          <table:table-cell table:style-name="ce9" office:value-type="string">
            <text:p>1-bilyun <text:s/>2-bilEun</text:p>
          </table:table-cell>
          <table:table-cell table:style-name="ce9"/>
          <table:table-cell table:style-name="Default" office:value-type="string">
            <text:p>bIlj@n</text:p>
          </table:table-cell>
          <table:table-cell table:style-name="ce9" office:value-type="string">
            <text:p>bilyun</text:p>
          </table:table-cell>
          <table:table-cell table:style-name="ce9"/>
          <table:table-cell table:style-name="Default" office:value-type="string">
            <text:p>bIlj@n</text:p>
          </table:table-cell>
          <table:table-cell table:style-name="ce9" office:value-type="string">
            <text:p>bilyun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ce5" office:value-type="string">
            <text:p>familiar</text:p>
          </table:table-cell>
          <table:table-cell table:style-name="ce5" office:value-type="string">
            <text:p>adj</text:p>
          </table:table-cell>
          <table:table-cell table:style-name="ce5" office:value-type="string">
            <text:p>f@mIli@</text:p>
          </table:table-cell>
          <table:table-cell office:value-type="string">
            <text:p>fumilEuÑ</text:p>
          </table:table-cell>
          <table:table-cell table:style-name="ce5"/>
          <table:table-cell table:style-name="ce5" office:value-type="string">
            <text:p>f@mIlj=r</text:p>
          </table:table-cell>
          <table:table-cell office:value-type="string">
            <text:p>fumilyur</text:p>
          </table:table-cell>
          <table:table-cell table:style-name="ce5"/>
          <table:table-cell table:style-name="ce5" office:value-type="string">
            <text:p>f@mIlj@</text:p>
          </table:table-cell>
          <table:table-cell office:value-type="string">
            <text:p>fumilyuÑ</text:p>
          </table:table-cell>
          <table:table-cell table:style-name="ce5" table:number-columns-repeated="1014"/>
        </table:table-row>
        <table:table-row table:style-name="ro4">
          <table:table-cell office:value-type="string">
            <text:p>figure</text:p>
          </table:table-cell>
          <table:table-cell office:value-type="string">
            <text:p>noun 1z</text:p>
          </table:table-cell>
          <table:table-cell office:value-type="string">
            <text:p>fIg@</text:p>
          </table:table-cell>
          <table:table-cell office:value-type="string">
            <text:p>figuÑ-&gt;?</text:p>
          </table:table-cell>
          <table:table-cell/>
          <table:table-cell office:value-type="string">
            <text:p>fIgj=r</text:p>
          </table:table-cell>
          <table:table-cell office:value-type="string">
            <text:p>figyur</text:p>
          </table:table-cell>
          <table:table-cell/>
          <table:table-cell office:value-type="string">
            <text:p>fIg@</text:p>
          </table:table-cell>
          <table:table-cell office:value-type="string">
            <text:p>figuÑ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junior</text:p>
          </table:table-cell>
          <table:table-cell office:value-type="string">
            <text:p>adj</text:p>
          </table:table-cell>
          <table:table-cell office:value-type="string">
            <text:p>dZu:ni@</text:p>
          </table:table-cell>
          <table:table-cell office:value-type="string">
            <text:p>jUnEuÑ</text:p>
          </table:table-cell>
          <table:table-cell/>
          <table:table-cell office:value-type="string">
            <text:p>dZu:nj=r</text:p>
          </table:table-cell>
          <table:table-cell office:value-type="string">
            <text:p>jUnyuÑ</text:p>
          </table:table-cell>
          <table:table-cell/>
          <table:table-cell office:value-type="string">
            <text:p>dZunj@</text:p>
          </table:table-cell>
          <table:table-cell office:value-type="string">
            <text:p>jUnyuÑ</text:p>
          </table:table-cell>
          <table:table-cell table:number-columns-repeated="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million</text:p>
          </table:table-cell>
          <table:table-cell office:value-type="string">
            <text:p>noun 1z</text:p>
          </table:table-cell>
          <table:table-cell office:value-type="string">
            <text:p>1-mIlj@n <text:s/>2-mIli@n</text:p>
          </table:table-cell>
          <table:table-cell office:value-type="string">
            <text:p>1-milyun-&gt;1 <text:s/>2-milEun-&gt;?</text:p>
          </table:table-cell>
          <table:table-cell/>
          <table:table-cell office:value-type="string">
            <text:p>mIlj@n</text:p>
          </table:table-cell>
          <table:table-cell office:value-type="string">
            <text:p>milyun</text:p>
          </table:table-cell>
          <table:table-cell/>
          <table:table-cell office:value-type="string">
            <text:p>mIlj@n</text:p>
          </table:table-cell>
          <table:table-cell office:value-type="string">
            <text:p>milyun</text:p>
          </table:table-cell>
          <table:table-cell/>
          <table:table-cell office:value-type="string">
            <text:p>milyun</text:p>
          </table:table-cell>
          <table:table-cell table:number-columns-repeated="1009"/>
          <table:table-cell table:style-name="ce5" table:number-columns-repeated="3"/>
        </table:table-row>
        <table:table-row table:style-name="ro4">
          <table:table-cell office:value-type="string">
            <text:p>senior</text:p>
          </table:table-cell>
          <table:table-cell office:value-type="string">
            <text:p>adj</text:p>
          </table:table-cell>
          <table:table-cell office:value-type="string">
            <text:p>si:ni@</text:p>
          </table:table-cell>
          <table:table-cell office:value-type="string">
            <text:p>sEnEuÑ</text:p>
          </table:table-cell>
          <table:table-cell/>
          <table:table-cell office:value-type="string">
            <text:p>si:nj@r</text:p>
          </table:table-cell>
          <table:table-cell office:value-type="string">
            <text:p>sEnyur</text:p>
          </table:table-cell>
          <table:table-cell/>
          <table:table-cell office:value-type="string">
            <text:p>sinj@</text:p>
          </table:table-cell>
          <table:table-cell office:value-type="string">
            <text:p>sEnyuÑ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table:number-columns-repeated="1015"/>
          <table:table-cell table:style-name="ce5" table:number-columns-repeated="9"/>
        </table:table-row>
        <table:table-row table:style-name="ro4">
          <table:table-cell table:number-columns-repeated="1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5">
          <table:table-cell table:style-name="ce4" office:value-type="string">
            <text:p>This group: is the vowel after /j/ -&gt; [<text:span text:style-name="T1">y</text:span>] to be considered exclusively FOOT or commA or should it be allowed to be both (sometimes it is even a GOOSE, /u/-&gt;[<text:span text:style-name="T1">U</text:span>], eg: _communist_)</text:p>
          </table:table-cell>
          <table:table-cell table:number-columns-repeated="15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calculate</text:p>
          </table:table-cell>
          <table:table-cell office:value-type="string">
            <text:p>verb 3 _dsn</text:p>
          </table:table-cell>
          <table:table-cell office:value-type="string">
            <text:p>1-k{lkjuleIt <text:s/>2-k{lkj@leIt</text:p>
          </table:table-cell>
          <table:table-cell office:value-type="string">
            <text:p>1-kalkyUlAt-&gt;1 <text:s/>2-kalkyulAt-&gt;1</text:p>
          </table:table-cell>
          <table:table-cell/>
          <table:table-cell office:value-type="string">
            <text:p>k{lkj@leIt</text:p>
          </table:table-cell>
          <table:table-cell office:value-type="string">
            <text:p>kalkyulAt</text:p>
          </table:table-cell>
          <table:table-cell table:number-columns-repeated="13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contribute</text:p>
          </table:table-cell>
          <table:table-cell office:value-type="string">
            <text:p>verb 0</text:p>
          </table:table-cell>
          <table:table-cell office:value-type="string">
            <text:p>1-k@ntrIbju:t <text:s/>2-kQntrIbju:t <text:s/>3-kQntr@bju:t</text:p>
          </table:table-cell>
          <table:table-cell office:value-type="string">
            <text:p>1-kuntribyUt-&gt;1 <text:s/>2-kontribyUt-&gt;1 <text:s/>3-kontrubyUt-&gt;1</text:p>
          </table:table-cell>
          <table:table-cell/>
          <table:table-cell office:value-type="string">
            <text:p>1-k@ntrIbj@t <text:s/>2-k@ntrIbju:t</text:p>
          </table:table-cell>
          <table:table-cell office:value-type="string">
            <text:p>1-kuntribyut-&gt;? <text:s/>2-kuntribyUt-&gt;1</text:p>
          </table:table-cell>
          <table:table-cell table:number-columns-repeated="13"/>
          <table:table-cell table:style-name="Default"/>
          <table:table-cell table:number-columns-repeated="1002"/>
          <table:table-cell table:style-name="Default"/>
        </table:table-row>
        <table:table-row table:style-name="ro4">
          <table:table-cell office:value-type="string">
            <text:p>communist</text:p>
          </table:table-cell>
          <table:table-cell office:value-type="string">
            <text:p>adj</text:p>
          </table:table-cell>
          <table:table-cell office:value-type="string">
            <text:p>1-kQmjUnIst <text:s/>2-kQmj@nIst <text:s/>3-kQmju:nIst</text:p>
          </table:table-cell>
          <table:table-cell office:value-type="string">
            <text:p>1-komyVnist-&gt;1 <text:s/>2-komyunist-&gt;1 <text:s/>3-komyUnist-&gt;1</text:p>
          </table:table-cell>
          <table:table-cell/>
          <table:table-cell office:value-type="string">
            <text:p>kA:mj@n@st</text:p>
          </table:table-cell>
          <table:table-cell office:value-type="string">
            <text:p>kRmyunust-&gt;1</text:p>
          </table:table-cell>
          <table:table-cell/>
          <table:table-cell office:value-type="string">
            <text:p>kQmj@n@st</text:p>
          </table:table-cell>
          <table:table-cell office:value-type="string">
            <text:p>komyunust</text:p>
          </table:table-cell>
          <table:table-cell/>
          <table:table-cell office:value-type="string">
            <text:p>?</text:p>
          </table:table-cell>
          <table:table-cell table:number-columns-repeated="3"/>
          <table:table-cell office:value-type="string">
            <text:p>RP- <text:s/>RP- <text:s/>GA-1:1.9:2.?:3.S4 <text:s/>Au-1:2.?:3.S4</text:p>
          </table:table-cell>
          <table:table-cell table:style-name="ce5"/>
          <table:table-cell office:value-type="string">
            <text:p>Problem- What is the second vowel?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executive</text:p>
          </table:table-cell>
          <table:table-cell office:value-type="string">
            <text:p>noun 1z</text:p>
          </table:table-cell>
          <table:table-cell office:value-type="string">
            <text:p>1-IgzekjUtIv <text:s/>2-egzekjUtIv <text:s/>3-@gzekjUtIv <text:s/>4-IkzekjUtIv <text:s text:c="2"/>5-ekzekjUtIv <text:s/>6-@kzekjUtIv <text:s/>7-Igzekj@tIv</text:p>
          </table:table-cell>
          <table:table-cell office:value-type="string">
            <text:p>1-igzekyUtiv-&gt;2 <text:s/>2-egzekyUtiv-&gt;1 <text:s/>3-ukzekyUtiv-&gt;2 <text:s/>4-ikzekyUtiv-&gt;2 <text:s/>5-ekzekyUtiv-&gt;1 <text:s/>6-ukzekyUtiv-&gt;2 <text:s/>7-igzekyutiv-&gt;?</text:p>
          </table:table-cell>
          <table:table-cell/>
          <table:table-cell office:value-type="string">
            <text:p>1-Igzekj@tIv <text:s/>2-Igzek@tIv</text:p>
          </table:table-cell>
          <table:table-cell office:value-type="string">
            <text:p>1-igzekyutiv-&gt;? <text:s/>2-igzekutiv-&gt;?</text:p>
          </table:table-cell>
          <table:table-cell/>
          <table:table-cell office:value-type="string">
            <text:p>1-@gzEkj@tIv <text:s/>2-EgzEkj@tIv</text:p>
          </table:table-cell>
          <table:table-cell office:value-type="string">
            <text:p>1-ugzekyutiv-&gt;? <text:s/>2-egzekyutiv-&gt;?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in_particular</text:p>
          </table:table-cell>
          <table:table-cell office:value-type="string">
            <text:p>adverb</text:p>
          </table:table-cell>
          <table:table-cell office:value-type="string">
            <text:p>1-In p@tIkjUl@ <text:s/>2-In p@tIkj@l@</text:p>
          </table:table-cell>
          <table:table-cell office:value-type="string">
            <text:p>1-in puÑtikyVluÑ-&gt;? <text:s/>2-puÑtikyuluÑ-&gt;?</text:p>
          </table:table-cell>
          <table:table-cell/>
          <table:table-cell office:value-type="string">
            <text:p>1-In p=rtIkj@l=r <text:s/>2-p@rtIkj@l=r</text:p>
          </table:table-cell>
          <table:table-cell office:value-type="string">
            <text:p>1-in purtikyulur-&gt;? <text:s/>2=1</text:p>
          </table:table-cell>
          <table:table-cell/>
          <table:table-cell office:value-type="string">
            <text:p>In p@tIkj@l@</text:p>
          </table:table-cell>
          <table:table-cell office:value-type="string">
            <text:p>in puÑtikyuluÑ-&gt;?</text:p>
          </table:table-cell>
          <table:table-cell/>
          <table:table-cell office:value-type="string">
            <text:p>in ?</text:p>
          </table:table-cell>
          <table:table-cell table:number-columns-repeated="5"/>
          <table:table-cell table:style-name="ce5"/>
          <table:table-cell table:number-columns-repeated="1002"/>
          <table:table-cell table:style-name="ce5" table:number-columns-repeated="4"/>
        </table:table-row>
        <table:table-row table:style-name="ro4">
          <table:table-cell office:value-type="string">
            <text:p>particular</text:p>
          </table:table-cell>
          <table:table-cell office:value-type="string">
            <text:p>adj</text:p>
          </table:table-cell>
          <table:table-cell office:value-type="string">
            <text:p>1-p@tIkjUl@ <text:s/>2-p@tIkj@l@</text:p>
          </table:table-cell>
          <table:table-cell office:value-type="string">
            <text:p>1-puÑtikyVluÑ-&gt;? <text:s/>2-puÑtikyuluÑ-&gt;?</text:p>
          </table:table-cell>
          <table:table-cell/>
          <table:table-cell office:value-type="string">
            <text:p>1-p=rtIkj@l=r <text:s/>2-p@rtIkj@l=r</text:p>
          </table:table-cell>
          <table:table-cell office:value-type="string">
            <text:p>1-purtikyulur-&gt;? <text:s/>2=1</text:p>
          </table:table-cell>
          <table:table-cell/>
          <table:table-cell office:value-type="string">
            <text:p>p@tIkj@l@</text:p>
          </table:table-cell>
          <table:table-cell office:value-type="string">
            <text:p>puÑtikyuluÑ</text:p>
          </table:table-cell>
          <table:table-cell table:number-columns-repeated="6"/>
          <table:table-cell table:style-name="ce5"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popular</text:p>
          </table:table-cell>
          <table:table-cell office:value-type="string">
            <text:p>adj</text:p>
          </table:table-cell>
          <table:table-cell office:value-type="string">
            <text:p>1-pQpjUl@ <text:s/>2-pQpj@l@</text:p>
          </table:table-cell>
          <table:table-cell office:value-type="string">
            <text:p>1-popyVluÑ-&gt;? <text:s/>2-popyuluÑ-&gt;?</text:p>
          </table:table-cell>
          <table:table-cell/>
          <table:table-cell office:value-type="string">
            <text:p>pA:pj@l=r</text:p>
          </table:table-cell>
          <table:table-cell office:value-type="string">
            <text:p>pRpyulur</text:p>
          </table:table-cell>
          <table:table-cell/>
          <table:table-cell office:value-type="string">
            <text:p>pQpj@l@</text:p>
          </table:table-cell>
          <table:table-cell office:value-type="string">
            <text:p>popyuluÑ</text:p>
          </table:table-cell>
          <table:table-cell table:number-columns-repeated="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regular</text:p>
          </table:table-cell>
          <table:table-cell office:value-type="string">
            <text:p>adj</text:p>
          </table:table-cell>
          <table:table-cell office:value-type="string">
            <text:p>1-regjUl@ <text:s/>2-regj@l@</text:p>
          </table:table-cell>
          <table:table-cell office:value-type="string">
            <text:p>1-regyVluÑ-&gt;1 <text:s/>2-regyuluÑ-&gt;1</text:p>
          </table:table-cell>
          <table:table-cell/>
          <table:table-cell office:value-type="string">
            <text:p>regj@l=r</text:p>
          </table:table-cell>
          <table:table-cell office:value-type="string">
            <text:p>regyulur</text:p>
          </table:table-cell>
          <table:table-cell table:number-columns-repeated="9"/>
          <table:table-cell table:style-name="ce5"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regulation</text:p>
          </table:table-cell>
          <table:table-cell office:value-type="string">
            <text:p>noun 1z</text:p>
          </table:table-cell>
          <table:table-cell office:value-type="string">
            <text:p>1-regjuleIS=n <text:s/>2-regj@leIS=n</text:p>
          </table:table-cell>
          <table:table-cell office:value-type="string">
            <text:p>1-regyUlASn-&gt;1 <text:s/>2-regyulASn-&gt;2</text:p>
          </table:table-cell>
          <table:table-cell/>
          <table:table-cell office:value-type="string">
            <text:p>regj@leIS=n</text:p>
          </table:table-cell>
          <table:table-cell office:value-type="string">
            <text:p>regyulASn-&gt;2</text:p>
          </table:table-cell>
          <table:table-cell/>
          <table:table-cell office:value-type="string">
            <text:p>rEgj@leIS@n</text:p>
          </table:table-cell>
          <table:table-cell office:value-type="string">
            <text:p>regyulASun-&gt;2</text:p>
          </table:table-cell>
          <table:table-cell/>
          <table:table-cell office:value-type="string">
            <text:p>regyUlASn</text:p>
          </table:table-cell>
          <table:table-cell office:value-type="string">
            <text:p>regyulASn</text:p>
          </table:table-cell>
          <table:table-cell table:number-columns-repeated="2"/>
          <table:table-cell office:value-type="string">
            <text:p>Au-1:4.O</text:p>
          </table:table-cell>
          <table:table-cell/>
          <table:table-cell office:value-type="string">
            <text:p>problem: make it a rule 15 GOOSE exception?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office:value-type="string">
            <text:p>valuable</text:p>
          </table:table-cell>
          <table:table-cell office:value-type="string">
            <text:p>adj N</text:p>
          </table:table-cell>
          <table:table-cell office:value-type="string">
            <text:p>1-v{ljUb=l <text:s/>2-v{lju@b=l</text:p>
          </table:table-cell>
          <table:table-cell office:value-type="string">
            <text:p>1-valyVbl-&gt;? <text:s/>2-valyUubl-&gt;</text:p>
          </table:table-cell>
          <table:table-cell/>
          <table:table-cell office:value-type="string">
            <text:p>v{lj@b=l</text:p>
          </table:table-cell>
          <table:table-cell office:value-type="string">
            <text:p>valyubl</text:p>
          </table:table-cell>
          <table:table-cell/>
          <table:table-cell office:value-type="string">
            <text:p>v{lju@b@l</text:p>
          </table:table-cell>
          <table:table-cell office:value-type="string">
            <text:p>valyUubul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volume</text:p>
          </table:table-cell>
          <table:table-cell office:value-type="string">
            <text:p>noun 1z</text:p>
          </table:table-cell>
          <table:table-cell office:value-type="string">
            <text:p>1-vQlju:m <text:s/>2-vQljUm</text:p>
          </table:table-cell>
          <table:table-cell office:value-type="string">
            <text:p>1-volyUm-&gt;1 <text:s/>2-volyVm-&gt;?</text:p>
          </table:table-cell>
          <table:table-cell/>
          <table:table-cell office:value-type="string">
            <text:p>1-vA:lj@m <text:s/>2-vA:ljUm</text:p>
          </table:table-cell>
          <table:table-cell office:value-type="string">
            <text:p>1-vRlyum-&gt;? <text:s/>2-vRlyVm-&gt;</text:p>
          </table:table-cell>
          <table:table-cell/>
          <table:table-cell office:value-type="string">
            <text:p>vQljum</text:p>
          </table:table-cell>
          <table:table-cell office:value-type="string">
            <text:p>volyUm</text:p>
          </table:table-cell>
          <table:table-cell/>
          <table:table-cell office:value-type="string">
            <text:p>volyUm</text:p>
          </table:table-cell>
          <table:table-cell table:number-columns-repeated="3"/>
          <table:table-cell office:value-type="string">
            <text:p>GA-x:1.9</text:p>
          </table:table-cell>
          <table:table-cell table:number-columns-repeated="1005"/>
          <table:table-cell table:style-name="ce5" table:number-columns-repeated="3"/>
        </table:table-row>
        <table:table-row table:style-name="ro4">
          <table:table-cell table:number-columns-repeated="1015"/>
          <table:table-cell table:style-name="ce5" table:number-columns-repeated="9"/>
        </table:table-row>
        <table:table-row table:style-name="ro4">
          <table:table-cell table:number-columns-repeated="16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5">
          <table:table-cell table:style-name="ce4" office:value-type="string">
            <text:p>This group: rule 32? various problems: <text:s/>NOTE : not all words with the _Xual_ pattern have this sound problem, eg:_annual_, _eventual_, _individual_, etc. <text:s/>Infact the word _equal_ doesn´t even have a [<text:span text:style-name="T1">U</text:span>] sound</text:p>
          </table:table-cell>
          <table:table-cell table:number-columns-repeated="15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absolute</text:p>
          </table:table-cell>
          <table:table-cell office:value-type="string">
            <text:p>adj N</text:p>
          </table:table-cell>
          <table:table-cell office:value-type="string">
            <text:p>1-{bs@lu:t <text:s/>2-{bs@lju:t</text:p>
          </table:table-cell>
          <table:table-cell office:value-type="string">
            <text:p>1-absulUt-&gt;2 <text:s/>2-absulyUt-&gt;1</text:p>
          </table:table-cell>
          <table:table-cell/>
          <table:table-cell office:value-type="string">
            <text:p>{bs@lu:t</text:p>
          </table:table-cell>
          <table:table-cell office:value-type="string">
            <text:p>absulUt-&gt;2</text:p>
          </table:table-cell>
          <table:table-cell/>
          <table:table-cell office:value-type="string">
            <text:p>{bs@lut</text:p>
          </table:table-cell>
          <table:table-cell office:value-type="string">
            <text:p>absulUt</text:p>
          </table:table-cell>
          <table:table-cell/>
          <table:table-cell office:value-type="string">
            <text:p>?</text:p>
          </table:table-cell>
          <table:table-cell table:number-columns-repeated="4"/>
          <table:table-cell table:style-name="ce5" office:value-type="string">
            <text:p>*</text:p>
          </table:table-cell>
          <table:table-cell office:value-type="string">
            <text:p>Problem: rule 32 means that QS-RP-2 should be the main (and only) pronunciation but QS-RP-1 (which equals QS-GA and QS-Au) is the most widely pronounced variant. <text:s/>In other cases so far where rule 32 is applied the /j/ sound variant is the most common is RP- which is not the case here.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actual</text:p>
          </table:table-cell>
          <table:table-cell office:value-type="string">
            <text:p>adj</text:p>
          </table:table-cell>
          <table:table-cell office:value-type="string">
            <text:p>1-{ktSu@l <text:s/>2-{ktS@l <text:s/>3-{kSu@l <text:s/>4-{kS=l <text:s/>5-{ktju@l</text:p>
          </table:table-cell>
          <table:table-cell table:number-columns-repeated="2"/>
          <table:table-cell office:value-type="string">
            <text:p>{ktSu@l</text:p>
          </table:table-cell>
          <table:table-cell table:number-columns-repeated="10"/>
          <table:table-cell table:style-name="ce5"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educational</text:p>
          </table:table-cell>
          <table:table-cell office:value-type="string">
            <text:p>adj</text:p>
          </table:table-cell>
          <table:table-cell office:value-type="string">
            <text:p>1-edjukeIS=n@l <text:s/>2-edZukeIS=n@l</text:p>
          </table:table-cell>
          <table:table-cell office:value-type="string">
            <text:p>1-edyUkASnul-&gt;? <text:s/>2-eZUkASnul-&gt;?</text:p>
          </table:table-cell>
          <table:table-cell/>
          <table:table-cell office:value-type="string">
            <text:p>edZ@keIS=n@l</text:p>
          </table:table-cell>
          <table:table-cell office:value-type="string">
            <text:p>eZukASnul-&gt;?</text:p>
          </table:table-cell>
          <table:table-cell/>
          <table:table-cell office:value-type="string">
            <text:p>EdZ@keIS@n@l</text:p>
          </table:table-cell>
          <table:table-cell office:value-type="string">
            <text:p>eZukASunul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education</text:p>
          </table:table-cell>
          <table:table-cell office:value-type="string">
            <text:p>noun 1z</text:p>
          </table:table-cell>
          <table:table-cell office:value-type="string">
            <text:p>1-edjukeIS=n <text:s/>2-edZukeIS=n</text:p>
          </table:table-cell>
          <table:table-cell office:value-type="string">
            <text:p>1-edyUkASn-&gt;? <text:s/>2-ejUkASn-&gt;?</text:p>
          </table:table-cell>
          <table:table-cell/>
          <table:table-cell office:value-type="string">
            <text:p>edZ@keIS=n</text:p>
          </table:table-cell>
          <table:table-cell office:value-type="string">
            <text:p>ejukASn-&gt;?</text:p>
          </table:table-cell>
          <table:table-cell/>
          <table:table-cell table:style-name="Default" office:value-type="string">
            <text:p>EdZ@keIS@n</text:p>
          </table:table-cell>
          <table:table-cell office:value-type="string">
            <text:p>ejukASun</text:p>
          </table:table-cell>
          <table:table-cell/>
          <table:table-cell table:style-name="ce3" office:value-type="string">
            <text:p>xxx Test with merriams Z/S/dZ</text:p>
          </table:table-cell>
          <table:table-cell table:number-columns-repeated="1009"/>
          <table:table-cell table:style-name="ce5" table:number-columns-repeated="3"/>
        </table:table-row>
        <table:table-row table:style-name="ro4">
          <table:table-cell office:value-type="string">
            <text:p>eventual</text:p>
          </table:table-cell>
          <table:table-cell office:value-type="string">
            <text:p>adj</text:p>
          </table:table-cell>
          <table:table-cell office:value-type="string">
            <text:p>1-IventSu@l <text:s/>2-@ventSu@l <text:s/>3-IventSju@l</text:p>
          </table:table-cell>
          <table:table-cell office:value-type="string">
            <text:p>1-ivenCUul-&gt;1 <text:s/>2-uvenCUul-&gt;1 <text:s/>3-ivenCyUul-&gt;?</text:p>
          </table:table-cell>
          <table:table-cell/>
          <table:table-cell office:value-type="string">
            <text:p>IventSu@l</text:p>
          </table:table-cell>
          <table:table-cell office:value-type="string">
            <text:p>ivenCUul</text:p>
          </table:table-cell>
          <table:table-cell/>
          <table:table-cell office:value-type="string">
            <text:p>1-@vEntS@l <text:s/>2-@vEntSu@l</text:p>
          </table:table-cell>
          <table:table-cell office:value-type="string">
            <text:p>1-uvenCul <text:s/>2-uvenCUul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gradual</text:p>
          </table:table-cell>
          <table:table-cell office:value-type="string">
            <text:p>adj N</text:p>
          </table:table-cell>
          <table:table-cell office:value-type="string">
            <text:p>1-gr{dZu@l <text:s/>2-gr{dyu@l <text:s/>3-gr{dZ=l</text:p>
          </table:table-cell>
          <table:table-cell office:value-type="string">
            <text:p>1-grajUul-&gt;? <text:s/>2-gradyUul-&gt;? <text:s/>3-grajl-&gt;?</text:p>
          </table:table-cell>
          <table:table-cell/>
          <table:table-cell office:value-type="string">
            <text:p>gr{dZu@l</text:p>
          </table:table-cell>
          <table:table-cell office:value-type="string">
            <text:p>grajUul</text:p>
          </table:table-cell>
          <table:table-cell/>
          <table:table-cell office:value-type="string">
            <text:p>gr{dZu@l</text:p>
          </table:table-cell>
          <table:table-cell office:value-type="string">
            <text:p>grajUul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individual</text:p>
          </table:table-cell>
          <table:table-cell office:value-type="string">
            <text:p>adj</text:p>
          </table:table-cell>
          <table:table-cell office:value-type="string">
            <text:p>1-IndIvIdZu@l <text:s/>2-Ind@vIdZu@l <text:s/>3-IndIvIdju@l</text:p>
          </table:table-cell>
          <table:table-cell office:value-type="string">
            <text:p>1-indivijUul-&gt;? <text:s/>2-induvijUul-&gt;? <text:s/>3-individUul-&gt;?</text:p>
          </table:table-cell>
          <table:table-cell/>
          <table:table-cell office:value-type="string">
            <text:p>IndIvIdZu@l</text:p>
          </table:table-cell>
          <table:table-cell office:value-type="string">
            <text:p>indivijUul</text:p>
          </table:table-cell>
          <table:table-cell/>
          <table:table-cell office:value-type="string">
            <text:p>Ind@vIdZu@l</text:p>
          </table:table-cell>
          <table:table-cell office:value-type="string">
            <text:p>induvijUul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table:style-name="Default" office:value-type="string">
            <text:p>individual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IndIvIdZu@l <text:s/>2-Ind@vIdZu@l <text:s/>3-IndIvIdju@l</text:p>
          </table:table-cell>
          <table:table-cell table:style-name="ce9" office:value-type="string">
            <text:p>1-indivijUul-&gt;? <text:s/>2-induvijUul-&gt;? <text:s/>3-individyUul-&gt;?</text:p>
          </table:table-cell>
          <table:table-cell table:style-name="ce9"/>
          <table:table-cell table:style-name="Default" office:value-type="string">
            <text:p>IndIvIdZu@l</text:p>
          </table:table-cell>
          <table:table-cell table:style-name="ce9" office:value-type="string">
            <text:p>indivijUul</text:p>
          </table:table-cell>
          <table:table-cell table:style-name="ce9"/>
          <table:table-cell table:style-name="Default" office:value-type="string">
            <text:p>Ind@vIdZu@l</text:p>
          </table:table-cell>
          <table:table-cell table:style-name="ce9" office:value-type="string">
            <text:p>induvijUul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issue</text:p>
          </table:table-cell>
          <table:table-cell office:value-type="string">
            <text:p>noun 1z</text:p>
          </table:table-cell>
          <table:table-cell office:value-type="string">
            <text:p>1-ISu: <text:s/>2-Isju: <text:s/>3-ISju:</text:p>
          </table:table-cell>
          <table:table-cell office:value-type="string">
            <text:p>1-iSU-&gt;? <text:s/>2-isyU-&gt; <text:s/>3-iSyU-&gt;</text:p>
          </table:table-cell>
          <table:table-cell/>
          <table:table-cell office:value-type="string">
            <text:p>ISu:</text:p>
          </table:table-cell>
          <table:table-cell office:value-type="string">
            <text:p>iSU</text:p>
          </table:table-cell>
          <table:table-cell/>
          <table:table-cell office:value-type="string">
            <text:p>1-ISu <text:s/>2-ISju <text:s/>3-Isju</text:p>
          </table:table-cell>
          <table:table-cell office:value-type="string">
            <text:p>1-iSU-&gt; <text:s/>2-isyU-&gt; <text:s/>3-iSyU-&gt;?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table:style-name="Default" office:value-type="string">
            <text:p>lawyer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lO:j@ <text:s/>2-lOI@</text:p>
          </table:table-cell>
          <table:table-cell table:style-name="ce9" office:value-type="string">
            <text:p>1-lQyuÑ-&gt;1 <text:s/>2-lYuÑ-&gt;?</text:p>
          </table:table-cell>
          <table:table-cell table:style-name="ce9"/>
          <table:table-cell table:style-name="Default" office:value-type="string">
            <text:p>1-lQ:j=r <text:s/>2-lA:j=r <text:s/>3-lOI=r</text:p>
          </table:table-cell>
          <table:table-cell table:style-name="ce9" office:value-type="string">
            <text:p>1-loyur-&gt;1 <text:s/>2-lRyur-&gt;1 <text:s/>3-lYr-&gt;?</text:p>
          </table:table-cell>
          <table:table-cell table:style-name="ce9"/>
          <table:table-cell table:style-name="Default" office:value-type="string">
            <text:p>1-lOj@ <text:s/>2-lOI@</text:p>
          </table:table-cell>
          <table:table-cell table:style-name="ce9" office:value-type="string">
            <text:p>1-lQyuÑ-&gt;1 <text:s/>2-lYuÑ-&gt;?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module</text:p>
          </table:table-cell>
          <table:table-cell office:value-type="string">
            <text:p>noun 1z</text:p>
          </table:table-cell>
          <table:table-cell office:value-type="string">
            <text:p>mQdju:l</text:p>
          </table:table-cell>
          <table:table-cell office:value-type="string">
            <text:p>modyUl</text:p>
          </table:table-cell>
          <table:table-cell/>
          <table:table-cell office:value-type="string">
            <text:p>mA:dZu:l</text:p>
          </table:table-cell>
          <table:table-cell office:value-type="string">
            <text:p>mRjUl</text:p>
          </table:table-cell>
          <table:table-cell/>
          <table:table-cell office:value-type="string">
            <text:p>mQdZul</text:p>
          </table:table-cell>
          <table:table-cell office:value-type="string">
            <text:p>modjUl</text:p>
          </table:table-cell>
          <table:table-cell table:number-columns-repeated="1011"/>
          <table:table-cell table:style-name="ce5" table:number-columns-repeated="3"/>
        </table:table-row>
        <table:table-row table:style-name="ro4">
          <table:table-cell office:value-type="string">
            <text:p>newspaper</text:p>
          </table:table-cell>
          <table:table-cell office:value-type="string">
            <text:p>noun 1z</text:p>
          </table:table-cell>
          <table:table-cell office:value-type="string">
            <text:p>1-nju:speIp@ <text:s/>1-nju:zpeIp@</text:p>
          </table:table-cell>
          <table:table-cell office:value-type="string">
            <text:p>1-nyUspApuÑ-&gt;? <text:s/>2-nyUzpApuÑ-&gt;?</text:p>
          </table:table-cell>
          <table:table-cell/>
          <table:table-cell office:value-type="string">
            <text:p>1-nu:zpeIp=r <text:s/>2-nju:zpeIp=r <text:s/>3-nu:speIp=r <text:s/>4-nju:speIp=r</text:p>
          </table:table-cell>
          <table:table-cell office:value-type="string">
            <text:p>1-nUzpApur-&gt;? <text:s/>2-nyUzpApur-&gt; <text:s/>3-nUspApur-&gt; <text:s/>4-nyUspApur-&gt;</text:p>
          </table:table-cell>
          <table:table-cell table:number-columns-repeated="1014"/>
          <table:table-cell table:style-name="ce5" table:number-columns-repeated="3"/>
        </table:table-row>
        <table:table-row table:style-name="ro4">
          <table:table-cell table:style-name="Default" office:value-type="string">
            <text:p>procedure</text:p>
          </table:table-cell>
          <table:table-cell table:style-name="Default" office:value-type="string">
            <text:p>1 z</text:p>
          </table:table-cell>
          <table:table-cell table:style-name="Default" office:value-type="string">
            <text:p>1-pr@Usi:dZ@ <text:s/>2-pr@Usi:dj@</text:p>
          </table:table-cell>
          <table:table-cell table:style-name="ce9" office:value-type="string">
            <text:p>1-prOsEjuÑ-&gt;1 <text:s/>2-prOsEdyuÑ-&gt;?</text:p>
          </table:table-cell>
          <table:table-cell table:style-name="ce9"/>
          <table:table-cell table:style-name="Default" office:value-type="string">
            <text:p>pr@si:dZ=r</text:p>
          </table:table-cell>
          <table:table-cell table:style-name="ce9" office:value-type="string">
            <text:p>prusEjuÑ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question</text:p>
          </table:table-cell>
          <table:table-cell office:value-type="string">
            <text:p>noun 1z</text:p>
          </table:table-cell>
          <table:table-cell office:value-type="string">
            <text:p>kwestS@n <text:s/>2-kweStS@n <text:s/>3-kwestj@n</text:p>
          </table:table-cell>
          <table:table-cell office:value-type="string">
            <text:p>1-kwesCun-&gt;1 <text:s/>2-kweSCun-&gt; <text:s/>3-kwestyun-&gt;?</text:p>
          </table:table-cell>
          <table:table-cell/>
          <table:table-cell office:value-type="string">
            <text:p>kwestS@n</text:p>
          </table:table-cell>
          <table:table-cell office:value-type="string">
            <text:p>kwesCun</text:p>
          </table:table-cell>
          <table:table-cell/>
          <table:table-cell table:style-name="Default" office:value-type="string">
            <text:p>kwestS@n</text:p>
          </table:table-cell>
          <table:table-cell office:value-type="string">
            <text:p>kwesCun</text:p>
          </table:table-cell>
          <table:table-cell/>
          <table:table-cell office:value-type="string">
            <text:p>kwesCun</text:p>
          </table:table-cell>
          <table:table-cell table:number-columns-repeated="1009"/>
          <table:table-cell table:style-name="ce5" table:number-columns-repeated="3"/>
        </table:table-row>
        <table:table-row table:style-name="ro4">
          <table:table-cell office:value-type="string">
            <text:p>sexual</text:p>
          </table:table-cell>
          <table:table-cell office:value-type="string">
            <text:p>adj</text:p>
          </table:table-cell>
          <table:table-cell office:value-type="string">
            <text:p>1-sekSu@l <text:s/>2-seksju@l <text:s/>3-sekS=l</text:p>
          </table:table-cell>
          <table:table-cell office:value-type="string">
            <text:p>1-sekSUul-&gt;? <text:s/>2-seksyUul-&gt;? <text:s/>3-sekSl-&gt;?</text:p>
          </table:table-cell>
          <table:table-cell/>
          <table:table-cell office:value-type="string">
            <text:p>sekSu@l</text:p>
          </table:table-cell>
          <table:table-cell office:value-type="string">
            <text:p>sekSUul-&gt;?</text:p>
          </table:table-cell>
          <table:table-cell/>
          <table:table-cell office:value-type="string">
            <text:p>sEkSu@l</text:p>
          </table:table-cell>
          <table:table-cell office:value-type="string">
            <text:p>sekSUul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statutory</text:p>
          </table:table-cell>
          <table:table-cell office:value-type="string">
            <text:p>adj</text:p>
          </table:table-cell>
          <table:table-cell office:value-type="string">
            <text:p>1-st{tSUt@ri <text:s/>2-st{tSu:t@ri <text:s/>3-st{tjUt@ri <text:s/>4-st{tju:t@ri</text:p>
          </table:table-cell>
          <table:table-cell office:value-type="string">
            <text:p>1-staCVturE-&gt;? <text:s/>2-staCUturE-&gt;? <text:s/>3-statyVturE-&gt;? <text:s/>4-statyUturE-&gt;?</text:p>
          </table:table-cell>
          <table:table-cell/>
          <table:table-cell office:value-type="string">
            <text:p>1-st{tS@tO:ri <text:s/>2-st{tutO:ri <text:s/>3-st{tS@to:ri</text:p>
          </table:table-cell>
          <table:table-cell office:value-type="string">
            <text:p>1-staCutQrE-&gt;? <text:s/>2-staCUtQrE-&gt;? <text:s/>3=1</text:p>
          </table:table-cell>
          <table:table-cell/>
          <table:table-cell office:value-type="string">
            <text:p>1-st{tS@tri <text:s/>2-st{tS@t@ri</text:p>
          </table:table-cell>
          <table:table-cell office:value-type="string">
            <text:p>1-staCutrE-&gt;? <text:s/>2-staCuturE-&gt;?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stupid</text:p>
          </table:table-cell>
          <table:table-cell office:value-type="string">
            <text:p>adj R</text:p>
          </table:table-cell>
          <table:table-cell office:value-type="string">
            <text:p>1-stju:pId <text:s/>2-stjUpId</text:p>
          </table:table-cell>
          <table:table-cell office:value-type="string">
            <text:p>1-styUpid-&gt;1 <text:s/>2-stVpid-&gt;1</text:p>
          </table:table-cell>
          <table:table-cell/>
          <table:table-cell office:value-type="string">
            <text:p>stu:p@d</text:p>
          </table:table-cell>
          <table:table-cell office:value-type="string">
            <text:p>stUpud</text:p>
          </table:table-cell>
          <table:table-cell/>
          <table:table-cell office:value-type="string">
            <text:p>stjup@d</text:p>
          </table:table-cell>
          <table:table-cell office:value-type="string">
            <text:p>styUpud</text:p>
          </table:table-cell>
          <table:table-cell table:number-columns-repeated="7"/>
          <table:table-cell office:value-type="string">
            <text:p>Problem- rule 32 should be applied, but is the vowel after the /j/ a /U/ or /u:/ - make this decision part of rule 32</text:p>
          </table:table-cell>
          <table:table-cell table:number-columns-repeated="997"/>
          <table:table-cell table:style-name="ce5" table:number-columns-repeated="9"/>
        </table:table-row>
        <table:table-row table:style-name="ro4">
          <table:table-cell office:value-type="string">
            <text:p>suitable</text:p>
          </table:table-cell>
          <table:table-cell office:value-type="string">
            <text:p>adj N</text:p>
          </table:table-cell>
          <table:table-cell office:value-type="string">
            <text:p>1-su:t@b@l <text:s/>2-sju:t@b@l</text:p>
          </table:table-cell>
          <table:table-cell office:value-type="string">
            <text:p>1-sUtubul-&gt;1 <text:s/>2-syUtubul-&gt;1</text:p>
          </table:table-cell>
          <table:table-cell/>
          <table:table-cell office:value-type="string">
            <text:p>su:t@b@l</text:p>
          </table:table-cell>
          <table:table-cell office:value-type="string">
            <text:p>sUtubul</text:p>
          </table:table-cell>
          <table:table-cell/>
          <table:table-cell office:value-type="string">
            <text:p>sut@b@l</text:p>
          </table:table-cell>
          <table:table-cell office:value-type="string">
            <text:p>sUtubul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supreme</text:p>
          </table:table-cell>
          <table:table-cell office:value-type="string">
            <text:p>adj N</text:p>
          </table:table-cell>
          <table:table-cell office:value-type="string">
            <text:p>1-supri:m <text:s/>2-sjupri:m</text:p>
          </table:table-cell>
          <table:table-cell office:value-type="string">
            <text:p>1-sUprEm-&gt;1 <text:s/>2-syUprEm-&gt;1</text:p>
          </table:table-cell>
          <table:table-cell/>
          <table:table-cell office:value-type="string">
            <text:p>supri:m</text:p>
          </table:table-cell>
          <table:table-cell office:value-type="string">
            <text:p>sUprEm</text:p>
          </table:table-cell>
          <table:table-cell/>
          <table:table-cell office:value-type="string">
            <text:p>1-suprim <text:s/>2-s@prim</text:p>
          </table:table-cell>
          <table:table-cell office:value-type="string">
            <text:p>1-sUprEm-&gt;1 <text:s/>2-suprEm-&gt;1</text:p>
          </table:table-cell>
          <table:table-cell table:number-columns-repeated="1005"/>
          <table:table-cell table:style-name="ce5" table:number-columns-repeated="9"/>
        </table:table-row>
        <table:table-row table:style-name="ro4">
          <table:table-cell office:value-type="string">
            <text:p>unusual</text:p>
          </table:table-cell>
          <table:table-cell office:value-type="string">
            <text:p>adj</text:p>
          </table:table-cell>
          <table:table-cell office:value-type="string">
            <text:p>1-Vnju:Zu@l <text:s/>2-Vnju@l <text:s/>3-Vnju:Z=l</text:p>
          </table:table-cell>
          <table:table-cell office:value-type="string">
            <text:p>1-unyUZUul-&gt;? <text:s/>2-unyUul-&gt;? <text:s/>3-unyUzl-&gt;?</text:p>
          </table:table-cell>
          <table:table-cell/>
          <table:table-cell office:value-type="string">
            <text:p>Vnju:Zu@l</text:p>
          </table:table-cell>
          <table:table-cell office:value-type="string">
            <text:p>unyUZUul</text:p>
          </table:table-cell>
          <table:table-cell/>
          <table:table-cell office:value-type="string">
            <text:p>VnjuZu@l</text:p>
          </table:table-cell>
          <table:table-cell office:value-type="string">
            <text:p>unyUZUul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usual</text:p>
          </table:table-cell>
          <table:table-cell office:value-type="string">
            <text:p>adj N</text:p>
          </table:table-cell>
          <table:table-cell office:value-type="string">
            <text:p>1-ju:Zu@l <text:s/>2-ju:Z=l</text:p>
          </table:table-cell>
          <table:table-cell office:value-type="string">
            <text:p>1-yUZUul-&gt;? <text:s/>2-yUZl-&gt;</text:p>
          </table:table-cell>
          <table:table-cell/>
          <table:table-cell office:value-type="string">
            <text:p>ju:Zu@l</text:p>
          </table:table-cell>
          <table:table-cell office:value-type="string">
            <text:p>yUZUul</text:p>
          </table:table-cell>
          <table:table-cell/>
          <table:table-cell office:value-type="string">
            <text:p>juZu@l</text:p>
          </table:table-cell>
          <table:table-cell office:value-type="string">
            <text:p>yUZUul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visual</text:p>
          </table:table-cell>
          <table:table-cell office:value-type="string">
            <text:p>adj</text:p>
          </table:table-cell>
          <table:table-cell office:value-type="string">
            <text:p>1-vIZu@l <text:s/>2-vIZju@l <text:s/>3-vIZ=l</text:p>
          </table:table-cell>
          <table:table-cell office:value-type="string">
            <text:p>1-viZUul-&gt;? <text:s/>2-vizyUul-&gt; <text:s/>3-viZl-&gt;</text:p>
          </table:table-cell>
          <table:table-cell/>
          <table:table-cell office:value-type="string">
            <text:p>vIZu@l</text:p>
          </table:table-cell>
          <table:table-cell office:value-type="string">
            <text:p>viZUul</text:p>
          </table:table-cell>
          <table:table-cell/>
          <table:table-cell office:value-type="string">
            <text:p>vIZju@l</text:p>
          </table:table-cell>
          <table:table-cell office:value-type="string">
            <text:p>viZyUul</text:p>
          </table:table-cell>
          <table:table-cell table:number-columns-repeated="1005"/>
          <table:table-cell table:style-name="ce5" table:number-columns-repeated="9"/>
        </table:table-row>
        <table:table-row table:style-name="ro4" table:number-rows-repeated="2">
          <table:table-cell table:number-columns-repeated="1015"/>
          <table:table-cell table:style-name="ce5" table:number-columns-repeated="9"/>
        </table:table-row>
        <table:table-row table:style-name="ro4">
          <table:table-cell table:style-name="ce4" office:value-type="string">
            <text:p>This group: -ent for non adjectives where it is pronounced /-@nt/ as well as something else (usually /-ent, -Ent/).</text:p>
          </table:table-cell>
          <table:table-cell table:number-columns-repeated="1014"/>
          <table:table-cell table:style-name="ce5" table:number-columns-repeated="9"/>
        </table:table-row>
        <table:table-row table:style-name="ro4">
          <table:table-cell office:value-type="string">
            <text:p>accident</text:p>
          </table:table-cell>
          <table:table-cell office:value-type="string">
            <text:p>noun 1s</text:p>
          </table:table-cell>
          <table:table-cell office:value-type="string">
            <text:p>1-{ksId@nt <text:s/>2-{ks@d@nt</text:p>
          </table:table-cell>
          <table:table-cell office:value-type="string">
            <text:p>1-aksidunt-&gt;1 <text:s/>2-aksudunt-&gt;1</text:p>
          </table:table-cell>
          <table:table-cell/>
          <table:table-cell office:value-type="string">
            <text:p>{ks@dent</text:p>
          </table:table-cell>
          <table:table-cell office:value-type="string">
            <text:p>aksudent</text:p>
          </table:table-cell>
          <table:table-cell/>
          <table:table-cell office:value-type="string">
            <text:p>{ks@d@nt</text:p>
          </table:table-cell>
          <table:table-cell office:value-type="string">
            <text:p>aksudunt</text:p>
          </table:table-cell>
          <table:table-cell table:number-columns-repeated="7"/>
          <table:table-cell office:value-type="string">
            <text:p>note: also has a rule25 conflict</text:p>
          </table:table-cell>
          <table:table-cell table:number-columns-repeated="1003"/>
          <table:table-cell table:style-name="ce5" table:number-columns-repeated="3"/>
        </table:table-row>
        <table:table-row table:style-name="ro4">
          <table:table-cell table:style-name="Default" office:value-type="string">
            <text:p>incident</text:p>
          </table:table-cell>
          <table:table-cell table:style-name="Default" office:value-type="string">
            <text:p>noun 1 s</text:p>
          </table:table-cell>
          <table:table-cell table:style-name="Default" office:value-type="string">
            <text:p>1-In(t)sId@nt <text:s/>2-In(t)s@d@nt</text:p>
          </table:table-cell>
          <table:table-cell table:style-name="ce9" office:value-type="string">
            <text:p>1-insidunt-&gt;2 <text:s/>2-insudunt-&gt;1</text:p>
          </table:table-cell>
          <table:table-cell table:style-name="ce9"/>
          <table:table-cell table:style-name="Default" office:value-type="string">
            <text:p>In(t)s@dent</text:p>
          </table:table-cell>
          <table:table-cell table:style-name="ce9" office:value-type="string">
            <text:p>insudent</text:p>
          </table:table-cell>
          <table:table-cell table:style-name="ce9"/>
          <table:table-cell table:style-name="Default" office:value-type="string">
            <text:p>Ins@d@nt</text:p>
          </table:table-cell>
          <table:table-cell table:style-name="ce9" office:value-type="string">
            <text:p>insudunt</text:p>
          </table:table-cell>
          <table:table-cell table:style-name="Default"/>
          <table:table-cell table:style-name="ce9" office:value-type="string">
            <text:p>?</text:p>
          </table:table-cell>
          <table:table-cell table:style-name="ce9"/>
          <table:table-cell table:style-name="Default" table:number-columns-repeated="4"/>
          <table:table-cell table:style-name="Default" office:value-type="string">
            <text:p>Problem: <text:s/>QS-GA _ent_ ending</text:p>
          </table:table-cell>
          <table:table-cell table:style-name="Default" table:number-columns-repeated="1006"/>
        </table:table-row>
        <table:table-row table:style-name="ro4">
          <table:table-cell table:style-name="Default" office:value-type="string">
            <text:p>president</text:p>
          </table:table-cell>
          <table:table-cell table:style-name="Default" office:value-type="string">
            <text:p>noun 1 s</text:p>
          </table:table-cell>
          <table:table-cell table:style-name="Default" office:value-type="string">
            <text:p>1-prezId@nt <text:s/>2-prez@d@nt</text:p>
          </table:table-cell>
          <table:table-cell table:style-name="ce9" office:value-type="string">
            <text:p>1-prezidunt-&gt;1 <text:s/>2-prezudunt-&gt;2</text:p>
          </table:table-cell>
          <table:table-cell table:style-name="ce9"/>
          <table:table-cell table:style-name="Default" office:value-type="string">
            <text:p>prez@dent</text:p>
          </table:table-cell>
          <table:table-cell table:style-name="ce9" office:value-type="string">
            <text:p>prezudent-&gt;1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9" table:number-columns-repeated="2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number-columns-repeated="1015"/>
          <table:table-cell table:style-name="ce5" table:number-columns-repeated="9"/>
        </table:table-row>
        <table:table-row table:style-name="ro5">
          <table:table-cell table:style-name="ce4" office:value-type="string">
            <text:p>This group: Is /Q/ an unusual alternative of THOUGHT. <text:s/>Perhaps allow these words in CLOTH as well so that /Q/ -&gt; [<text:span text:style-name="T1">o</text:span>]?</text:p>
          </table:table-cell>
          <table:table-cell table:number-columns-repeated="1014"/>
          <table:table-cell table:style-name="ce5" table:number-columns-repeated="9"/>
        </table:table-row>
        <table:table-row table:style-name="ro4">
          <table:table-cell office:value-type="string">
            <text:p>alternative</text:p>
          </table:table-cell>
          <table:table-cell office:value-type="string">
            <text:p>adj</text:p>
          </table:table-cell>
          <table:table-cell office:value-type="string">
            <text:p>1-O:lt3:n@tIv <text:s/>2-Qlt3:n@tIv</text:p>
          </table:table-cell>
          <table:table-cell office:value-type="string">
            <text:p>1-Qltünutiv-&gt;? <text:s/>2-oltünutiv-&gt;?</text:p>
          </table:table-cell>
          <table:table-cell/>
          <table:table-cell office:value-type="string">
            <text:p>1-O:lt3`:n@tIv <text:s/>2-A:lt3`:n@tIv <text:s/>3-{lt3`n@tIv</text:p>
          </table:table-cell>
          <table:table-cell office:value-type="string">
            <text:p>1-Qltünutiv-&gt;? <text:s/>2-Rltünutiv-&gt;? <text:s/>3-altünutiv-&gt;?</text:p>
          </table:table-cell>
          <table:table-cell/>
          <table:table-cell office:value-type="string">
            <text:p>1-Olt3n@tIv <text:s/>2-Olt3n@tIv</text:p>
          </table:table-cell>
          <table:table-cell office:value-type="string">
            <text:p>1-Qltünutiv-&gt;? <text:s/>2-oltünutiv-&gt;?</text:p>
          </table:table-cell>
          <table:table-cell table:number-columns-repeated="6"/>
          <table:table-cell table:style-name="ce5" office:value-type="string">
            <text:p>*</text:p>
          </table:table-cell>
          <table:table-cell table:number-columns-repeated="998"/>
          <table:table-cell table:style-name="ce5" table:number-columns-repeated="9"/>
        </table:table-row>
        <table:table-row table:style-name="ro4">
          <table:table-cell table:style-name="Default" office:value-type="string">
            <text:p>alternative</text:p>
          </table:table-cell>
          <table:table-cell table:style-name="Default" office:value-type="string">
            <text:p>noun 1 z</text:p>
          </table:table-cell>
          <table:table-cell table:style-name="Default" office:value-type="string">
            <text:p>1-O:lt3:n@tIv <text:s/>2-Qlt3:n@tIv</text:p>
          </table:table-cell>
          <table:table-cell table:style-name="ce9" office:value-type="string">
            <text:p>1-Qltünutiv-&gt;1 <text:s/>2-oltünutiv-&gt;1</text:p>
          </table:table-cell>
          <table:table-cell table:style-name="ce9"/>
          <table:table-cell table:style-name="Default" office:value-type="string">
            <text:p>1-Q:lt3`:n@tIv <text:s/>2-A:lt3`:n@tIv <text:s/>3-{lt3:n@tIv</text:p>
          </table:table-cell>
          <table:table-cell table:style-name="ce9" office:value-type="string">
            <text:p>1-oltünutiv-&gt;1 <text:s/>2-Rltünutiv-&gt;1 <text:s/>3-altünutiv-&gt;?</text:p>
          </table:table-cell>
          <table:table-cell table:style-name="ce9"/>
          <table:table-cell table:style-name="Default" office:value-type="string">
            <text:p>1-O:lt3n@tIv <text:s/>2-Qlt3n@tIv</text:p>
          </table:table-cell>
          <table:table-cell table:style-name="ce9" office:value-type="string">
            <text:p>1-Qltünutiv-&gt;1 <text:s/>2-oltünutiv-&gt;1</text:p>
          </table:table-cell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false</text:p>
          </table:table-cell>
          <table:table-cell office:value-type="string">
            <text:p>adj N R</text:p>
          </table:table-cell>
          <table:table-cell office:value-type="string">
            <text:p>1-fO:ls <text:s/>2-fQls</text:p>
          </table:table-cell>
          <table:table-cell office:value-type="string">
            <text:p>1-fQls-&gt;1 <text:s/>2-fols-&gt;1</text:p>
          </table:table-cell>
          <table:table-cell/>
          <table:table-cell office:value-type="string">
            <text:p>1-fQ:ls <text:s/>2-fA:ls</text:p>
          </table:table-cell>
          <table:table-cell office:value-type="string">
            <text:p>1-fols-&gt;1 <text:s/>2-fRls-&gt;1</text:p>
          </table:table-cell>
          <table:table-cell/>
          <table:table-cell office:value-type="string">
            <text:p>1-fOls <text:s/>2-fQls</text:p>
          </table:table-cell>
          <table:table-cell office:value-type="string">
            <text:p>1-fQls-&gt;1 <text:s/>2-fols-&gt;1</text:p>
          </table:table-cell>
          <table:table-cell/>
          <table:table-cell office:value-type="string">
            <text:p>fQls</text:p>
          </table:table-cell>
          <table:table-cell table:number-columns-repeated="3"/>
          <table:table-cell office:value-type="string">
            <text:p>RP-2:1.8 <text:s/>GA-x:1.8 <text:s/>Au-2:1.8</text:p>
          </table:table-cell>
          <table:table-cell table:number-columns-repeated="994"/>
          <table:table-cell table:style-name="ce5" table:number-columns-repeated="14"/>
        </table:table-row>
        <table:table-row table:style-name="ro4" table:number-rows-repeated="2">
          <table:table-cell table:number-columns-repeated="1010"/>
          <table:table-cell table:style-name="ce5" table:number-columns-repeated="14"/>
        </table:table-row>
        <table:table-row table:style-name="ro4">
          <table:table-cell table:style-name="ce4" office:value-type="string">
            <text:p>This group: need to think about _ity_ ending-&gt; <text:s/>should it be standardised or not?</text:p>
          </table:table-cell>
          <table:table-cell table:number-columns-repeated="1019"/>
          <table:table-cell table:style-name="ce5" table:number-columns-repeated="4"/>
        </table:table-row>
        <table:table-row table:style-name="ro4">
          <table:table-cell table:style-name="ce4" office:value-type="string">
            <text:p>NO examples given, have to search though the list to find these words</text:p>
          </table:table-cell>
          <table:table-cell table:number-columns-repeated="1019"/>
          <table:table-cell table:style-name="ce5" table:number-columns-repeated="4"/>
        </table:table-row>
        <table:table-row table:style-name="ro4">
          <table:table-cell table:style-name="ce4"/>
          <table:table-cell table:number-columns-repeated="1019"/>
          <table:table-cell table:style-name="ce5" table:number-columns-repeated="4"/>
        </table:table-row>
        <table:table-row table:style-name="ro4">
          <table:table-cell table:number-columns-repeated="1020"/>
          <table:table-cell table:style-name="ce5" table:number-columns-repeated="4"/>
        </table:table-row>
        <table:table-row table:style-name="ro4">
          <table:table-cell table:style-name="ce4" office:value-type="string">
            <text:p>This group: abbreviations</text:p>
          </table:table-cell>
          <table:table-cell table:number-columns-repeated="1019"/>
          <table:table-cell table:style-name="ce5" table:number-columns-repeated="4"/>
        </table:table-row>
        <table:table-row table:style-name="ro4">
          <table:table-cell table:style-name="Default" office:value-type="string">
            <text:p>co</text:p>
          </table:table-cell>
          <table:table-cell table:style-name="Default" office:value-type="string">
            <text:p>noun</text:p>
          </table:table-cell>
          <table:table-cell table:style-name="Default"/>
          <table:table-cell table:style-name="ce9" table:number-columns-repeated="2"/>
          <table:table-cell table:style-name="Default"/>
          <table:table-cell table:style-name="ce9" table:number-columns-repeated="2"/>
          <table:table-cell table:style-name="Default" table:number-columns-repeated="3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dr</text:p>
          </table:table-cell>
          <table:table-cell office:value-type="string">
            <text:p>noun</text:p>
          </table:table-cell>
          <table:table-cell table:number-columns-repeated="15"/>
          <table:table-cell office:value-type="string">
            <text:p>Problem- how do we handle abbreviations?</text:p>
          </table:table-cell>
          <table:table-cell table:number-columns-repeated="1001"/>
          <table:table-cell table:style-name="ce5" table:number-columns-repeated="5"/>
        </table:table-row>
        <table:table-row table:style-name="ro4">
          <table:table-cell office:value-type="string">
            <text:p>eg</text:p>
          </table:table-cell>
          <table:table-cell office:value-type="string">
            <text:p>adverb</text:p>
          </table:table-cell>
          <table:table-cell table:number-columns-repeated="15"/>
          <table:table-cell office:value-type="string">
            <text:p>Problem- how do we handle abbreviations?</text:p>
          </table:table-cell>
          <table:table-cell table:number-columns-repeated="1001"/>
          <table:table-cell table:style-name="ce5" table:number-columns-repeated="5"/>
        </table:table-row>
        <table:table-row table:style-name="ro4">
          <table:table-cell office:value-type="string">
            <text:p>et_al</text:p>
          </table:table-cell>
          <table:table-cell office:value-type="string">
            <text:p>?</text:p>
          </table:table-cell>
          <table:table-cell table:number-columns-repeated="1017"/>
          <table:table-cell table:style-name="ce5" table:number-columns-repeated="5"/>
        </table:table-row>
        <table:table-row table:style-name="ro4">
          <table:table-cell office:value-type="string">
            <text:p>etc</text:p>
          </table:table-cell>
          <table:table-cell office:value-type="string">
            <text:p>adverb</text:p>
          </table:table-cell>
          <table:table-cell table:number-columns-repeated="1017"/>
          <table:table-cell table:style-name="ce5" table:number-columns-repeated="5"/>
        </table:table-row>
        <table:table-row table:style-name="ro4">
          <table:table-cell office:value-type="string">
            <text:p>hon</text:p>
          </table:table-cell>
          <table:table-cell office:value-type="string">
            <text:p>adj</text:p>
          </table:table-cell>
          <table:table-cell office:value-type="string">
            <text:p>Qn</text:p>
          </table:table-cell>
          <table:table-cell office:value-type="string">
            <text:p>on</text:p>
          </table:table-cell>
          <table:table-cell/>
          <table:table-cell office:value-type="string">
            <text:p>A:n</text:p>
          </table:table-cell>
          <table:table-cell office:value-type="string">
            <text:p>Rn</text:p>
          </table:table-cell>
          <table:table-cell table:number-columns-repeated="9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ie</text:p>
          </table:table-cell>
          <table:table-cell office:value-type="string">
            <text:p>adverb</text:p>
          </table:table-cell>
          <table:table-cell table:number-columns-repeated="1017"/>
          <table:table-cell table:style-name="ce5" table:number-columns-repeated="5"/>
        </table:table-row>
        <table:table-row table:style-name="ro4">
          <table:table-cell office:value-type="string">
            <text:p>inc</text:p>
          </table:table-cell>
          <table:table-cell office:value-type="string">
            <text:p>adj</text:p>
          </table:table-cell>
          <table:table-cell office:value-type="string">
            <text:p>INk</text:p>
          </table:table-cell>
          <table:table-cell office:value-type="string">
            <text:p>iNk</text:p>
          </table:table-cell>
          <table:table-cell/>
          <table:table-cell office:value-type="string">
            <text:p>INk</text:p>
          </table:table-cell>
          <table:table-cell office:value-type="string">
            <text:p>iNk</text:p>
          </table:table-cell>
          <table:table-cell table:number-columns-repeated="9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office:value-type="string">
            <text:p>ltd</text:p>
          </table:table-cell>
          <table:table-cell office:value-type="string">
            <text:p>adj</text:p>
          </table:table-cell>
          <table:table-cell table:number-columns-repeated="14"/>
          <table:table-cell table:style-name="ce5"/>
          <table:table-cell table:number-columns-repeated="998"/>
          <table:table-cell table:style-name="ce5" table:number-columns-repeated="9"/>
        </table:table-row>
        <table:table-row table:style-name="ro4">
          <table:table-cell table:style-name="Default" office:value-type="string">
            <text:p>mp</text:p>
          </table:table-cell>
          <table:table-cell table:style-name="Default" table:number-columns-repeated="2"/>
          <table:table-cell table:style-name="ce9" table:number-columns-repeated="2"/>
          <table:table-cell table:style-name="Default"/>
          <table:table-cell table:style-name="ce9" table:number-columns-repeated="2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mr</text:p>
          </table:table-cell>
          <table:table-cell office:value-type="string">
            <text:p>noun</text:p>
          </table:table-cell>
          <table:table-cell table:number-columns-repeated="1019"/>
          <table:table-cell table:style-name="ce5" table:number-columns-repeated="3"/>
        </table:table-row>
        <table:table-row table:style-name="ro4">
          <table:table-cell table:style-name="Default" office:value-type="string">
            <text:p>Mrs</text:p>
          </table:table-cell>
          <table:table-cell table:style-name="Default" table:number-columns-repeated="2"/>
          <table:table-cell table:style-name="ce9" table:number-columns-repeated="2"/>
          <table:table-cell table:style-name="Default"/>
          <table:table-cell table:style-name="ce9" table:number-columns-repeated="2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table:style-name="Default" office:value-type="string">
            <text:p>no</text:p>
          </table:table-cell>
          <table:table-cell table:style-name="Default" table:number-columns-repeated="2"/>
          <table:table-cell table:style-name="ce9" table:number-columns-repeated="2"/>
          <table:table-cell table:style-name="Default"/>
          <table:table-cell table:style-name="ce9" table:number-columns-repeated="2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Default" table:number-columns-repeated="1011"/>
        </table:table-row>
        <table:table-row table:style-name="ro4">
          <table:table-cell office:value-type="string">
            <text:p>ok</text:p>
          </table:table-cell>
          <table:table-cell office:value-type="string">
            <text:p>adverb</text:p>
          </table:table-cell>
          <table:table-cell table:number-columns-repeated="1017"/>
          <table:table-cell table:style-name="ce5" table:number-columns-repeated="5"/>
        </table:table-row>
        <table:table-row table:style-name="ro4">
          <table:table-cell office:value-type="string">
            <text:p>pm</text:p>
          </table:table-cell>
          <table:table-cell office:value-type="string">
            <text:p>?</text:p>
          </table:table-cell>
          <table:table-cell table:number-columns-repeated="1017"/>
          <table:table-cell table:style-name="ce5" table:number-columns-repeated="5"/>
        </table:table-row>
        <table:table-row table:style-name="ro3">
          <table:table-cell table:style-name="Default" office:value-type="string">
            <text:p>pp</text:p>
          </table:table-cell>
          <table:table-cell table:style-name="Default" office:value-type="string">
            <text:p>noun</text:p>
          </table:table-cell>
          <table:table-cell table:style-name="Default" table:number-columns-repeated="1022"/>
        </table:table-row>
        <table:table-row table:style-name="ro3">
          <table:table-cell table:style-name="Default" office:value-type="string">
            <text:p>tv</text:p>
          </table:table-cell>
          <table:table-cell table:style-name="Default" office:value-type="string">
            <text:p>noun</text:p>
          </table:table-cell>
          <table:table-cell table:style-name="Default" table:number-columns-repeated="1022"/>
        </table:table-row>
        <table:table-row table:style-name="ro4" table:number-rows-repeated="653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15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Ross McGinnis</meta:initial-creator>
    <meta:editing-cycles>391</meta:editing-cycles>
    <meta:creation-date>2008-11-03T13:42:32</meta:creation-date>
    <dc:date>2009-10-11T15:07:40</dc:date>
    <meta:editing-duration>PT140H20M58S</meta:editing-duration>
    <meta:document-statistic meta:table-count="3" meta:cell-count="1375" meta:object-count="0"/>
    <meta:user-defined meta:name="Info 1"/>
    <meta:user-defined meta:name="Info 2"/>
    <meta:user-defined meta:name="Info 3"/>
    <meta:user-defined meta:name="Info 4"/>
  </office:meta>
</office:document-meta>
</file>